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575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3.1874in"/>
    </style:style>
    <style:style style:name="co5" style:family="table-column">
      <style:table-column-properties fo:break-before="auto" style:column-width="0.7in"/>
    </style:style>
    <style:style style:name="co6" style:family="table-column">
      <style:table-column-properties fo:break-before="auto" style:column-width="0.9in"/>
    </style:style>
    <style:style style:name="co7" style:family="table-column">
      <style:table-column-properties fo:break-before="auto" style:column-width="0.8819in"/>
    </style:style>
    <style:style style:name="co8" style:family="table-column">
      <style:table-column-properties fo:break-before="auto" style:column-width="0.8252in"/>
    </style:style>
    <style:style style:name="co9" style:family="table-column">
      <style:table-column-properties fo:break-before="auto" style:column-width="1.0965in"/>
    </style:style>
    <style:style style:name="co10" style:family="table-column">
      <style:table-column-properties fo:break-before="auto" style:column-width="0.8717in"/>
    </style:style>
    <style:style style:name="co11" style:family="table-column">
      <style:table-column-properties fo:break-before="auto" style:column-width="4.1417in"/>
    </style:style>
    <style:style style:name="co12" style:family="table-column">
      <style:table-column-properties fo:break-before="auto" style:column-width="1.1929in"/>
    </style:style>
    <style:style style:name="co13" style:family="table-column">
      <style:table-column-properties fo:break-before="auto" style:column-width="3.3374in"/>
    </style:style>
    <style:style style:name="co14" style:family="table-column">
      <style:table-column-properties fo:break-before="auto" style:column-width="1.5689in"/>
    </style:style>
    <style:style style:name="co15" style:family="table-column">
      <style:table-column-properties fo:break-before="auto" style:column-width="1.7075in"/>
    </style:style>
    <style:style style:name="co16" style:family="table-column">
      <style:table-column-properties fo:break-before="auto" style:column-width="0.7827in"/>
    </style:style>
    <style:style style:name="co17" style:family="table-column">
      <style:table-column-properties fo:break-before="auto" style:column-width="1.2898in"/>
    </style:style>
    <style:style style:name="co18" style:family="table-column">
      <style:table-column-properties fo:break-before="auto" style:column-width="0.8898in"/>
    </style:style>
    <style:style style:name="co19" style:family="table-column">
      <style:table-column-properties fo:break-before="auto" style:column-width="1.0181in"/>
    </style:style>
    <style:style style:name="co20" style:family="table-column">
      <style:table-column-properties fo:break-before="auto" style:column-width="3.2591in"/>
    </style:style>
    <style:style style:name="co21" style:family="table-column">
      <style:table-column-properties fo:break-before="auto" style:column-width="0.6681in"/>
    </style:style>
    <style:style style:name="co22" style:family="table-column">
      <style:table-column-properties fo:break-before="auto" style:column-width="1.1256in"/>
    </style:style>
    <style:style style:name="co23" style:family="table-column">
      <style:table-column-properties fo:break-before="auto" style:column-width="1.0291in"/>
    </style:style>
    <style:style style:name="co24" style:family="table-column">
      <style:table-column-properties fo:break-before="auto" style:column-width="4.0846in"/>
    </style:style>
    <style:style style:name="co25" style:family="table-column">
      <style:table-column-properties fo:break-before="auto" style:column-width="3.4638in"/>
    </style:style>
    <style:style style:name="co26" style:family="table-column">
      <style:table-column-properties fo:break-before="auto" style:column-width="0.6571in"/>
    </style:style>
    <style:style style:name="co27" style:family="table-column">
      <style:table-column-properties fo:break-before="auto" style:column-width="1.2972in"/>
    </style:style>
    <style:style style:name="co28" style:family="table-column">
      <style:table-column-properties fo:break-before="auto" style:column-width="3.5091in"/>
    </style:style>
    <style:style style:name="co29" style:family="table-column">
      <style:table-column-properties fo:break-before="auto" style:column-width="1.0382in"/>
    </style:style>
    <style:style style:name="co30" style:family="table-column">
      <style:table-column-properties fo:break-before="auto" style:column-width="1.0264in"/>
    </style:style>
    <style:style style:name="co31" style:family="table-column">
      <style:table-column-properties fo:break-before="auto" style:column-width="0.9362in"/>
    </style:style>
    <style:style style:name="co32" style:family="table-column">
      <style:table-column-properties fo:break-before="auto" style:column-width="0.9252in"/>
    </style:style>
    <style:style style:name="co33" style:family="table-column">
      <style:table-column-properties fo:break-before="auto" style:column-width="0.9811in"/>
    </style:style>
    <style:style style:name="co34" style:family="table-column">
      <style:table-column-properties fo:break-before="auto" style:column-width="0.9929in"/>
    </style:style>
    <style:style style:name="co35" style:family="table-column">
      <style:table-column-properties fo:break-before="auto" style:column-width="0.9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5693in" fo:break-before="auto" style:use-optimal-row-height="false"/>
    </style:style>
    <style:style style:name="ro6" style:family="table-row">
      <style:table-row-properties style:row-height="0.3835in" fo:break-before="auto" style:use-optimal-row-height="false"/>
    </style:style>
    <style:style style:name="ro7" style:family="table-row">
      <style:table-row-properties style:row-height="0.1957in" fo:break-before="auto" style:use-optimal-row-height="true"/>
    </style:style>
    <style:style style:name="ro8" style:family="table-row">
      <style:table-row-properties style:row-height="0.3484in" fo:break-before="auto" style:use-optimal-row-height="true"/>
    </style:style>
    <style:style style:name="ro9" style:family="table-row">
      <style:table-row-properties style:row-height="0.1854in" fo:break-before="auto" style:use-optimal-row-height="true"/>
    </style:style>
    <style:style style:name="ro10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14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4"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bold" style:font-name-complex="Liberation Mono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"/>
    <style:style style:name="ce21" style:family="table-cell" style:parent-style-name="Accent_20_1">
      <style:table-cell-properties fo:background-color="transparen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27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2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9" style:family="table-cell" style:parent-style-name="Pivot_20_Table_20_Category" style:data-style-name="N0">
      <style:table-cell-properties fo:border="0.99pt solid #000000"/>
    </style:style>
    <style:style style:name="ce30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31" style:family="table-cell" style:parent-style-name="Pivot_20_Table_20_Category" style:data-style-name="N4">
      <style:table-cell-properties fo:border="0.99pt solid #000000"/>
    </style:style>
    <style:style style:name="ce32" style:family="table-cell" style:parent-style-name="Pivot_20_Table_20_Title" style:data-style-name="N4">
      <style:table-cell-properties fo:border-bottom="2.01pt solid #000000" fo:border-left="none" fo:border-right="none" fo:border-top="0.99pt solid #000000"/>
    </style:style>
    <style:style style:name="ce33" style:family="table-cell" style:parent-style-name="Pivot_20_Table_20_Title" style:data-style-name="N4">
      <style:table-cell-properties fo:border-bottom="2.01pt solid #000000" fo:border-left="none" fo:border-right="0.99pt solid #000000" fo:border-top="0.99pt solid #000000"/>
    </style:style>
    <style:style style:name="ce3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5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36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37" style:family="table-cell" style:parent-style-name="Default">
      <style:text-properties style:font-name="Liberation Sans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39" style:family="table-cell" style:parent-style-name="Default" style:data-style-name="N4">
      <style:text-properties style:font-name="Liberation Sans"/>
    </style:style>
    <style:style style:name="ce40" style:family="table-cell" style:parent-style-name="Default" style:data-style-name="N4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 style:data-style-name="N4">
      <style:table-cell-properties style:text-align-source="fix" style:repeat-content="false" style:vertical-align="bottom"/>
      <style:paragraph-properties fo:text-align="end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4">
      <style:table-cell-properties style:text-align-source="fix" style:repeat-content="false" fo:wrap-option="wrap" style:vertical-align="bottom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bold" style:font-name-complex="Liberation Mono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style:font-name="Liberation Sans"/>
    </style:style>
    <style:style style:name="ce45" style:family="table-cell" style:parent-style-name="Accent_20_1">
      <style:text-properties style:font-name="Liberation Sans"/>
    </style:style>
    <style:style style:name="ce68" style:family="table-cell" style:parent-style-name="Default">
      <style:table-cell-properties fo:wrap-option="wrap" style:vertical-align="middle"/>
    </style:style>
    <style:style style:name="ce69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wrap-option="wrap"/>
    </style:style>
    <style:style style:name="ce7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2" style:family="table-cell" style:parent-style-name="Pivot_20_Table_20_Category" style:data-style-name="N0">
      <style:table-cell-properties fo:border="0.99pt solid #000000"/>
    </style:style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Dhrystone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Dhrystone Benchmark v 2.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22076.97" calcext:value-type="float">
            <text:p>22076.97</text:p>
          </table:table-cell>
          <table:table-cell office:value-type="float" office:value="6.49322647058824" calcext:value-type="float">
            <text:p>6.49322647058824</text:p>
          </table:table-cell>
          <table:table-cell table:number-columns-repeated="5"/>
          <table:table-cell table:style-name="ce21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2">
          <table:table-cell table:style-name="ce6" office:value-type="string" calcext:value-type="string">
            <text:p>Platform</text:p>
          </table:table-cell>
          <table:table-cell table:style-name="ce6" office:value-type="string" calcext:value-type="string">
            <text:p>Result (VAX MIPS rating)</text:p>
          </table:table-cell>
          <table:table-cell table:style-name="ce6" office:value-type="string" calcext:value-type="string">
            <text:p>CPU</text:p>
          </table:table-cell>
          <table:table-cell table:style-name="ce6" office:value-type="string" calcext:value-type="string">
            <text:p>Cores</text:p>
          </table:table-cell>
          <table:table-cell table:style-name="ce6" office:value-type="string" calcext:value-type="string">
            <text:p>Frequency (MHz)</text:p>
          </table:table-cell>
          <table:table-cell table:style-name="ce6" office:value-type="string" calcext:value-type="string">
            <text:p>Per MHz</text:p>
          </table:table-cell>
          <table:table-cell table:style-name="ce6" office:value-type="string" calcext:value-type="string">
            <text:p>Relative</text:p>
          </table:table-cell>
          <table:table-cell table:style-name="ce6" office:value-type="string" calcext:value-type="string">
            <text:p>Relative (MHz) </text:p>
          </table:table-cell>
          <table:table-cell table:style-name="ce6" office:value-type="string" calcext:value-type="string">
            <text:p>Architecture</text:p>
          </table:table-cell>
          <table:table-cell table:style-name="ce6" office:value-type="string" calcext:value-type="string">
            <text:p>OS</text:p>
          </table:table-cell>
          <table:table-cell table:style-name="ce6" office:value-type="string" calcext:value-type="string">
            <text:p>Compiler</text:p>
          </table:table-cell>
        </table:table-row>
        <table:table-row table:style-name="ro3">
          <table:table-cell office:value-type="string" calcext:value-type="string">
            <text:p>AMD A6-3650</text:p>
          </table:table-cell>
          <table:table-cell table:style-name="ce15" office:value-type="float" office:value="11455.81" calcext:value-type="float">
            <text:p>11,455.81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style-name="ce4" table:formula="of:=[.B6]/[.E6]" office:value-type="float" office:value="4.40608076923077" calcext:value-type="float">
            <text:p>4.41</text:p>
          </table:table-cell>
          <table:table-cell table:style-name="ce4" table:formula="of:=[.B6]/[.$B$3]" office:value-type="float" office:value="0.518903182819019" calcext:value-type="float">
            <text:p>0.52</text:p>
          </table:table-cell>
          <table:table-cell table:style-name="ce4" table:formula="of:=[.F6]/[.$C$3]" office:value-type="float" office:value="0.678565700609486" calcext:value-type="float">
            <text:p>0.68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5.3.0-26-generic (Ubuntu 9.2.1-9ubuntu2)) </text:p>
          </table:table-cell>
          <table:table-cell office:value-type="string" calcext:value-type="string">
            <text:p>gcc version 9.2.1</text:p>
          </table:table-cell>
        </table:table-row>
        <table:table-row table:style-name="ro3">
          <table:table-cell office:value-type="string" calcext:value-type="string">
            <text:p>Atom Z8350</text:p>
          </table:table-cell>
          <table:table-cell table:style-name="ce15" office:value-type="float" office:value="3202.71" calcext:value-type="float">
            <text:p>3,202.71</text:p>
          </table:table-cell>
          <table:table-cell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00" calcext:value-type="float">
            <text:p>1400</text:p>
          </table:table-cell>
          <table:table-cell table:style-name="ce4" table:formula="of:=[.B7]/[.E7]" office:value-type="float" office:value="2.28765" calcext:value-type="float">
            <text:p>2.29</text:p>
          </table:table-cell>
          <table:table-cell table:style-name="ce4" table:formula="of:=[.B7]/[.$B$3]" office:value-type="float" office:value="0.145070179467563" calcext:value-type="float">
            <text:p>0.15</text:p>
          </table:table-cell>
          <table:table-cell table:style-name="ce4" table:formula="of:=[.F7]/[.$C$3]" office:value-type="float" office:value="0.352313292992652" calcext:value-type="float">
            <text:p>0.35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Windows NT Version 6.2</text:p>
          </table:table-cell>
          <table:table-cell/>
        </table:table-row>
        <table:table-row table:style-name="ro3">
          <table:table-cell office:value-type="string" calcext:value-type="string">
            <text:p>Core 2 Duo T9400</text:p>
          </table:table-cell>
          <table:table-cell table:style-name="ce15" office:value-type="float" office:value="13212" calcext:value-type="float">
            <text:p>13,212.00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style-name="ce4" table:formula="of:=[.B8]/[.E8]" office:value-type="float" office:value="5.22213438735178" calcext:value-type="float">
            <text:p>5.22</text:p>
          </table:table-cell>
          <table:table-cell table:style-name="ce4" table:formula="of:=[.B8]/[.$B$3]" office:value-type="float" office:value="0.598451689701983" calcext:value-type="float">
            <text:p>0.60</text:p>
          </table:table-cell>
          <table:table-cell table:style-name="ce4" table:formula="of:=[.F8]/[.$C$3]" office:value-type="float" office:value="0.804243377465116" calcext:value-type="float">
            <text:p>0.80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4.15.0-50-generic </text:p>
          </table:table-cell>
          <table:table-cell office:value-type="string" calcext:value-type="string">
            <text:p>gcc version 7.3.0</text:p>
          </table:table-cell>
        </table:table-row>
        <table:table-row table:style-name="ro3">
          <table:table-cell office:value-type="string" calcext:value-type="string">
            <text:p>Core i7-2600</text:p>
          </table:table-cell>
          <table:table-cell table:style-name="ce15" office:value-type="float" office:value="22076.97" calcext:value-type="float">
            <text:p>22,076.97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style-name="ce4" table:formula="of:=[.B9]/[.E9]" office:value-type="float" office:value="6.49322647058824" calcext:value-type="float">
            <text:p>6.49</text:p>
          </table:table-cell>
          <table:table-cell table:style-name="ce4" table:formula="of:=[.B9]/[.$B$3]" office:value-type="float" office:value="1" calcext:value-type="float">
            <text:p>1.00</text:p>
          </table:table-cell>
          <table:table-cell table:style-name="ce4" table:formula="of:=[.F9]/[.$C$3]" office:value-type="float" office:value="1" calcext:value-type="float">
            <text:p>1.00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5.3.0-26-generic <text:s/>(Ubuntu 9.2.1-9ubuntu2))</text:p>
          </table:table-cell>
          <table:table-cell office:value-type="string" calcext:value-type="string">
            <text:p>gcc version 9.2.1</text:p>
          </table:table-cell>
        </table:table-row>
        <table:table-row table:style-name="ro3">
          <table:table-cell office:value-type="string" calcext:value-type="string">
            <text:p>E8C-SWTX</text:p>
          </table:table-cell>
          <table:table-cell table:style-name="ce15" office:value-type="float" office:value="2592.88" calcext:value-type="float">
            <text:p>2,592.88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style-name="ce4" table:formula="of:=[.B10]/[.E10]" office:value-type="float" office:value="1.99452307692308" calcext:value-type="float">
            <text:p>1.99</text:p>
          </table:table-cell>
          <table:table-cell table:style-name="ce4" table:formula="of:=[.B10]/[.$B$3]" office:value-type="float" office:value="0.117447276505789" calcext:value-type="float">
            <text:p>0.12</text:p>
          </table:table-cell>
          <table:table-cell table:style-name="ce4" table:formula="of:=[.F10]/[.$C$3]" office:value-type="float" office:value="0.307169800092062" calcext:value-type="float">
            <text:p>0.31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9.0-2.7-e8c </text:p>
          </table:table-cell>
          <table:table-cell office:value-type="string" calcext:value-type="string">
            <text:p>lcc:1.23.14</text:p>
          </table:table-cell>
        </table:table-row>
        <table:table-row table:style-name="ro3">
          <table:table-cell table:style-name="ce14" office:value-type="string" calcext:value-type="string">
            <text:p>MBE1C-PC</text:p>
          </table:table-cell>
          <table:table-cell table:style-name="ce17" office:value-type="float" office:value="962.87" calcext:value-type="float">
            <text:p>962.87</text:p>
          </table:table-cell>
          <table:table-cell table:style-name="ce14" office:value-type="string" calcext:value-type="string">
            <text:p>Elbrus 1C+ (MBE1C-PC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5" calcext:value-type="float">
            <text:p>985</text:p>
          </table:table-cell>
          <table:table-cell table:style-name="ce4" table:formula="of:=[.B11]/[.E11]" office:value-type="float" office:value="0.977532994923858" calcext:value-type="float">
            <text:p>0.98</text:p>
          </table:table-cell>
          <table:table-cell table:style-name="ce4" table:formula="of:=[.B11]/[.$B$3]" office:value-type="float" office:value="0.0436142278582613" calcext:value-type="float">
            <text:p>0.04</text:p>
          </table:table-cell>
          <table:table-cell table:style-name="ce4" table:formula="of:=[.F11]/[.$C$3]" office:value-type="float" office:value="0.150546573317856" calcext:value-type="float">
            <text:p>0.15</text:p>
          </table:table-cell>
          <table:table-cell office:value-type="string" calcext:value-type="string">
            <text:p>e2k</text:p>
          </table:table-cell>
          <table:table-cell table:style-name="ce14" office:value-type="string" calcext:value-type="string">
            <text:p>Linux version 4.9.0</text:p>
          </table:table-cell>
          <table:table-cell table:style-name="ce14" office:value-type="string" calcext:value-type="string">
            <text:p>lcc:1.23.21</text:p>
          </table:table-cell>
        </table:table-row>
        <table:table-row table:style-name="ro3">
          <table:table-cell table:style-name="ce14" office:value-type="string" calcext:value-type="string">
            <text:p>pc401</text:p>
          </table:table-cell>
          <table:table-cell table:style-name="ce17" office:value-type="float" office:value="1562.66" calcext:value-type="float">
            <text:p>1562.66</text:p>
          </table:table-cell>
          <table:table-cell table:style-name="ce14" office:value-type="string" calcext:value-type="string">
            <text:p>Elbrus 4C [E2S] (pc401)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00" calcext:value-type="float">
            <text:p>800</text:p>
          </table:table-cell>
          <table:table-cell table:style-name="ce4" table:formula="of:=[.B12]/[.E12]" office:value-type="float" office:value="1.953325" calcext:value-type="float">
            <text:p>1.95</text:p>
          </table:table-cell>
          <table:table-cell table:style-name="ce4" table:formula="of:=[.B12]/[.$B$3]" office:value-type="float" office:value="0.0707823582674615" calcext:value-type="float">
            <text:p>0.07</text:p>
          </table:table-cell>
          <table:table-cell table:style-name="ce4" table:formula="of:=[.F12]/[.$C$3]" office:value-type="float" office:value="0.300825022636711" calcext:value-type="float">
            <text:p>0.30</text:p>
          </table:table-cell>
          <table:table-cell office:value-type="string" calcext:value-type="string">
            <text:p>e2k</text:p>
          </table:table-cell>
          <table:table-cell table:style-name="ce14" office:value-type="string" calcext:value-type="string">
            <text:p>Linux version 4.9.0</text:p>
          </table:table-cell>
          <table:table-cell table:style-name="ce14" office:value-type="string" calcext:value-type="string">
            <text:p>lcc:1.23.18</text:p>
          </table:table-cell>
        </table:table-row>
        <table:table-row table:style-name="ro3">
          <table:table-cell office:value-type="string" calcext:value-type="string">
            <text:p>Odroid N2</text:p>
          </table:table-cell>
          <table:table-cell table:style-name="ce15" office:value-type="float" office:value="8230" calcext:value-type="float">
            <text:p>8,230.00</text:p>
          </table:table-cell>
          <table:table-cell table:style-name="ce18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style-name="ce4" table:formula="of:=[.B13]/[.E13]" office:value-type="float" office:value="4.57222222222222" calcext:value-type="float">
            <text:p>4.57</text:p>
          </table:table-cell>
          <table:table-cell table:style-name="ce4" table:formula="of:=[.B13]/[.$B$3]" office:value-type="float" office:value="0.372786664111968" calcext:value-type="float">
            <text:p>0.37</text:p>
          </table:table-cell>
          <table:table-cell table:style-name="ce4" table:formula="of:=[.F13]/[.$C$3]" office:value-type="float" office:value="0.704152587767051" calcext:value-type="float">
            <text:p>0.7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4.9.210-66 (Ubuntu/Linaro 7.4.0-1ubuntu1~18.04.1)</text:p>
          </table:table-cell>
          <table:table-cell office:value-type="string" calcext:value-type="string">
            <text:p>gcc version 7.4.0</text:p>
          </table:table-cell>
        </table:table-row>
        <table:table-row table:style-name="ro3">
          <table:table-cell office:value-type="string" calcext:value-type="string">
            <text:p>Odroid X2</text:p>
          </table:table-cell>
          <table:table-cell table:style-name="ce15" office:value-type="float" office:value="4495.03" calcext:value-type="float">
            <text:p>4,495.03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style-name="ce4" table:formula="of:=[.B14]/[.E14]" office:value-type="float" office:value="2.64413529411765" calcext:value-type="float">
            <text:p>2.64</text:p>
          </table:table-cell>
          <table:table-cell table:style-name="ce4" table:formula="of:=[.B14]/[.$B$3]" office:value-type="float" office:value="0.203607197908046" calcext:value-type="float">
            <text:p>0.20</text:p>
          </table:table-cell>
          <table:table-cell table:style-name="ce4" table:formula="of:=[.F14]/[.$C$3]" office:value-type="float" office:value="0.407214395816092" calcext:value-type="float">
            <text:p>0.4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3.8.13.30 </text:p>
          </table:table-cell>
          <table:table-cell office:value-type="string" calcext:value-type="string">
            <text:p>gcc version 4.7.2</text:p>
          </table:table-cell>
        </table:table-row>
        <table:table-row table:style-name="ro3">
          <table:table-cell office:value-type="string" calcext:value-type="string">
            <text:p>Orange Pi PC2</text:p>
          </table:table-cell>
          <table:table-cell table:style-name="ce15" office:value-type="float" office:value="2949.12" calcext:value-type="float">
            <text:p>2,949.12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style-name="ce4" table:formula="of:=[.B15]/[.E15]" office:value-type="float" office:value="2.56" calcext:value-type="float">
            <text:p>2.56</text:p>
          </table:table-cell>
          <table:table-cell table:style-name="ce4" table:formula="of:=[.B15]/[.$B$3]" office:value-type="float" office:value="0.133583548829391" calcext:value-type="float">
            <text:p>0.13</text:p>
          </table:table-cell>
          <table:table-cell table:style-name="ce4" table:formula="of:=[.F15]/[.$C$3]" office:value-type="float" office:value="0.394257001753411" calcext:value-type="float">
            <text:p>0.39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4.14.44</text:p>
          </table:table-cell>
          <table:table-cell office:value-type="string" calcext:value-type="string">
            <text:p>gcc version 7.2.1</text:p>
          </table:table-cell>
        </table:table-row>
        <table:table-row table:style-name="ro3">
          <table:table-cell office:value-type="string" calcext:value-type="string">
            <text:p>Orange Pi Win</text:p>
          </table:table-cell>
          <table:table-cell table:style-name="ce15" office:value-type="float" office:value="2370" calcext:value-type="float">
            <text:p>2,370.00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style-name="ce4" table:formula="of:=[.B16]/[.E16]" office:value-type="float" office:value="1.76339285714286" calcext:value-type="float">
            <text:p>1.76</text:p>
          </table:table-cell>
          <table:table-cell table:style-name="ce4" table:formula="of:=[.B16]/[.$B$3]" office:value-type="float" office:value="0.107351688207213" calcext:value-type="float">
            <text:p>0.11</text:p>
          </table:table-cell>
          <table:table-cell table:style-name="ce4" table:formula="of:=[.F16]/[.$C$3]" office:value-type="float" office:value="0.271574211238486" calcext:value-type="float">
            <text:p>0.27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3.10.102+</text:p>
          </table:table-cell>
          <table:table-cell office:value-type="string" calcext:value-type="string">
            <text:p>gcc version 4.9.3</text:p>
          </table:table-cell>
        </table:table-row>
        <table:table-row table:style-name="ro3">
          <table:table-cell table:style-name="ce3" office:value-type="string" calcext:value-type="string">
            <text:p>Pentium 4 </text:p>
          </table:table-cell>
          <table:table-cell table:style-name="ce15" office:value-type="float" office:value="4012" calcext:value-type="float">
            <text:p>4,012.00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style-name="ce4" table:formula="of:=[.B17]/[.E17]" office:value-type="float" office:value="1.3085453359426" calcext:value-type="float">
            <text:p>1.31</text:p>
          </table:table-cell>
          <table:table-cell table:style-name="ce4" table:formula="of:=[.B17]/[.$B$3]" office:value-type="float" office:value="0.181727836745713" calcext:value-type="float">
            <text:p>0.18</text:p>
          </table:table-cell>
          <table:table-cell table:style-name="ce4" table:formula="of:=[.F17]/[.$C$3]" office:value-type="float" office:value="0.201524672190288" calcext:value-type="float">
            <text:p>0.20</text:p>
          </table:table-cell>
          <table:table-cell office:value-type="string" calcext:value-type="string">
            <text:p>i386</text:p>
          </table:table-cell>
          <table:table-cell office:value-type="string" calcext:value-type="string">
            <text:p>Windows NT </text:p>
          </table:table-cell>
          <table:table-cell/>
        </table:table-row>
        <table:table-row table:style-name="ro3">
          <table:table-cell table:style-name="ce3" office:value-type="string" calcext:value-type="string">
            <text:p>Pentium III </text:p>
          </table:table-cell>
          <table:table-cell table:style-name="ce15" office:value-type="float" office:value="1595" calcext:value-type="float">
            <text:p>1,595.00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4" table:formula="of:=[.B18]/[.E18]" office:value-type="float" office:value="1.595" calcext:value-type="float">
            <text:p>1.60</text:p>
          </table:table-cell>
          <table:table-cell table:style-name="ce4" table:formula="of:=[.B18]/[.$B$3]" office:value-type="float" office:value="0.0722472332027448" calcext:value-type="float">
            <text:p>0.07</text:p>
          </table:table-cell>
          <table:table-cell table:style-name="ce4" table:formula="of:=[.F18]/[.$C$3]" office:value-type="float" office:value="0.245640592889332" calcext:value-type="float">
            <text:p>0.25</text:p>
          </table:table-cell>
          <table:table-cell office:value-type="string" calcext:value-type="string">
            <text:p>i386</text:p>
          </table:table-cell>
          <table:table-cell office:value-type="string" calcext:value-type="string">
            <text:p>Windows NT </text:p>
          </table:table-cell>
          <table:table-cell/>
        </table:table-row>
        <table:table-row table:style-name="ro4">
          <table:table-cell office:value-type="string" calcext:value-type="string">
            <text:p>Raspberry PI</text:p>
          </table:table-cell>
          <table:table-cell table:style-name="ce16" office:value-type="float" office:value="847" calcext:value-type="float">
            <text:p>847.00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style-name="ce4" table:formula="of:=[.B19]/[.E19]" office:value-type="float" office:value="1.21" calcext:value-type="float">
            <text:p>1.21</text:p>
          </table:table-cell>
          <table:table-cell table:style-name="ce4" table:formula="of:=[.B19]/[.$B$3]" office:value-type="float" office:value="0.038365772114561" calcext:value-type="float">
            <text:p>0.04</text:p>
          </table:table-cell>
          <table:table-cell table:style-name="ce4" table:formula="of:=[.F19]/[.$C$3]" office:value-type="float" office:value="0.18634803598501" calcext:value-type="float">
            <text:p>0.19</text:p>
          </table:table-cell>
          <table:table-cell office:value-type="string" calcext:value-type="string">
            <text:p>amd64</text:p>
          </table:table-cell>
          <table:table-cell table:style-name="ce8" office:value-type="string" calcext:value-type="string">
            <text:p><text:span text:style-name="T1">Linux version </text:span>3.6.11</text:p>
          </table:table-cell>
          <table:table-cell/>
        </table:table-row>
        <table:table-row table:style-name="ro4">
          <table:table-cell office:value-type="string" calcext:value-type="string">
            <text:p>Raspberry PI 3</text:p>
          </table:table-cell>
          <table:table-cell table:style-name="ce16" office:value-type="float" office:value="2469" calcext:value-type="float">
            <text:p>2,469.00</text:p>
          </table:table-cell>
          <table:table-cell table:style-name="ce18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style-name="ce4" table:formula="of:=[.B20]/[.E20]" office:value-type="float" office:value="2.0575" calcext:value-type="float">
            <text:p>2.06</text:p>
          </table:table-cell>
          <table:table-cell table:style-name="ce4" table:formula="of:=[.B20]/[.$B$3]" office:value-type="float" office:value="0.11183599923359" calcext:value-type="float">
            <text:p>0.11</text:p>
          </table:table-cell>
          <table:table-cell table:style-name="ce4" table:formula="of:=[.F20]/[.$C$3]" office:value-type="float" office:value="0.316868664495173" calcext:value-type="float">
            <text:p>0.3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4.1.19</text:p>
          </table:table-cell>
          <table:table-cell office:value-type="string" calcext:value-type="string">
            <text:p>gcc version 4.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>
            <draw:frame draw:z-index="1" draw:style-name="gr1" draw:text-style-name="P1" svg:width="8.6972in" svg:height="5.4217in" svg:x="0.0217in" svg:y="0.1528in">
              <draw:object draw:notify-on-update-of-ranges="Dhrystone.A6:Dhrystone.A20 Dhrystone.B5:Dhrystone.B5 Dhrystone.B6:Dhrystone.B2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  <svg:title>1</svg:title>
            </draw:frame>
          </table:table-cell>
          <table:table-cell table:number-columns-repeated="5"/>
          <table:table-cell>
            <draw:frame draw:z-index="2" draw:style-name="gr1" draw:text-style-name="P1" svg:width="7.9059in" svg:height="4.2709in" svg:x="0.4425in" svg:y="0.0945in">
              <draw:object draw:notify-on-update-of-ranges="'Pivot Table_Dhrystone_1'.C14:'Pivot Table_Dhrystone_1'.C16 'Pivot Table_Dhrystone_1'.F3:'Pivot Table_Dhrystone_1'.F3 'Pivot Table_Dhrystone_1'.F14:'Pivot Table_Dhrystone_1'.F16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  <svg:title>1</svg:title>
            </draw:frame>
          </table:table-cell>
          <table:table-cell table:number-columns-repeated="4"/>
        </table:table-row>
        <table:table-row table:style-name="ro1" table:number-rows-repeated="31">
          <table:table-cell table:number-columns-repeated="11"/>
        </table:table-row>
        <table:table-row table:style-name="ro1">
          <table:table-cell>
            <draw:frame draw:z-index="0" draw:style-name="gr1" draw:text-style-name="P1" svg:width="8.6417in" svg:height="5.4012in" svg:x="0in" svg:y="0.0201in">
              <draw:object draw:notify-on-update-of-ranges="Dhrystone.A6:Dhrystone.A20 Dhrystone.G5:Dhrystone.G5 Dhrystone.G6:Dhrystone.G20 Dhrystone.H5:Dhrystone.H5 Dhrystone.H6:Dhrystone.H2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  <svg:title>1</svg:title>
            </draw:frame>
          </table:table-cell>
          <table:table-cell table:number-columns-repeated="10"/>
        </table:table-row>
      </table:table>
      <table:table table:name="Pivot Table_Dhrystone_1" table:style-name="ta1"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lter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23" office:value-type="string" calcext:value-type="string">
            <text:p>Architecture</text:p>
          </table:table-cell>
          <table:table-cell table:style-name="ce28" office:value-type="string" calcext:value-type="string">
            <text:p>CPU</text:p>
          </table:table-cell>
          <table:table-cell table:style-name="ce28" office:value-type="string" calcext:value-type="string">
            <text:p>Platform</text:p>
          </table:table-cell>
          <table:table-cell table:style-name="ce28" office:value-type="string" calcext:value-type="string">
            <text:p>Frequency (MHz)</text:p>
          </table:table-cell>
          <table:table-cell table:style-name="ce28" office:value-type="string" calcext:value-type="string">
            <text:p>Cores</text:p>
          </table:table-cell>
          <table:table-cell table:style-name="ce28" office:value-type="string" calcext:value-type="string">
            <text:p>Result (VAX MIPS rating)</text:p>
          </table:table-cell>
          <table:table-cell table:style-name="ce28" office:value-type="string" calcext:value-type="string">
            <text:p>Relative</text:p>
          </table:table-cell>
          <table:table-cell table:style-name="ce28" office:value-type="string" calcext:value-type="string">
            <text:p>Relative (MHz) </text:p>
          </table:table-cell>
          <table:table-cell table:style-name="ce34" office:value-type="string" calcext:value-type="string">
            <text:p>(empty)</text:p>
          </table:table-cell>
        </table:table-row>
        <table:table-row table:style-name="ro1">
          <table:table-cell table:style-name="ce24" office:value-type="string" calcext:value-type="string">
            <text:p>amd64</text:p>
          </table:table-cell>
          <table:table-cell table:style-name="ce29" office:value-type="string" calcext:value-type="string">
            <text:p>AMD A6-3650 APU with Radeon(tm) HD Graphics</text:p>
          </table:table-cell>
          <table:table-cell table:style-name="ce29" office:value-type="string" calcext:value-type="string">
            <text:p>AMD A6-3650</text:p>
          </table:table-cell>
          <table:table-cell table:style-name="ce29" office:value-type="float" office:value="2600" calcext:value-type="float">
            <text:p>2600</text:p>
          </table:table-cell>
          <table:table-cell table:style-name="ce29" office:value-type="float" office:value="4" calcext:value-type="float">
            <text:p>4</text:p>
          </table:table-cell>
          <table:table-cell table:style-name="ce31" office:value-type="float" office:value="11455.81" calcext:value-type="float">
            <text:p>11,455.81</text:p>
          </table:table-cell>
          <table:table-cell table:style-name="ce31" office:value-type="float" office:value="0.518903182819019" calcext:value-type="float">
            <text:p>0.52</text:p>
          </table:table-cell>
          <table:table-cell table:style-name="ce31" office:value-type="float" office:value="0.678565700609486" calcext:value-type="float">
            <text:p>0.68</text:p>
          </table:table-cell>
          <table:table-cell table:style-name="ce35"/>
        </table:table-row>
        <table:table-row table:style-name="ro1">
          <table:table-cell table:style-name="ce25"/>
          <table:table-cell table:style-name="ce29" office:value-type="string" calcext:value-type="string">
            <text:p>Broadcom BCM2835</text:p>
          </table:table-cell>
          <table:table-cell table:style-name="ce29" office:value-type="string" calcext:value-type="string">
            <text:p>Raspberry PI</text:p>
          </table:table-cell>
          <table:table-cell table:style-name="ce29" office:value-type="float" office:value="700" calcext:value-type="float">
            <text:p>700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float" office:value="847" calcext:value-type="float">
            <text:p>847.00</text:p>
          </table:table-cell>
          <table:table-cell table:style-name="ce31" office:value-type="float" office:value="0.038365772114561" calcext:value-type="float">
            <text:p>0.04</text:p>
          </table:table-cell>
          <table:table-cell table:style-name="ce31" office:value-type="float" office:value="0.18634803598501" calcext:value-type="float">
            <text:p>0.19</text:p>
          </table:table-cell>
          <table:table-cell table:style-name="ce35"/>
        </table:table-row>
        <table:table-row table:style-name="ro1">
          <table:table-cell table:style-name="ce25"/>
          <table:table-cell table:style-name="ce29" office:value-type="string" calcext:value-type="string">
            <text:p>Intel(R) Atom(TM) x5-Z8350 CPU @ 1.44GHz</text:p>
          </table:table-cell>
          <table:table-cell table:style-name="ce29" office:value-type="string" calcext:value-type="string">
            <text:p>Atom Z8350</text:p>
          </table:table-cell>
          <table:table-cell table:style-name="ce29" office:value-type="float" office:value="1400" calcext:value-type="float">
            <text:p>1400</text:p>
          </table:table-cell>
          <table:table-cell table:style-name="ce29" office:value-type="float" office:value="4" calcext:value-type="float">
            <text:p>4</text:p>
          </table:table-cell>
          <table:table-cell table:style-name="ce31" office:value-type="float" office:value="3202.71" calcext:value-type="float">
            <text:p>3,202.71</text:p>
          </table:table-cell>
          <table:table-cell table:style-name="ce31" office:value-type="float" office:value="0.145070179467563" calcext:value-type="float">
            <text:p>0.15</text:p>
          </table:table-cell>
          <table:table-cell table:style-name="ce31" office:value-type="float" office:value="0.352313292992652" calcext:value-type="float">
            <text:p>0.35</text:p>
          </table:table-cell>
          <table:table-cell table:style-name="ce35"/>
        </table:table-row>
        <table:table-row table:style-name="ro1">
          <table:table-cell table:style-name="ce25"/>
          <table:table-cell table:style-name="ce29" office:value-type="string" calcext:value-type="string">
            <text:p>Intel(R) Core(TM) 2 Duo CPU <text:s text:c="4"/>T9400 <text:s/>@ 2.53GHz</text:p>
          </table:table-cell>
          <table:table-cell table:style-name="ce29" office:value-type="string" calcext:value-type="string">
            <text:p>Core 2 Duo T9400</text:p>
          </table:table-cell>
          <table:table-cell table:style-name="ce29" office:value-type="float" office:value="2530" calcext:value-type="float">
            <text:p>2530</text:p>
          </table:table-cell>
          <table:table-cell table:style-name="ce29" office:value-type="float" office:value="2" calcext:value-type="float">
            <text:p>2</text:p>
          </table:table-cell>
          <table:table-cell table:style-name="ce31" office:value-type="float" office:value="13212" calcext:value-type="float">
            <text:p>13,212.00</text:p>
          </table:table-cell>
          <table:table-cell table:style-name="ce31" office:value-type="float" office:value="0.598451689701983" calcext:value-type="float">
            <text:p>0.60</text:p>
          </table:table-cell>
          <table:table-cell table:style-name="ce31" office:value-type="float" office:value="0.804243377465116" calcext:value-type="float">
            <text:p>0.80</text:p>
          </table:table-cell>
          <table:table-cell table:style-name="ce35"/>
        </table:table-row>
        <table:table-row table:style-name="ro1">
          <table:table-cell table:style-name="ce26"/>
          <table:table-cell table:style-name="ce29" office:value-type="string" calcext:value-type="string">
            <text:p>Intel(R) Core(TM) i7-2600 CPU @ 3.40GHz</text:p>
          </table:table-cell>
          <table:table-cell table:style-name="ce29" office:value-type="string" calcext:value-type="string">
            <text:p>Core i7-2600</text:p>
          </table:table-cell>
          <table:table-cell table:style-name="ce29" office:value-type="float" office:value="3400" calcext:value-type="float">
            <text:p>3400</text:p>
          </table:table-cell>
          <table:table-cell table:style-name="ce29" office:value-type="float" office:value="8" calcext:value-type="float">
            <text:p>8</text:p>
          </table:table-cell>
          <table:table-cell table:style-name="ce31" office:value-type="float" office:value="22076.97" calcext:value-type="float">
            <text:p>22,076.97</text:p>
          </table:table-cell>
          <table:table-cell table:number-columns-repeated="2" table:style-name="ce31" office:value-type="float" office:value="1" calcext:value-type="float">
            <text:p>1.00</text:p>
          </table:table-cell>
          <table:table-cell table:style-name="ce35"/>
        </table:table-row>
        <table:table-row table:style-name="ro1">
          <table:table-cell table:style-name="ce24" office:value-type="string" calcext:value-type="string">
            <text:p>arm</text:p>
          </table:table-cell>
          <table:table-cell table:style-name="ce29" office:value-type="string" calcext:value-type="string">
            <text:p>Allwinner A64 (aarch64)</text:p>
          </table:table-cell>
          <table:table-cell table:style-name="ce29" office:value-type="string" calcext:value-type="string">
            <text:p>Orange Pi Win</text:p>
          </table:table-cell>
          <table:table-cell table:style-name="ce29" office:value-type="float" office:value="1344" calcext:value-type="float">
            <text:p>1344</text:p>
          </table:table-cell>
          <table:table-cell table:style-name="ce29" office:value-type="float" office:value="4" calcext:value-type="float">
            <text:p>4</text:p>
          </table:table-cell>
          <table:table-cell table:style-name="ce31" office:value-type="float" office:value="2370" calcext:value-type="float">
            <text:p>2,370.00</text:p>
          </table:table-cell>
          <table:table-cell table:style-name="ce31" office:value-type="float" office:value="0.107351688207213" calcext:value-type="float">
            <text:p>0.11</text:p>
          </table:table-cell>
          <table:table-cell table:style-name="ce31" office:value-type="float" office:value="0.271574211238486" calcext:value-type="float">
            <text:p>0.27</text:p>
          </table:table-cell>
          <table:table-cell table:style-name="ce35"/>
        </table:table-row>
        <table:table-row table:style-name="ro1">
          <table:table-cell table:style-name="ce25"/>
          <table:table-cell table:style-name="ce29" office:value-type="string" calcext:value-type="string">
            <text:p>Allwinner H5 (aarch64)</text:p>
          </table:table-cell>
          <table:table-cell table:style-name="ce29" office:value-type="string" calcext:value-type="string">
            <text:p>Orange Pi PC2</text:p>
          </table:table-cell>
          <table:table-cell table:style-name="ce29" office:value-type="float" office:value="1152" calcext:value-type="float">
            <text:p>1152</text:p>
          </table:table-cell>
          <table:table-cell table:style-name="ce29" office:value-type="float" office:value="4" calcext:value-type="float">
            <text:p>4</text:p>
          </table:table-cell>
          <table:table-cell table:style-name="ce31" office:value-type="float" office:value="2949.12" calcext:value-type="float">
            <text:p>2,949.12</text:p>
          </table:table-cell>
          <table:table-cell table:style-name="ce31" office:value-type="float" office:value="0.133583548829391" calcext:value-type="float">
            <text:p>0.13</text:p>
          </table:table-cell>
          <table:table-cell table:style-name="ce31" office:value-type="float" office:value="0.394257001753411" calcext:value-type="float">
            <text:p>0.39</text:p>
          </table:table-cell>
          <table:table-cell table:style-name="ce35"/>
        </table:table-row>
        <table:table-row table:style-name="ro1">
          <table:table-cell table:style-name="ce25"/>
          <table:table-cell table:style-name="ce29" office:value-type="string" calcext:value-type="string">
            <text:p>Amlogic S922X</text:p>
          </table:table-cell>
          <table:table-cell table:style-name="ce29" office:value-type="string" calcext:value-type="string">
            <text:p>Odroid N2</text:p>
          </table:table-cell>
          <table:table-cell table:style-name="ce29" office:value-type="float" office:value="1800" calcext:value-type="float">
            <text:p>1800</text:p>
          </table:table-cell>
          <table:table-cell table:style-name="ce29" office:value-type="float" office:value="6" calcext:value-type="float">
            <text:p>6</text:p>
          </table:table-cell>
          <table:table-cell table:style-name="ce31" office:value-type="float" office:value="8230" calcext:value-type="float">
            <text:p>8,230.00</text:p>
          </table:table-cell>
          <table:table-cell table:style-name="ce31" office:value-type="float" office:value="0.372786664111968" calcext:value-type="float">
            <text:p>0.37</text:p>
          </table:table-cell>
          <table:table-cell table:style-name="ce31" office:value-type="float" office:value="0.704152587767051" calcext:value-type="float">
            <text:p>0.70</text:p>
          </table:table-cell>
          <table:table-cell table:style-name="ce35"/>
        </table:table-row>
        <table:table-row table:style-name="ro1">
          <table:table-cell table:style-name="ce25"/>
          <table:table-cell table:style-name="ce29" office:value-type="string" calcext:value-type="string">
            <text:p>Broadcom BCM2837B0 (armv8)</text:p>
          </table:table-cell>
          <table:table-cell table:style-name="ce29" office:value-type="string" calcext:value-type="string">
            <text:p>Raspberry PI 3</text:p>
          </table:table-cell>
          <table:table-cell table:style-name="ce29" office:value-type="float" office:value="1200" calcext:value-type="float">
            <text:p>1200</text:p>
          </table:table-cell>
          <table:table-cell table:style-name="ce29" office:value-type="float" office:value="4" calcext:value-type="float">
            <text:p>4</text:p>
          </table:table-cell>
          <table:table-cell table:style-name="ce31" office:value-type="float" office:value="2469" calcext:value-type="float">
            <text:p>2,469.00</text:p>
          </table:table-cell>
          <table:table-cell table:style-name="ce31" office:value-type="float" office:value="0.11183599923359" calcext:value-type="float">
            <text:p>0.11</text:p>
          </table:table-cell>
          <table:table-cell table:style-name="ce31" office:value-type="float" office:value="0.316868664495173" calcext:value-type="float">
            <text:p>0.32</text:p>
          </table:table-cell>
          <table:table-cell table:style-name="ce35"/>
        </table:table-row>
        <table:table-row table:style-name="ro1">
          <table:table-cell table:style-name="ce26"/>
          <table:table-cell table:style-name="ce29" office:value-type="string" calcext:value-type="string">
            <text:p>Samsung Exynos 4412 (armv7l)</text:p>
          </table:table-cell>
          <table:table-cell table:style-name="ce29" office:value-type="string" calcext:value-type="string">
            <text:p>Samsung Exynos 4412</text:p>
          </table:table-cell>
          <table:table-cell table:style-name="ce29" office:value-type="float" office:value="1700" calcext:value-type="float">
            <text:p>1700</text:p>
          </table:table-cell>
          <table:table-cell table:style-name="ce29" office:value-type="float" office:value="4" calcext:value-type="float">
            <text:p>4</text:p>
          </table:table-cell>
          <table:table-cell table:style-name="ce31" office:value-type="float" office:value="4495.03" calcext:value-type="float">
            <text:p>4,495.03</text:p>
          </table:table-cell>
          <table:table-cell table:style-name="ce31" office:value-type="float" office:value="0.203607197908046" calcext:value-type="float">
            <text:p>0.20</text:p>
          </table:table-cell>
          <table:table-cell table:style-name="ce31" office:value-type="float" office:value="0.407214395816092" calcext:value-type="float">
            <text:p>0.41</text:p>
          </table:table-cell>
          <table:table-cell table:style-name="ce35"/>
        </table:table-row>
        <table:table-row table:style-name="ro1">
          <table:table-cell table:style-name="ce24" office:value-type="string" calcext:value-type="string">
            <text:p>e2k</text:p>
          </table:table-cell>
          <table:table-cell table:style-name="ce29" office:value-type="string" calcext:value-type="string">
            <text:p>Elbrus 1C+ (MBE1C-PC)</text:p>
          </table:table-cell>
          <table:table-cell table:style-name="ce29" office:value-type="string" calcext:value-type="string">
            <text:p>MBE1C-PC</text:p>
          </table:table-cell>
          <table:table-cell table:style-name="ce29" office:value-type="float" office:value="985" calcext:value-type="float">
            <text:p>985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float" office:value="962.87" calcext:value-type="float">
            <text:p>962.87</text:p>
          </table:table-cell>
          <table:table-cell table:style-name="ce31" office:value-type="float" office:value="0.0436142278582613" calcext:value-type="float">
            <text:p>0.04</text:p>
          </table:table-cell>
          <table:table-cell table:style-name="ce31" office:value-type="float" office:value="0.150546573317856" calcext:value-type="float">
            <text:p>0.15</text:p>
          </table:table-cell>
          <table:table-cell table:style-name="ce35"/>
        </table:table-row>
        <table:table-row table:style-name="ro1">
          <table:table-cell table:style-name="ce25"/>
          <table:table-cell table:style-name="ce29" office:value-type="string" calcext:value-type="string">
            <text:p>Elbrus 4C [E2S] (MONOCUB)</text:p>
          </table:table-cell>
          <table:table-cell table:style-name="ce29" office:value-type="string" calcext:value-type="string">
            <text:p>MONOCUB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office:value-type="float" office:value="4" calcext:value-type="float">
            <text:p>4</text:p>
          </table:table-cell>
          <table:table-cell table:style-name="ce31" office:value-type="float" office:value="1562.66" calcext:value-type="float">
            <text:p>1,562.66</text:p>
          </table:table-cell>
          <table:table-cell table:style-name="ce31" office:value-type="float" office:value="0.0707823582674615" calcext:value-type="float">
            <text:p>0.07</text:p>
          </table:table-cell>
          <table:table-cell table:style-name="ce31" office:value-type="float" office:value="0.300825022636711" calcext:value-type="float">
            <text:p>0.30</text:p>
          </table:table-cell>
          <table:table-cell table:style-name="ce35"/>
        </table:table-row>
        <table:table-row table:style-name="ro1">
          <table:table-cell table:style-name="ce26"/>
          <table:table-cell table:style-name="ce29" office:value-type="string" calcext:value-type="string">
            <text:p>Elbrus 8C (E8C-SWTX)</text:p>
          </table:table-cell>
          <table:table-cell table:style-name="ce29" office:value-type="string" calcext:value-type="string">
            <text:p>E8C-SWTX</text:p>
          </table:table-cell>
          <table:table-cell table:style-name="ce29" office:value-type="float" office:value="1300" calcext:value-type="float">
            <text:p>1300</text:p>
          </table:table-cell>
          <table:table-cell table:style-name="ce29" office:value-type="float" office:value="8" calcext:value-type="float">
            <text:p>8</text:p>
          </table:table-cell>
          <table:table-cell table:style-name="ce31" office:value-type="float" office:value="2592.88" calcext:value-type="float">
            <text:p>2,592.88</text:p>
          </table:table-cell>
          <table:table-cell table:style-name="ce31" office:value-type="float" office:value="0.117447276505789" calcext:value-type="float">
            <text:p>0.12</text:p>
          </table:table-cell>
          <table:table-cell table:style-name="ce31" office:value-type="float" office:value="0.307169800092062" calcext:value-type="float">
            <text:p>0.31</text:p>
          </table:table-cell>
          <table:table-cell table:style-name="ce35"/>
        </table:table-row>
        <table:table-row table:style-name="ro1">
          <table:table-cell table:style-name="ce24" office:value-type="string" calcext:value-type="string">
            <text:p>i386</text:p>
          </table:table-cell>
          <table:table-cell table:style-name="ce29" office:value-type="string" calcext:value-type="string">
            <text:p>Intel(R) Pentium(TM) 4 CPU</text:p>
          </table:table-cell>
          <table:table-cell table:style-name="ce29" office:value-type="string" calcext:value-type="string">
            <text:p>Pentium 4 </text:p>
          </table:table-cell>
          <table:table-cell table:style-name="ce29" office:value-type="float" office:value="3066" calcext:value-type="float">
            <text:p>3066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float" office:value="4012" calcext:value-type="float">
            <text:p>4,012.00</text:p>
          </table:table-cell>
          <table:table-cell table:style-name="ce31" office:value-type="float" office:value="0.181727836745713" calcext:value-type="float">
            <text:p>0.18</text:p>
          </table:table-cell>
          <table:table-cell table:style-name="ce31" office:value-type="float" office:value="0.201524672190288" calcext:value-type="float">
            <text:p>0.20</text:p>
          </table:table-cell>
          <table:table-cell table:style-name="ce35"/>
        </table:table-row>
        <table:table-row table:style-name="ro1">
          <table:table-cell table:style-name="ce26"/>
          <table:table-cell table:style-name="ce29" office:value-type="string" calcext:value-type="string">
            <text:p>Intel(R) Pentium(TM) III CPU</text:p>
          </table:table-cell>
          <table:table-cell table:style-name="ce29" office:value-type="string" calcext:value-type="string">
            <text:p>Pentium III </text:p>
          </table:table-cell>
          <table:table-cell table:style-name="ce29" office:value-type="float" office:value="1000" calcext:value-type="float">
            <text:p>1000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float" office:value="1595" calcext:value-type="float">
            <text:p>1,595.00</text:p>
          </table:table-cell>
          <table:table-cell table:style-name="ce31" office:value-type="float" office:value="0.0722472332027448" calcext:value-type="float">
            <text:p>0.07</text:p>
          </table:table-cell>
          <table:table-cell table:style-name="ce31" office:value-type="float" office:value="0.245640592889332" calcext:value-type="float">
            <text:p>0.25</text:p>
          </table:table-cell>
          <table:table-cell table:style-name="ce35"/>
        </table:table-row>
        <table:table-row table:style-name="ro1">
          <table:table-cell table:style-name="ce27" office:value-type="string" calcext:value-type="string">
            <text:p>Total Result</text:p>
          </table:table-cell>
          <table:table-cell table:style-name="ce30" table:number-columns-repeated="4"/>
          <table:table-cell table:style-name="ce32" table:number-columns-repeated="2"/>
          <table:table-cell table:style-name="ce33"/>
          <table:table-cell table:style-name="ce36"/>
        </table:table-row>
        <table:table-row table:style-name="ro1" table:number-rows-repeated="3">
          <table:table-cell table:number-columns-repeated="9"/>
        </table:table-row>
        <table:table-row table:style-name="ro1">
          <table:table-cell>
            <draw:frame draw:z-index="0" draw:style-name="gr1" draw:text-style-name="P1" svg:width="12.9413in" svg:height="6.285in" svg:x="0in" svg:y="0.1366in">
              <draw:object draw:notify-on-update-of-ranges="'Pivot Table_Dhrystone_1'.C4:'Pivot Table_Dhrystone_1'.C18 Dhrystone.G5:Dhrystone.G5 'Pivot Table_Dhrystone_1'.G4:'Pivot Table_Dhrystone_1'.G18 Dhrystone.H5:Dhrystone.H5 'Pivot Table_Dhrystone_1'.H4:'Pivot Table_Dhrystone_1'.H18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  <svg:title>1</svg:title>
            </draw:frame>
          </table:table-cell>
          <table:table-cell table:number-columns-repeated="8"/>
        </table:table-row>
        <table:table-row table:style-name="ro1" table:number-rows-repeated="39">
          <table:table-cell table:number-columns-repeated="9"/>
        </table:table-row>
        <table:table-row table:style-name="ro1">
          <table:table-cell>
            <draw:frame draw:z-index="1" draw:style-name="gr1" draw:text-style-name="P1" svg:width="8.3244in" svg:height="4.4969in" svg:x="0.1295in" svg:y="0in">
              <draw:object draw:notify-on-update-of-ranges="'Pivot Table_Dhrystone_1'.C14:'Pivot Table_Dhrystone_1'.C16 'Pivot Table_Dhrystone_1'.F3:'Pivot Table_Dhrystone_1'.F3 'Pivot Table_Dhrystone_1'.F14:'Pivot Table_Dhrystone_1'.F16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  <svg:title>1</svg:title>
            </draw:frame>
          </table:table-cell>
          <table:table-cell table:number-columns-repeated="8"/>
        </table:table-row>
      </table:table>
      <table:table table:name="Whetstone" table:style-name="ta1">
        <office:forms form:automatic-focus="false" form:apply-design-mode="false"/>
        <table:table-column table:style-name="co2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12" table:number-columns-repeated="2" table:default-cell-style-name="ce14"/>
        <table:table-column table:style-name="co21" table:default-cell-style-name="ce14"/>
        <table:table-column table:style-name="co19" table:default-cell-style-name="ce14"/>
        <table:table-column table:style-name="co22" table:default-cell-style-name="ce14"/>
        <table:table-column table:style-name="co9" table:number-columns-repeated="2" table:default-cell-style-name="ce14"/>
        <table:table-column table:style-name="co23" table:default-cell-style-name="ce14"/>
        <table:table-column table:style-name="co10" table:default-cell-style-name="ce14"/>
        <table:table-column table:style-name="co24" table:default-cell-style-name="ce14"/>
        <table:table-column table:style-name="co12" table:default-cell-style-name="ce14"/>
        <table:table-column table:style-name="co1" table:number-columns-repeated="47" table:default-cell-style-name="ce14"/>
        <table:table-row table:style-name="ro1">
          <table:table-cell table:style-name="ce37" office:value-type="string" calcext:value-type="string">
            <text:p>Whetstone Benchmark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aseline</text:p>
          </table:table-cell>
          <table:table-cell table:style-name="ce39" office:value-type="float" office:value="5729.52" calcext:value-type="float">
            <text:p>5,729.52</text:p>
          </table:table-cell>
          <table:table-cell table:style-name="ce39" office:value-type="float" office:value="31319" calcext:value-type="float">
            <text:p>31,319.00</text:p>
          </table:table-cell>
          <table:table-cell table:number-columns-repeated="2"/>
          <table:table-cell table:style-name="ce39" office:value-type="float" office:value="1.69" calcext:value-type="float">
            <text:p>1.69</text:p>
          </table:table-cell>
          <table:table-cell table:style-name="ce39"/>
          <table:table-cell table:style-name="ce39" office:value-type="float" office:value="9.21" calcext:value-type="float">
            <text:p>9.21</text:p>
          </table:table-cell>
          <table:table-cell table:number-columns-repeated="6"/>
          <table:table-cell table:style-name="ce45"/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5">
          <table:table-cell table:style-name="ce43" office:value-type="string" calcext:value-type="string">
            <text:p>Platform</text:p>
          </table:table-cell>
          <table:table-cell table:style-name="ce43" office:value-type="string" calcext:value-type="string">
            <text:p>MWIPS</text:p>
          </table:table-cell>
          <table:table-cell table:style-name="ce43" office:value-type="string" calcext:value-type="string">
            <text:p>MWIPS (multicore)</text:p>
          </table:table-cell>
          <table:table-cell table:style-name="ce43" office:value-type="string" calcext:value-type="string">
            <text:p>MWIPS (C# mono)</text:p>
          </table:table-cell>
          <table:table-cell table:style-name="ce43" office:value-type="string" calcext:value-type="string">
            <text:p>MWIPS (C# netcore)</text:p>
          </table:table-cell>
          <table:table-cell table:style-name="ce43" office:value-type="string" calcext:value-type="string">
            <text:p>CPU</text:p>
          </table:table-cell>
          <table:table-cell table:style-name="ce43" office:value-type="string" calcext:value-type="string">
            <text:p>Cores</text:p>
          </table:table-cell>
          <table:table-cell table:style-name="ce43" office:value-type="string" calcext:value-type="string">
            <text:p>Frequency (MHz)</text:p>
          </table:table-cell>
          <table:table-cell table:style-name="ce43" office:value-type="string" calcext:value-type="string">
            <text:p>Per MHz</text:p>
          </table:table-cell>
          <table:table-cell table:style-name="ce43" office:value-type="string" calcext:value-type="string">
            <text:p>Per MHz (multicore)</text:p>
          </table:table-cell>
          <table:table-cell table:style-name="ce43" office:value-type="string" calcext:value-type="string">
            <text:p>Relative (single-core)</text:p>
          </table:table-cell>
          <table:table-cell table:style-name="ce43" office:value-type="string" calcext:value-type="string">
            <text:p>Relative (multicore)</text:p>
          </table:table-cell>
          <table:table-cell table:style-name="ce43" office:value-type="string" calcext:value-type="string">
            <text:p>Relative (MHz)</text:p>
          </table:table-cell>
          <table:table-cell table:style-name="ce43" office:value-type="string" calcext:value-type="string">
            <text:p>Relative (multicore) (MHz)</text:p>
          </table:table-cell>
          <table:table-cell table:style-name="ce43" office:value-type="string" calcext:value-type="string">
            <text:p>Architecture</text:p>
          </table:table-cell>
          <table:table-cell table:style-name="ce43" office:value-type="string" calcext:value-type="string">
            <text:p>OS</text:p>
          </table:table-cell>
          <table:table-cell table:style-name="ce43" office:value-type="string" calcext:value-type="string">
            <text:p>Compiler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Core i7-2600</text:p>
          </table:table-cell>
          <table:table-cell table:style-name="ce40" office:value-type="float" office:value="5729.52" calcext:value-type="float">
            <text:p>5,729.52</text:p>
          </table:table-cell>
          <table:table-cell table:style-name="ce41" office:value-type="float" office:value="31319" calcext:value-type="float">
            <text:p>31,319.00</text:p>
          </table:table-cell>
          <table:table-cell table:style-name="ce39" office:value-type="float" office:value="2751.545" calcext:value-type="float">
            <text:p>2,751.55</text:p>
          </table:table-cell>
          <table:table-cell table:style-name="ce39" office:value-type="float" office:value="3262.258" calcext:value-type="float">
            <text:p>3,262.26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style-name="ce39" table:formula="of:=[.B6]/[.H6]" office:value-type="float" office:value="1.68515294117647" calcext:value-type="float">
            <text:p>1.69</text:p>
          </table:table-cell>
          <table:table-cell table:style-name="ce39" table:formula="of:=[.C6]/[.H6]" office:value-type="float" office:value="9.21147058823529" calcext:value-type="float">
            <text:p>9.21</text:p>
          </table:table-cell>
          <table:table-cell table:style-name="ce39" table:formula="of:=[.B6]/[.$B$3]" office:value-type="float" office:value="1" calcext:value-type="float">
            <text:p>1.00</text:p>
          </table:table-cell>
          <table:table-cell table:style-name="ce39" table:formula="of:=[.C6]/[.$C$3]" office:value-type="float" office:value="1" calcext:value-type="float">
            <text:p>1.00</text:p>
          </table:table-cell>
          <table:table-cell table:style-name="ce39" table:formula="of:=[.I6]/[.$F$3]" office:value-type="float" office:value="0.9971319178559" calcext:value-type="float">
            <text:p>1.00</text:p>
          </table:table-cell>
          <table:table-cell table:style-name="ce39" table:formula="of:=[.J6]/[.$H$3]" office:value-type="float" office:value="1.00015967298972" calcext:value-type="float">
            <text:p>1.00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5.3.0-26-generic <text:s/>(Ubuntu 9.2.1-9ubuntu2))</text:p>
          </table:table-cell>
          <table:table-cell office:value-type="string" calcext:value-type="string">
            <text:p>gcc version 9.2.1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AMD A6-3650</text:p>
          </table:table-cell>
          <table:table-cell table:style-name="ce40" office:value-type="float" office:value="3718.161" calcext:value-type="float">
            <text:p>3,718.16</text:p>
          </table:table-cell>
          <table:table-cell table:style-name="ce41" office:value-type="float" office:value="12113" calcext:value-type="float">
            <text:p>12,113.00</text:p>
          </table:table-cell>
          <table:table-cell table:style-name="ce39" office:value-type="float" office:value="1607.52" calcext:value-type="float">
            <text:p>1,607.52</text:p>
          </table:table-cell>
          <table:table-cell table:style-name="ce39" office:value-type="float" office:value="1823.615" calcext:value-type="float">
            <text:p>1,823.62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style-name="ce39" table:formula="of:=[.B7]/[.H7]" office:value-type="float" office:value="1.43006192307692" calcext:value-type="float">
            <text:p>1.43</text:p>
          </table:table-cell>
          <table:table-cell table:style-name="ce39" table:formula="of:=[.C7]/[.H7]" office:value-type="float" office:value="4.65884615384615" calcext:value-type="float">
            <text:p>4.66</text:p>
          </table:table-cell>
          <table:table-cell table:style-name="ce39" table:formula="of:=[.B7]/[.$B$3]" office:value-type="float" office:value="0.648948079420266" calcext:value-type="float">
            <text:p>0.65</text:p>
          </table:table-cell>
          <table:table-cell table:style-name="ce39" table:formula="of:=[.C7]/[.$C$3]" office:value-type="float" office:value="0.386762029438999" calcext:value-type="float">
            <text:p>0.39</text:p>
          </table:table-cell>
          <table:table-cell table:style-name="ce39" table:formula="of:=[.I7]/[.$F$3]" office:value-type="float" office:value="0.846190487027765" calcext:value-type="float">
            <text:p>0.85</text:p>
          </table:table-cell>
          <table:table-cell table:style-name="ce39" table:formula="of:=[.J7]/[.$H$3]" office:value-type="float" office:value="0.505846487931178" calcext:value-type="float">
            <text:p>0.51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5.3.0-26-generic (Ubuntu 9.2.1-9ubuntu2)) </text:p>
          </table:table-cell>
          <table:table-cell office:value-type="string" calcext:value-type="string">
            <text:p>gcc version 9.2.1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Core 2 Duo T9400</text:p>
          </table:table-cell>
          <table:table-cell table:style-name="ce40" office:value-type="float" office:value="2910.328" calcext:value-type="float">
            <text:p>2,910.33</text:p>
          </table:table-cell>
          <table:table-cell table:style-name="ce41" office:value-type="float" office:value="5195" calcext:value-type="float">
            <text:p>5,195.00</text:p>
          </table:table-cell>
          <table:table-cell office:value-type="float" office:value="1565.27" calcext:value-type="float">
            <text:p>1565.27</text:p>
          </table:table-cell>
          <table:table-cell table:style-name="ce39" office:value-type="float" office:value="1992.405" calcext:value-type="float">
            <text:p>1,992.41</text:p>
          </table:table-cell>
          <table:table-cell office:value-type="string" calcext:value-type="string">
            <text:p>Intel(R) Core(TM)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style-name="ce39" table:formula="of:=[.B8]/[.H8]" office:value-type="float" office:value="1.15032727272727" calcext:value-type="float">
            <text:p>1.15</text:p>
          </table:table-cell>
          <table:table-cell table:style-name="ce39" table:formula="of:=[.C8]/[.H8]" office:value-type="float" office:value="2.05335968379447" calcext:value-type="float">
            <text:p>2.05</text:p>
          </table:table-cell>
          <table:table-cell table:style-name="ce39" table:formula="of:=[.B8]/[.$B$3]" office:value-type="float" office:value="0.507953196777391" calcext:value-type="float">
            <text:p>0.51</text:p>
          </table:table-cell>
          <table:table-cell table:style-name="ce39" table:formula="of:=[.C8]/[.$C$3]" office:value-type="float" office:value="0.165873750758326" calcext:value-type="float">
            <text:p>0.17</text:p>
          </table:table-cell>
          <table:table-cell table:style-name="ce39" table:formula="of:=[.I8]/[.$F$3]" office:value-type="float" office:value="0.68066702528241" calcext:value-type="float">
            <text:p>0.68</text:p>
          </table:table-cell>
          <table:table-cell table:style-name="ce39" table:formula="of:=[.J8]/[.$H$3]" office:value-type="float" office:value="0.222948934179638" calcext:value-type="float">
            <text:p>0.22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4.15.0-50-generic </text:p>
          </table:table-cell>
          <table:table-cell office:value-type="string" calcext:value-type="string">
            <text:p>gcc version 7.3.0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Odroid N2</text:p>
          </table:table-cell>
          <table:table-cell table:style-name="ce40" office:value-type="float" office:value="2136.978" calcext:value-type="float">
            <text:p>2,136.98</text:p>
          </table:table-cell>
          <table:table-cell table:style-name="ce41" office:value-type="float" office:value="9931" calcext:value-type="float">
            <text:p>9,931.00</text:p>
          </table:table-cell>
          <table:table-cell table:number-columns-repeated="2"/>
          <table:table-cell table:style-name="ce18" office:value-type="string" calcext:value-type="string">
            <text:p>Amlogic S922X</text:p>
          </table:table-cell>
          <table:table-cell table:style-name="ce18"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style-name="ce39" table:formula="of:=[.B9]/[.H9]" office:value-type="float" office:value="1.18721" calcext:value-type="float">
            <text:p>1.19</text:p>
          </table:table-cell>
          <table:table-cell table:style-name="ce39" table:formula="of:=[.C9]/[.H9]" office:value-type="float" office:value="5.51722222222222" calcext:value-type="float">
            <text:p>5.52</text:p>
          </table:table-cell>
          <table:table-cell table:style-name="ce39" table:formula="of:=[.B9]/[.$B$3]" office:value-type="float" office:value="0.372976793867549" calcext:value-type="float">
            <text:p>0.37</text:p>
          </table:table-cell>
          <table:table-cell table:style-name="ce39" table:formula="of:=[.C9]/[.$C$3]" office:value-type="float" office:value="0.317091861170535" calcext:value-type="float">
            <text:p>0.32</text:p>
          </table:table-cell>
          <table:table-cell table:style-name="ce39" table:formula="of:=[.I9]/[.$F$3]" office:value-type="float" office:value="0.702491124260355" calcext:value-type="float">
            <text:p>0.70</text:p>
          </table:table-cell>
          <table:table-cell table:style-name="ce39" table:formula="of:=[.J9]/[.$H$3]" office:value-type="float" office:value="0.599046929665822" calcext:value-type="float">
            <text:p>0.6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4.9.210-66 (Ubuntu/Linaro 7.4.0-1ubuntu1~18.04.1)</text:p>
          </table:table-cell>
          <table:table-cell office:value-type="string" calcext:value-type="string">
            <text:p>gcc version 7.4.0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E8C-SWTX</text:p>
          </table:table-cell>
          <table:table-cell table:style-name="ce40" office:value-type="float" office:value="1517.615" calcext:value-type="float">
            <text:p>1,517.62</text:p>
          </table:table-cell>
          <table:table-cell table:style-name="ce41" office:value-type="float" office:value="12060" calcext:value-type="float">
            <text:p>12,060.00</text:p>
          </table:table-cell>
          <table:table-cell table:style-name="ce39" office:value-type="float" office:value="522.988" calcext:value-type="float">
            <text:p>522.99</text:p>
          </table:table-cell>
          <table:table-cell table:style-name="ce44" office:value-type="string" calcext:value-type="string">
            <text:p>?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style-name="ce39" table:formula="of:=[.B10]/[.H10]" office:value-type="float" office:value="1.16739615384615" calcext:value-type="float">
            <text:p>1.17</text:p>
          </table:table-cell>
          <table:table-cell table:style-name="ce39" table:formula="of:=[.C10]/[.H10]" office:value-type="float" office:value="9.27692307692308" calcext:value-type="float">
            <text:p>9.28</text:p>
          </table:table-cell>
          <table:table-cell table:style-name="ce39" table:formula="of:=[.B10]/[.$B$3]" office:value-type="float" office:value="0.264876464346053" calcext:value-type="float">
            <text:p>0.26</text:p>
          </table:table-cell>
          <table:table-cell table:style-name="ce39" table:formula="of:=[.C10]/[.$C$3]" office:value-type="float" office:value="0.385069765956767" calcext:value-type="float">
            <text:p>0.39</text:p>
          </table:table-cell>
          <table:table-cell table:style-name="ce39" table:formula="of:=[.I10]/[.$F$3]" office:value-type="float" office:value="0.690766954938553" calcext:value-type="float">
            <text:p>0.69</text:p>
          </table:table-cell>
          <table:table-cell table:style-name="ce39" table:formula="of:=[.J10]/[.$H$3]" office:value-type="float" office:value="1.00726634928589" calcext:value-type="float">
            <text:p>1.01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9.0-2.7-e8c </text:p>
          </table:table-cell>
          <table:table-cell office:value-type="string" calcext:value-type="string">
            <text:p>lcc:1.23.14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Samsung Exynos 4412</text:p>
          </table:table-cell>
          <table:table-cell table:style-name="ce40" office:value-type="float" office:value="1305.157" calcext:value-type="float">
            <text:p>1,305.16</text:p>
          </table:table-cell>
          <table:table-cell table:style-name="ce41" office:value-type="float" office:value="4291" calcext:value-type="float">
            <text:p>4,291.00</text:p>
          </table:table-cell>
          <table:table-cell table:style-name="ce39" office:value-type="float" office:value="256.837" calcext:value-type="float">
            <text:p>256.84</text:p>
          </table:table-cell>
          <table:table-cell table:style-name="ce39" office:value-type="float" office:value="650.114" calcext:value-type="float">
            <text:p>650.11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style-name="ce39" table:formula="of:=[.B11]/[.H11]" office:value-type="float" office:value="0.767739411764706" calcext:value-type="float">
            <text:p>0.77</text:p>
          </table:table-cell>
          <table:table-cell table:style-name="ce39" table:formula="of:=[.C11]/[.H11]" office:value-type="float" office:value="2.52411764705882" calcext:value-type="float">
            <text:p>2.52</text:p>
          </table:table-cell>
          <table:table-cell table:style-name="ce39" table:formula="of:=[.B11]/[.$B$3]" office:value-type="float" office:value="0.227795173068599" calcext:value-type="float">
            <text:p>0.23</text:p>
          </table:table-cell>
          <table:table-cell table:style-name="ce39" table:formula="of:=[.C11]/[.$C$3]" office:value-type="float" office:value="0.1370094830614" calcext:value-type="float">
            <text:p>0.14</text:p>
          </table:table-cell>
          <table:table-cell table:style-name="ce39" table:formula="of:=[.I11]/[.$F$3]" office:value-type="float" office:value="0.454283675600418" calcext:value-type="float">
            <text:p>0.45</text:p>
          </table:table-cell>
          <table:table-cell table:style-name="ce39" table:formula="of:=[.J11]/[.$H$3]" office:value-type="float" office:value="0.274062719550361" calcext:value-type="float">
            <text:p>0.27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3.8.13.30 </text:p>
          </table:table-cell>
          <table:table-cell office:value-type="string" calcext:value-type="string">
            <text:p>gcc version 4.7.2</text:p>
          </table:table-cell>
          <table:table-cell table:number-columns-repeated="47"/>
        </table:table-row>
        <table:table-row table:style-name="ro4">
          <table:table-cell table:style-name="ce3" office:value-type="string" calcext:value-type="string">
            <text:p>Pentium 4 </text:p>
          </table:table-cell>
          <table:table-cell table:style-name="ce16" office:value-type="float" office:value="1119" calcext:value-type="float">
            <text:p>1,119.00</text:p>
          </table:table-cell>
          <table:table-cell table:style-name="ce42" office:value-type="float" office:value="1119" calcext:value-type="float">
            <text:p>1,119.00</text:p>
          </table:table-cell>
          <table:table-cell table:number-columns-repeated="2"/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style-name="ce39" table:formula="of:=[.B12]/[.H12]" office:value-type="float" office:value="0.364970645792564" calcext:value-type="float">
            <text:p>0.36</text:p>
          </table:table-cell>
          <table:table-cell table:style-name="ce39" table:formula="of:=[.C12]/[.H12]" office:value-type="float" office:value="0.364970645792564" calcext:value-type="float">
            <text:p>0.36</text:p>
          </table:table-cell>
          <table:table-cell table:style-name="ce39" table:formula="of:=[.B12]/[.$B$3]" office:value-type="float" office:value="0.195304318686382" calcext:value-type="float">
            <text:p>0.20</text:p>
          </table:table-cell>
          <table:table-cell table:style-name="ce39" table:formula="of:=[.C12]/[.$C$3]" office:value-type="float" office:value="0.0357291101248443" calcext:value-type="float">
            <text:p>0.04</text:p>
          </table:table-cell>
          <table:table-cell table:style-name="ce39" table:formula="of:=[.I12]/[.$F$3]" office:value-type="float" office:value="0.215958962007434" calcext:value-type="float">
            <text:p>0.22</text:p>
          </table:table-cell>
          <table:table-cell table:style-name="ce39" table:formula="of:=[.J12]/[.$H$3]" office:value-type="float" office:value="0.0396276488374119" calcext:value-type="float">
            <text:p>0.04</text:p>
          </table:table-cell>
          <table:table-cell office:value-type="string" calcext:value-type="string">
            <text:p>i386</text:p>
          </table:table-cell>
          <table:table-cell table:number-columns-repeated="49"/>
        </table:table-row>
        <table:table-row table:style-name="ro4">
          <table:table-cell office:value-type="string" calcext:value-type="string">
            <text:p>Raspberry PI 3</text:p>
          </table:table-cell>
          <table:table-cell table:style-name="ce16" office:value-type="float" office:value="997.2" calcext:value-type="float">
            <text:p>997.20</text:p>
          </table:table-cell>
          <table:table-cell table:style-name="ce42" office:value-type="float" office:value="2779.8" calcext:value-type="float">
            <text:p>2,779.80</text:p>
          </table:table-cell>
          <table:table-cell table:number-columns-repeated="2"/>
          <table:table-cell table:style-name="ce18" office:value-type="string" calcext:value-type="string">
            <text:p>Broadcom BCM2837B0 (armv8)</text:p>
          </table:table-cell>
          <table:table-cell table:style-name="ce18"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style-name="ce39" table:formula="of:=[.B13]/[.H13]" office:value-type="float" office:value="0.831" calcext:value-type="float">
            <text:p>0.83</text:p>
          </table:table-cell>
          <table:table-cell table:style-name="ce39" table:formula="of:=[.C13]/[.H13]" office:value-type="float" office:value="2.3165" calcext:value-type="float">
            <text:p>2.32</text:p>
          </table:table-cell>
          <table:table-cell table:style-name="ce39" table:formula="of:=[.B13]/[.$B$3]" office:value-type="float" office:value="0.174045993381645" calcext:value-type="float">
            <text:p>0.17</text:p>
          </table:table-cell>
          <table:table-cell table:style-name="ce39" table:formula="of:=[.C13]/[.$C$3]" office:value-type="float" office:value="0.088757623168045" calcext:value-type="float">
            <text:p>0.09</text:p>
          </table:table-cell>
          <table:table-cell table:style-name="ce39" table:formula="of:=[.I13]/[.$F$3]" office:value-type="float" office:value="0.491715976331361" calcext:value-type="float">
            <text:p>0.49</text:p>
          </table:table-cell>
          <table:table-cell table:style-name="ce39" table:formula="of:=[.J13]/[.$H$3]" office:value-type="float" office:value="0.251520086862106" calcext:value-type="float">
            <text:p>0.25</text:p>
          </table:table-cell>
          <table:table-cell office:value-type="string" calcext:value-type="string">
            <text:p>arm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Orange Pi PC2</text:p>
          </table:table-cell>
          <table:table-cell table:style-name="ce40" office:value-type="float" office:value="980.257" calcext:value-type="float">
            <text:p>980.26</text:p>
          </table:table-cell>
          <table:table-cell table:style-name="ce41" office:value-type="float" office:value="3798" calcext:value-type="float">
            <text:p>3,798.00</text:p>
          </table:table-cell>
          <table:table-cell table:style-name="ce39" office:value-type="float" office:value="349.357" calcext:value-type="float">
            <text:p>349.36</text:p>
          </table:table-cell>
          <table:table-cell table:style-name="ce39" office:value-type="float" office:value="400.242" calcext:value-type="float">
            <text:p>400.24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style-name="ce39" table:formula="of:=[.B14]/[.H14]" office:value-type="float" office:value="0.850917534722222" calcext:value-type="float">
            <text:p>0.85</text:p>
          </table:table-cell>
          <table:table-cell table:style-name="ce39" table:formula="of:=[.C14]/[.H14]" office:value-type="float" office:value="3.296875" calcext:value-type="float">
            <text:p>3.30</text:p>
          </table:table-cell>
          <table:table-cell table:style-name="ce39" table:formula="of:=[.B14]/[.$B$3]" office:value-type="float" office:value="0.171088852120247" calcext:value-type="float">
            <text:p>0.17</text:p>
          </table:table-cell>
          <table:table-cell table:style-name="ce39" table:formula="of:=[.C14]/[.$C$3]" office:value-type="float" office:value="0.121268239726683" calcext:value-type="float">
            <text:p>0.12</text:p>
          </table:table-cell>
          <table:table-cell table:style-name="ce39" table:formula="of:=[.I14]/[.$F$3]" office:value-type="float" office:value="0.503501499835634" calcext:value-type="float">
            <text:p>0.50</text:p>
          </table:table-cell>
          <table:table-cell table:style-name="ce39" table:formula="of:=[.J14]/[.$H$3]" office:value-type="float" office:value="0.357966883821933" calcext:value-type="float">
            <text:p>0.36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4.14.44</text:p>
          </table:table-cell>
          <table:table-cell office:value-type="string" calcext:value-type="string">
            <text:p>gcc version 7.2.1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pc401</text:p>
          </table:table-cell>
          <table:table-cell table:style-name="ce40" office:value-type="float" office:value="938.116" calcext:value-type="float">
            <text:p>938.12</text:p>
          </table:table-cell>
          <table:table-cell table:style-name="ce40" office:value-type="float" office:value="2455" calcext:value-type="float">
            <text:p>2,455.00</text:p>
          </table:table-cell>
          <table:table-cell table:number-columns-repeated="2"/>
          <table:table-cell office:value-type="string" calcext:value-type="string">
            <text:p>Elbrus 4C [E2S] (MONOCUB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style-name="ce39" table:formula="of:=[.B15]/[.H15]" office:value-type="float" office:value="1.172645" calcext:value-type="float">
            <text:p>1.17</text:p>
          </table:table-cell>
          <table:table-cell table:style-name="ce39" table:formula="of:=[.C15]/[.H15]" office:value-type="float" office:value="3.06875" calcext:value-type="float">
            <text:p>3.07</text:p>
          </table:table-cell>
          <table:table-cell table:style-name="ce39" table:formula="of:=[.B15]/[.$B$3]" office:value-type="float" office:value="0.163733785727251" calcext:value-type="float">
            <text:p>0.16</text:p>
          </table:table-cell>
          <table:table-cell table:style-name="ce39" table:formula="of:=[.C15]/[.$C$3]" office:value-type="float" office:value="0.0783869216769373" calcext:value-type="float">
            <text:p>0.08</text:p>
          </table:table-cell>
          <table:table-cell table:style-name="ce39" table:formula="of:=[.I15]/[.$F$3]" office:value-type="float" office:value="0.693872781065089" calcext:value-type="float">
            <text:p>0.69</text:p>
          </table:table-cell>
          <table:table-cell table:style-name="ce39" table:formula="of:=[.J15]/[.$H$3]" office:value-type="float" office:value="0.333197611292074" calcext:value-type="float">
            <text:p>0.33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9.0</text:p>
          </table:table-cell>
          <table:table-cell office:value-type="string" calcext:value-type="string">
            <text:p>lcc:1.23.18</text:p>
          </table:table-cell>
          <table:table-cell table:number-columns-repeated="47"/>
        </table:table-row>
        <table:table-row table:style-name="ro4">
          <table:table-cell table:style-name="ce3" office:value-type="string" calcext:value-type="string">
            <text:p>Pentium III </text:p>
          </table:table-cell>
          <table:table-cell table:style-name="ce16" office:value-type="float" office:value="816" calcext:value-type="float">
            <text:p>816.00</text:p>
          </table:table-cell>
          <table:table-cell table:style-name="ce42" office:value-type="float" office:value="816" calcext:value-type="float">
            <text:p>816.00</text:p>
          </table:table-cell>
          <table:table-cell table:number-columns-repeated="2"/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39" table:formula="of:=[.B16]/[.H16]" office:value-type="float" office:value="0.816" calcext:value-type="float">
            <text:p>0.82</text:p>
          </table:table-cell>
          <table:table-cell table:style-name="ce39" table:formula="of:=[.C16]/[.H16]" office:value-type="float" office:value="0.816" calcext:value-type="float">
            <text:p>0.82</text:p>
          </table:table-cell>
          <table:table-cell table:style-name="ce39" table:formula="of:=[.B16]/[.$B$3]" office:value-type="float" office:value="0.142420307460311" calcext:value-type="float">
            <text:p>0.14</text:p>
          </table:table-cell>
          <table:table-cell table:style-name="ce39" table:formula="of:=[.C16]/[.$C$3]" office:value-type="float" office:value="0.026054471726428" calcext:value-type="float">
            <text:p>0.03</text:p>
          </table:table-cell>
          <table:table-cell table:style-name="ce39" table:formula="of:=[.I16]/[.$F$3]" office:value-type="float" office:value="0.482840236686391" calcext:value-type="float">
            <text:p>0.48</text:p>
          </table:table-cell>
          <table:table-cell table:style-name="ce39" table:formula="of:=[.J16]/[.$H$3]" office:value-type="float" office:value="0.0885993485342019" calcext:value-type="float">
            <text:p>0.09</text:p>
          </table:table-cell>
          <table:table-cell office:value-type="string" calcext:value-type="string">
            <text:p>i386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Orange Pi Win</text:p>
          </table:table-cell>
          <table:table-cell table:style-name="ce40" office:value-type="float" office:value="700.597" calcext:value-type="float">
            <text:p>700.60</text:p>
          </table:table-cell>
          <table:table-cell table:style-name="ce41" office:value-type="float" office:value="1854" calcext:value-type="float">
            <text:p>1,854.00</text:p>
          </table:table-cell>
          <table:table-cell table:style-name="ce44" office:value-type="string" calcext:value-type="string">
            <text:p>?</text:p>
          </table:table-cell>
          <table:table-cell table:style-name="ce39" office:value-type="float" office:value="359" calcext:value-type="float">
            <text:p>359.00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style-name="ce39" table:formula="of:=[.B17]/[.H17]" office:value-type="float" office:value="0.521277529761905" calcext:value-type="float">
            <text:p>0.52</text:p>
          </table:table-cell>
          <table:table-cell table:style-name="ce39" table:formula="of:=[.C17]/[.H17]" office:value-type="float" office:value="1.37946428571429" calcext:value-type="float">
            <text:p>1.38</text:p>
          </table:table-cell>
          <table:table-cell table:style-name="ce39" table:formula="of:=[.B17]/[.$B$3]" office:value-type="float" office:value="0.122278480570798" calcext:value-type="float">
            <text:p>0.12</text:p>
          </table:table-cell>
          <table:table-cell table:style-name="ce39" table:formula="of:=[.C17]/[.$C$3]" office:value-type="float" office:value="0.0591972923784284" calcext:value-type="float">
            <text:p>0.06</text:p>
          </table:table-cell>
          <table:table-cell table:style-name="ce39" table:formula="of:=[.I17]/[.$F$3]" office:value-type="float" office:value="0.308448242462666" calcext:value-type="float">
            <text:p>0.31</text:p>
          </table:table-cell>
          <table:table-cell table:style-name="ce39" table:formula="of:=[.J17]/[.$H$3]" office:value-type="float" office:value="0.149778966961377" calcext:value-type="float">
            <text:p>0.15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3.10.102+</text:p>
          </table:table-cell>
          <table:table-cell office:value-type="string" calcext:value-type="string">
            <text:p>gcc version 4.9.3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MBE1C-PC</text:p>
          </table:table-cell>
          <table:table-cell table:number-columns-repeated="2" table:style-name="ce40" office:value-type="float" office:value="1163" calcext:value-type="float">
            <text:p>1,163.00</text:p>
          </table:table-cell>
          <table:table-cell table:number-columns-repeated="2"/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table:style-name="ce39" table:formula="of:=[.B18]/[.H18]" office:value-type="float" office:value="1.18071065989848" calcext:value-type="float">
            <text:p>1.18</text:p>
          </table:table-cell>
          <table:table-cell table:style-name="ce39" table:formula="of:=[.C18]/[.H18]" office:value-type="float" office:value="1.18071065989848" calcext:value-type="float">
            <text:p>1.18</text:p>
          </table:table-cell>
          <table:table-cell table:style-name="ce39" table:formula="of:=[.B18]/[.$B$3]" office:value-type="float" office:value="0.202983845069046" calcext:value-type="float">
            <text:p>0.20</text:p>
          </table:table-cell>
          <table:table-cell table:style-name="ce39" table:formula="of:=[.C18]/[.$C$3]" office:value-type="float" office:value="0.0371340081100929" calcext:value-type="float">
            <text:p>0.04</text:p>
          </table:table-cell>
          <table:table-cell table:style-name="ce39" table:formula="of:=[.I18]/[.$F$3]" office:value-type="float" office:value="0.698645360886673" calcext:value-type="float">
            <text:p>0.70</text:p>
          </table:table-cell>
          <table:table-cell table:style-name="ce39" table:formula="of:=[.J18]/[.$H$3]" office:value-type="float" office:value="0.128198768718619" calcext:value-type="float">
            <text:p>0.13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9.0</text:p>
          </table:table-cell>
          <table:table-cell office:value-type="string" calcext:value-type="string">
            <text:p>lcc:1.23.21</text:p>
          </table:table-cell>
          <table:table-cell table:number-columns-repeated="47"/>
        </table:table-row>
        <table:table-row table:style-name="ro4">
          <table:table-cell office:value-type="string" calcext:value-type="string">
            <text:p>Raspberry PI</text:p>
          </table:table-cell>
          <table:table-cell table:style-name="ce16" office:value-type="float" office:value="270.5" calcext:value-type="float">
            <text:p>270.50</text:p>
          </table:table-cell>
          <table:table-cell table:style-name="ce42" office:value-type="float" office:value="270.5" calcext:value-type="float">
            <text:p>270.50</text:p>
          </table:table-cell>
          <table:table-cell table:number-columns-repeated="2"/>
          <table:table-cell office:value-type="string" calcext:value-type="string">
            <text:p>Broadcom BCM2835 (armv6)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style-name="ce39" table:formula="of:=[.B19]/[.H19]" office:value-type="float" office:value="0.386428571428571" calcext:value-type="float">
            <text:p>0.39</text:p>
          </table:table-cell>
          <table:table-cell table:style-name="ce39" table:formula="of:=[.C19]/[.H19]" office:value-type="float" office:value="0.386428571428571" calcext:value-type="float">
            <text:p>0.39</text:p>
          </table:table-cell>
          <table:table-cell table:style-name="ce39" table:formula="of:=[.B19]/[.$B$3]" office:value-type="float" office:value="0.047211633784331" calcext:value-type="float">
            <text:p>0.05</text:p>
          </table:table-cell>
          <table:table-cell table:style-name="ce39" table:formula="of:=[.C19]/[.$C$3]" office:value-type="float" office:value="0.00863692965931224" calcext:value-type="float">
            <text:p>0.01</text:p>
          </table:table-cell>
          <table:table-cell table:style-name="ce39" table:formula="of:=[.I19]/[.$F$3]" office:value-type="float" office:value="0.22865595942519" calcext:value-type="float">
            <text:p>0.23</text:p>
          </table:table-cell>
          <table:table-cell table:style-name="ce39" table:formula="of:=[.J19]/[.$H$3]" office:value-type="float" office:value="0.0419574996122227" calcext:value-type="float">
            <text:p>0.04</text:p>
          </table:table-cell>
          <table:table-cell office:value-type="string" calcext:value-type="string">
            <text:p>arm</text:p>
          </table:table-cell>
          <table:table-cell table:style-name="ce3" office:value-type="string" calcext:value-type="string">
            <text:p><text:span text:style-name="T1">Linux version </text:span>3.6.11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>
            <draw:frame draw:z-index="1" draw:style-name="gr1" draw:text-style-name="P1" svg:width="11.9614in" svg:height="5.3835in" svg:x="0.1571in" svg:y="0.1031in">
              <draw:object draw:notify-on-update-of-ranges="Whetstone.A6:Whetstone.A19 Whetstone.B5:Whetstone.B5 Whetstone.B6:Whetstone.B19 Whetstone.D5:Whetstone.D5 Whetstone.D6:Whetstone.D19 Whetstone.E5:Whetstone.E5 Whetstone.E6:Whetstone.E19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  <svg:title>1</svg:title>
            </draw:frame>
          </table:table-cell>
          <table:table-cell table:number-columns-repeated="8"/>
          <table:table-cell>
            <draw:frame draw:z-index="2" draw:style-name="gr1" draw:text-style-name="P1" svg:width="9.5299in" svg:height="5.3602in" svg:x="0.3898in" svg:y="0.0539in">
              <draw:object draw:notify-on-update-of-ranges="'Pivot Table_Whetstone_1'.B11:'Pivot Table_Whetstone_1'.B13 'Pivot Table_Whetstone_1'.F1:'Pivot Table_Whetstone_1'.F1 'Pivot Table_Whetstone_1'.F11:'Pivot Table_Whetstone_1'.F13 'Pivot Table_Whetstone_1'.G1:'Pivot Table_Whetstone_1'.G1 'Pivot Table_Whetstone_1'.G11:'Pivot Table_Whetstone_1'.G13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31">
          <table:table-cell table:number-columns-repeated="64"/>
        </table:table-row>
        <table:table-row table:style-name="ro1">
          <table:table-cell>
            <draw:frame draw:z-index="0" draw:style-name="gr1" draw:text-style-name="P1" svg:width="11.989in" svg:height="5.3402in" svg:x="0.1618in" svg:y="0.0319in">
              <draw:object draw:notify-on-update-of-ranges="Whetstone.A6:Whetstone.A19 Whetstone.K5:Whetstone.K5 Whetstone.K6:Whetstone.K19 Whetstone.L5:Whetstone.L5 Whetstone.L6:Whetstone.L19 Whetstone.M5:Whetstone.M5 Whetstone.M6:Whetstone.M19 Whetstone.N5:Whetstone.N5 Whetstone.N6:Whetstone.N1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  <svg:title>1</svg:title>
            </draw:frame>
          </table:table-cell>
          <table:table-cell table:number-columns-repeated="8"/>
          <table:table-cell>
            <draw:frame draw:z-index="3" draw:style-name="gr1" draw:text-style-name="P1" svg:width="9.6772in" svg:height="5.4433in" svg:x="0.326in" svg:y="0.0677in">
              <draw:object draw:notify-on-update-of-ranges="'Pivot Table_Whetstone_1'.B11:'Pivot Table_Whetstone_1'.B13 'Pivot Table_Whetstone_1'.J1:'Pivot Table_Whetstone_1'.J1 'Pivot Table_Whetstone_1'.J11:'Pivot Table_Whetstone_1'.J13 'Pivot Table_Whetstone_1'.K1:'Pivot Table_Whetstone_1'.K1 'Pivot Table_Whetstone_1'.K11:'Pivot Table_Whetstone_1'.K13 'Pivot Table_Whetstone_1'.L1:'Pivot Table_Whetstone_1'.L1 'Pivot Table_Whetstone_1'.L11:'Pivot Table_Whetstone_1'.L13 'Pivot Table_Whetstone_1'.M1:'Pivot Table_Whetstone_1'.M1 'Pivot Table_Whetstone_1'.M11:'Pivot Table_Whetstone_1'.M13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104852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ivot Table_Whetstone_1" table:style-name="ta1">
        <office:forms form:automatic-focus="false" form:apply-design-mode="false"/>
        <table:shapes>
          <draw:frame draw:z-index="0" draw:style-name="gr1" draw:text-style-name="P1" svg:width="8.3594in" svg:height="4.702in" svg:x="0in" svg:y="3.3886in">
            <draw:object draw:notify-on-update-of-ranges="'Pivot Table_Whetstone_1'.B2:'Pivot Table_Whetstone_1'.B15 'Pivot Table_Whetstone_1'.F1:'Pivot Table_Whetstone_1'.F1 'Pivot Table_Whetstone_1'.F2:'Pivot Table_Whetstone_1'.F15 'Pivot Table_Whetstone_1'.G1:'Pivot Table_Whetstone_1'.G1 'Pivot Table_Whetstone_1'.G2:'Pivot Table_Whetstone_1'.G1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8.3594in" svg:height="4.702in" svg:x="8.8276in" svg:y="3.3594in">
            <draw:object draw:notify-on-update-of-ranges="'Pivot Table_Whetstone_1'.B11:'Pivot Table_Whetstone_1'.B13 'Pivot Table_Whetstone_1'.F1:'Pivot Table_Whetstone_1'.F1 'Pivot Table_Whetstone_1'.F11:'Pivot Table_Whetstone_1'.F13 'Pivot Table_Whetstone_1'.G1:'Pivot Table_Whetstone_1'.G1 'Pivot Table_Whetstone_1'.G11:'Pivot Table_Whetstone_1'.G1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8.3594in" svg:height="4.702in" svg:x="0in" svg:y="8.0122in">
            <draw:object draw:notify-on-update-of-ranges="'Pivot Table_Whetstone_1'.B2:'Pivot Table_Whetstone_1'.B15 'Pivot Table_Whetstone_1'.J1:'Pivot Table_Whetstone_1'.J1 'Pivot Table_Whetstone_1'.J2:'Pivot Table_Whetstone_1'.J15 'Pivot Table_Whetstone_1'.K1:'Pivot Table_Whetstone_1'.K1 'Pivot Table_Whetstone_1'.K2:'Pivot Table_Whetstone_1'.K15 'Pivot Table_Whetstone_1'.L1:'Pivot Table_Whetstone_1'.L1 'Pivot Table_Whetstone_1'.L2:'Pivot Table_Whetstone_1'.L15 'Pivot Table_Whetstone_1'.M1:'Pivot Table_Whetstone_1'.M1 'Pivot Table_Whetstone_1'.M2:'Pivot Table_Whetstone_1'.M1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8.3594in" svg:height="4.702in" svg:x="8.9236in" svg:y="7.9815in">
            <draw:object draw:notify-on-update-of-ranges="'Pivot Table_Whetstone_1'.B11:'Pivot Table_Whetstone_1'.B13 'Pivot Table_Whetstone_1'.J1:'Pivot Table_Whetstone_1'.J1 'Pivot Table_Whetstone_1'.J11:'Pivot Table_Whetstone_1'.J13 'Pivot Table_Whetstone_1'.K1:'Pivot Table_Whetstone_1'.K1 'Pivot Table_Whetstone_1'.K11:'Pivot Table_Whetstone_1'.K13 'Pivot Table_Whetstone_1'.L1:'Pivot Table_Whetstone_1'.L1 'Pivot Table_Whetstone_1'.L11:'Pivot Table_Whetstone_1'.L13 'Pivot Table_Whetstone_1'.M1:'Pivot Table_Whetstone_1'.M1 'Pivot Table_Whetstone_1'.M11:'Pivot Table_Whetstone_1'.M1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ce25"/>
        <table:table-column table:style-name="co1" table:default-cell-style-name="ce29"/>
        <table:table-column table:style-name="co25" table:default-cell-style-name="ce29"/>
        <table:table-column table:style-name="co1" table:number-columns-repeated="2" table:default-cell-style-name="ce29"/>
        <table:table-column table:style-name="co1" table:number-columns-repeated="3" table:default-cell-style-name="ce31"/>
        <table:table-column table:style-name="co26" table:default-cell-style-name="ce31"/>
        <table:table-column table:style-name="co1" table:number-columns-repeated="4" table:default-cell-style-name="ce31"/>
        <table:table-column table:style-name="co1" table:default-cell-style-name="ce35"/>
        <table:table-column table:style-name="co1" table:number-columns-repeated="50" table:default-cell-style-name="Default"/>
        <table:table-row table:style-name="ro6">
          <table:table-cell table:style-name="ce23" office:value-type="string" calcext:value-type="string">
            <text:p>Architecture</text:p>
          </table:table-cell>
          <table:table-cell table:style-name="ce28" office:value-type="string" calcext:value-type="string">
            <text:p>Platform</text:p>
          </table:table-cell>
          <table:table-cell table:style-name="ce28" office:value-type="string" calcext:value-type="string">
            <text:p>CPU</text:p>
          </table:table-cell>
          <table:table-cell table:style-name="ce28" office:value-type="string" calcext:value-type="string">
            <text:p>Frequency (MHz)</text:p>
          </table:table-cell>
          <table:table-cell table:style-name="ce28" office:value-type="string" calcext:value-type="string">
            <text:p>Cores</text:p>
          </table:table-cell>
          <table:table-cell table:style-name="ce28" office:value-type="string" calcext:value-type="string">
            <text:p>MWIPS</text:p>
          </table:table-cell>
          <table:table-cell table:style-name="ce28" office:value-type="string" calcext:value-type="string">
            <text:p>MWIPS (multicore)</text:p>
          </table:table-cell>
          <table:table-cell table:style-name="ce28" office:value-type="string" calcext:value-type="string">
            <text:p>MWIPS (C# mono)</text:p>
          </table:table-cell>
          <table:table-cell table:style-name="ce28" office:value-type="string" calcext:value-type="string">
            <text:p>MWIPS (C# netcore)</text:p>
          </table:table-cell>
          <table:table-cell table:style-name="ce28" office:value-type="string" calcext:value-type="string">
            <text:p>Relative (single-core)</text:p>
          </table:table-cell>
          <table:table-cell table:style-name="ce28" office:value-type="string" calcext:value-type="string">
            <text:p>Relative (multicore)</text:p>
          </table:table-cell>
          <table:table-cell table:style-name="ce28" office:value-type="string" calcext:value-type="string">
            <text:p>Relative (multicore) (MHz)</text:p>
          </table:table-cell>
          <table:table-cell table:style-name="ce28" office:value-type="string" calcext:value-type="string">
            <text:p>Relative (MHz)</text:p>
          </table:table-cell>
          <table:table-cell table:style-name="ce34" office:value-type="string" calcext:value-type="string">
            <text:p>(empty)</text:p>
          </table:table-cell>
          <table:table-cell table:style-name="ce68" table:number-columns-repeated="50"/>
        </table:table-row>
        <table:table-row table:style-name="ro1">
          <table:table-cell table:style-name="ce24" office:value-type="string" calcext:value-type="string">
            <text:p>amd64</text:p>
          </table:table-cell>
          <table:table-cell office:value-type="string" calcext:value-type="string">
            <text:p>AMD A6-3650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2600" calcext:value-type="float">
            <text:p>2600</text:p>
          </table:table-cell>
          <table:table-cell office:value-type="float" office:value="4" calcext:value-type="float">
            <text:p>4</text:p>
          </table:table-cell>
          <table:table-cell office:value-type="float" office:value="3718.161" calcext:value-type="float">
            <text:p>3,718.16</text:p>
          </table:table-cell>
          <table:table-cell office:value-type="float" office:value="12113" calcext:value-type="float">
            <text:p>12,113.00</text:p>
          </table:table-cell>
          <table:table-cell office:value-type="float" office:value="1607.52" calcext:value-type="float">
            <text:p>1,607.52</text:p>
          </table:table-cell>
          <table:table-cell office:value-type="float" office:value="1823.615" calcext:value-type="float">
            <text:p>1,823.62</text:p>
          </table:table-cell>
          <table:table-cell office:value-type="float" office:value="0.648948079420266" calcext:value-type="float">
            <text:p>0.65</text:p>
          </table:table-cell>
          <table:table-cell office:value-type="float" office:value="0.386762029438999" calcext:value-type="float">
            <text:p>0.39</text:p>
          </table:table-cell>
          <table:table-cell office:value-type="float" office:value="0.505846487931178" calcext:value-type="float">
            <text:p>0.51</text:p>
          </table:table-cell>
          <table:table-cell office:value-type="float" office:value="0.846190487027765" calcext:value-type="float">
            <text:p>0.8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ore 2 Duo T9400</text:p>
          </table:table-cell>
          <table:table-cell office:value-type="string" calcext:value-type="string">
            <text:p>Intel(R) Core(TM)2 Duo CPU <text:s text:c="4"/>T9400 <text:s/>@ 2.53GHz</text:p>
          </table:table-cell>
          <table:table-cell office:value-type="float" office:value="2530" calcext:value-type="float">
            <text:p>2530</text:p>
          </table:table-cell>
          <table:table-cell office:value-type="float" office:value="2" calcext:value-type="float">
            <text:p>2</text:p>
          </table:table-cell>
          <table:table-cell office:value-type="float" office:value="2910.328" calcext:value-type="float">
            <text:p>2,910.33</text:p>
          </table:table-cell>
          <table:table-cell office:value-type="float" office:value="5195" calcext:value-type="float">
            <text:p>5,195.00</text:p>
          </table:table-cell>
          <table:table-cell office:value-type="float" office:value="1565.27" calcext:value-type="float">
            <text:p>1,565.27</text:p>
          </table:table-cell>
          <table:table-cell office:value-type="float" office:value="1992.405" calcext:value-type="float">
            <text:p>1,992.41</text:p>
          </table:table-cell>
          <table:table-cell office:value-type="float" office:value="0.507953196777391" calcext:value-type="float">
            <text:p>0.51</text:p>
          </table:table-cell>
          <table:table-cell office:value-type="float" office:value="0.165873750758326" calcext:value-type="float">
            <text:p>0.17</text:p>
          </table:table-cell>
          <table:table-cell office:value-type="float" office:value="0.222948934179638" calcext:value-type="float">
            <text:p>0.22</text:p>
          </table:table-cell>
          <table:table-cell office:value-type="float" office:value="0.68066702528241" calcext:value-type="float">
            <text:p>0.68</text:p>
          </table:table-cell>
          <table:table-cell table:number-columns-repeated="51"/>
        </table:table-row>
        <table:table-row table:style-name="ro1">
          <table:table-cell table:style-name="ce26"/>
          <table:table-cell office:value-type="string" calcext:value-type="string">
            <text:p>Core i7-2600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3400" calcext:value-type="float">
            <text:p>3400</text:p>
          </table:table-cell>
          <table:table-cell office:value-type="float" office:value="8" calcext:value-type="float">
            <text:p>8</text:p>
          </table:table-cell>
          <table:table-cell office:value-type="float" office:value="5729.52" calcext:value-type="float">
            <text:p>5,729.52</text:p>
          </table:table-cell>
          <table:table-cell office:value-type="float" office:value="31319" calcext:value-type="float">
            <text:p>31,319.00</text:p>
          </table:table-cell>
          <table:table-cell office:value-type="float" office:value="2751.545" calcext:value-type="float">
            <text:p>2,751.55</text:p>
          </table:table-cell>
          <table:table-cell office:value-type="float" office:value="3262.258" calcext:value-type="float">
            <text:p>3,262.26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.00015967298972" calcext:value-type="float">
            <text:p>1.00</text:p>
          </table:table-cell>
          <table:table-cell office:value-type="float" office:value="0.9971319178559" calcext:value-type="float">
            <text:p>1.00</text:p>
          </table:table-cell>
          <table:table-cell table:number-columns-repeated="51"/>
        </table:table-row>
        <table:table-row table:style-name="ro1">
          <table:table-cell table:style-name="ce24" office:value-type="string" calcext:value-type="string">
            <text:p>arm</text:p>
          </table:table-cell>
          <table:table-cell office:value-type="string" calcext:value-type="string">
            <text:p>Odroid N2</text:p>
          </table:table-cell>
          <table:table-cell office:value-type="string" calcext:value-type="string">
            <text:p>Amlogic S922X</text:p>
          </table:table-cell>
          <table:table-cell office:value-type="float" office:value="1800" calcext:value-type="float">
            <text:p>1800</text:p>
          </table:table-cell>
          <table:table-cell office:value-type="float" office:value="6" calcext:value-type="float">
            <text:p>6</text:p>
          </table:table-cell>
          <table:table-cell office:value-type="float" office:value="2136.978" calcext:value-type="float">
            <text:p>2,136.98</text:p>
          </table:table-cell>
          <table:table-cell office:value-type="float" office:value="9931" calcext:value-type="float">
            <text:p>9,931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372976793867549" calcext:value-type="float">
            <text:p>0.37</text:p>
          </table:table-cell>
          <table:table-cell office:value-type="float" office:value="0.317091861170535" calcext:value-type="float">
            <text:p>0.32</text:p>
          </table:table-cell>
          <table:table-cell office:value-type="float" office:value="0.599046929665822" calcext:value-type="float">
            <text:p>0.60</text:p>
          </table:table-cell>
          <table:table-cell office:value-type="float" office:value="0.702491124260355" calcext:value-type="float">
            <text:p>0.7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Orange Pi PC2</text:p>
          </table:table-cell>
          <table:table-cell office:value-type="string" calcext:value-type="string">
            <text:p>Allwinner H5 (aarch64)</text:p>
          </table:table-cell>
          <table:table-cell office:value-type="float" office:value="1152" calcext:value-type="float">
            <text:p>1152</text:p>
          </table:table-cell>
          <table:table-cell office:value-type="float" office:value="4" calcext:value-type="float">
            <text:p>4</text:p>
          </table:table-cell>
          <table:table-cell office:value-type="float" office:value="980.257" calcext:value-type="float">
            <text:p>980.26</text:p>
          </table:table-cell>
          <table:table-cell office:value-type="float" office:value="3798" calcext:value-type="float">
            <text:p>3,798.00</text:p>
          </table:table-cell>
          <table:table-cell office:value-type="float" office:value="349.357" calcext:value-type="float">
            <text:p>349.36</text:p>
          </table:table-cell>
          <table:table-cell office:value-type="float" office:value="400.242" calcext:value-type="float">
            <text:p>400.24</text:p>
          </table:table-cell>
          <table:table-cell office:value-type="float" office:value="0.171088852120247" calcext:value-type="float">
            <text:p>0.17</text:p>
          </table:table-cell>
          <table:table-cell office:value-type="float" office:value="0.121268239726683" calcext:value-type="float">
            <text:p>0.12</text:p>
          </table:table-cell>
          <table:table-cell office:value-type="float" office:value="0.357966883821933" calcext:value-type="float">
            <text:p>0.36</text:p>
          </table:table-cell>
          <table:table-cell office:value-type="float" office:value="0.503501499835634" calcext:value-type="float">
            <text:p>0.5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Orange Pi Win</text:p>
          </table:table-cell>
          <table:table-cell office:value-type="string" calcext:value-type="string">
            <text:p>Allwinner A64 (aarch64)</text:p>
          </table:table-cell>
          <table:table-cell office:value-type="float" office:value="1344" calcext:value-type="float">
            <text:p>1344</text:p>
          </table:table-cell>
          <table:table-cell office:value-type="float" office:value="4" calcext:value-type="float">
            <text:p>4</text:p>
          </table:table-cell>
          <table:table-cell office:value-type="float" office:value="700.597" calcext:value-type="float">
            <text:p>700.60</text:p>
          </table:table-cell>
          <table:table-cell office:value-type="float" office:value="1854" calcext:value-type="float">
            <text:p>1,854.00</text:p>
          </table:table-cell>
          <table:table-cell office:value-type="string" calcext:value-type="string">
            <text:p>?</text:p>
          </table:table-cell>
          <table:table-cell office:value-type="float" office:value="359" calcext:value-type="float">
            <text:p>359.00</text:p>
          </table:table-cell>
          <table:table-cell office:value-type="float" office:value="0.122278480570798" calcext:value-type="float">
            <text:p>0.12</text:p>
          </table:table-cell>
          <table:table-cell office:value-type="float" office:value="0.0591972923784284" calcext:value-type="float">
            <text:p>0.06</text:p>
          </table:table-cell>
          <table:table-cell office:value-type="float" office:value="0.149778966961377" calcext:value-type="float">
            <text:p>0.15</text:p>
          </table:table-cell>
          <table:table-cell office:value-type="float" office:value="0.308448242462666" calcext:value-type="float">
            <text:p>0.31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Raspberry PI</text:p>
          </table:table-cell>
          <table:table-cell office:value-type="string" calcext:value-type="string">
            <text:p>Broadcom BCM2835 (armv6)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0.5" calcext:value-type="float">
            <text:p>270.5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047211633784331" calcext:value-type="float">
            <text:p>0.05</text:p>
          </table:table-cell>
          <table:table-cell office:value-type="float" office:value="0.00863692965931224" calcext:value-type="float">
            <text:p>0.01</text:p>
          </table:table-cell>
          <table:table-cell office:value-type="float" office:value="0.0419574996122227" calcext:value-type="float">
            <text:p>0.04</text:p>
          </table:table-cell>
          <table:table-cell office:value-type="float" office:value="0.22865595942519" calcext:value-type="float">
            <text:p>0.23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Raspberry PI 3</text:p>
          </table:table-cell>
          <table:table-cell office:value-type="string" calcext:value-type="string">
            <text:p>Broadcom BCM2837B0 (armv8)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997.2" calcext:value-type="float">
            <text:p>997.20</text:p>
          </table:table-cell>
          <table:table-cell office:value-type="float" office:value="2779.8" calcext:value-type="float">
            <text:p>2,779.8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174045993381645" calcext:value-type="float">
            <text:p>0.17</text:p>
          </table:table-cell>
          <table:table-cell office:value-type="float" office:value="0.088757623168045" calcext:value-type="float">
            <text:p>0.09</text:p>
          </table:table-cell>
          <table:table-cell office:value-type="float" office:value="0.251520086862106" calcext:value-type="float">
            <text:p>0.25</text:p>
          </table:table-cell>
          <table:table-cell office:value-type="float" office:value="0.491715976331361" calcext:value-type="float">
            <text:p>0.49</text:p>
          </table:table-cell>
          <table:table-cell table:number-columns-repeated="51"/>
        </table:table-row>
        <table:table-row table:style-name="ro1">
          <table:table-cell table:style-name="ce26"/>
          <table:table-cell office:value-type="string" calcext:value-type="string">
            <text:p>Samsung Exynos 4412</text:p>
          </table:table-cell>
          <table:table-cell office:value-type="string" calcext:value-type="string">
            <text:p>Samsung Exynos 4412 (armv7l)</text:p>
          </table:table-cell>
          <table:table-cell office:value-type="float" office:value="1700" calcext:value-type="float">
            <text:p>1700</text:p>
          </table:table-cell>
          <table:table-cell office:value-type="float" office:value="4" calcext:value-type="float">
            <text:p>4</text:p>
          </table:table-cell>
          <table:table-cell office:value-type="float" office:value="1305.157" calcext:value-type="float">
            <text:p>1,305.16</text:p>
          </table:table-cell>
          <table:table-cell office:value-type="float" office:value="4291" calcext:value-type="float">
            <text:p>4,291.00</text:p>
          </table:table-cell>
          <table:table-cell office:value-type="float" office:value="256.837" calcext:value-type="float">
            <text:p>256.84</text:p>
          </table:table-cell>
          <table:table-cell office:value-type="float" office:value="650.114" calcext:value-type="float">
            <text:p>650.11</text:p>
          </table:table-cell>
          <table:table-cell office:value-type="float" office:value="0.227795173068599" calcext:value-type="float">
            <text:p>0.23</text:p>
          </table:table-cell>
          <table:table-cell office:value-type="float" office:value="0.1370094830614" calcext:value-type="float">
            <text:p>0.14</text:p>
          </table:table-cell>
          <table:table-cell office:value-type="float" office:value="0.274062719550361" calcext:value-type="float">
            <text:p>0.27</text:p>
          </table:table-cell>
          <table:table-cell office:value-type="float" office:value="0.454283675600418" calcext:value-type="float">
            <text:p>0.45</text:p>
          </table:table-cell>
          <table:table-cell table:number-columns-repeated="51"/>
        </table:table-row>
        <table:table-row table:style-name="ro1">
          <table:table-cell table:style-name="ce24" office:value-type="string" calcext:value-type="string">
            <text:p>e2k</text:p>
          </table:table-cell>
          <table:table-cell office:value-type="string" calcext:value-type="string">
            <text:p>E8C-SWTX</text:p>
          </table:table-cell>
          <table:table-cell office:value-type="string" calcext:value-type="string">
            <text:p>Elbrus 8C (E8C-SWTX)</text:p>
          </table:table-cell>
          <table:table-cell office:value-type="float" office:value="1300" calcext:value-type="float">
            <text:p>1300</text:p>
          </table:table-cell>
          <table:table-cell office:value-type="float" office:value="8" calcext:value-type="float">
            <text:p>8</text:p>
          </table:table-cell>
          <table:table-cell office:value-type="float" office:value="1517.615" calcext:value-type="float">
            <text:p>1,517.62</text:p>
          </table:table-cell>
          <table:table-cell office:value-type="float" office:value="12060" calcext:value-type="float">
            <text:p>12,060.00</text:p>
          </table:table-cell>
          <table:table-cell office:value-type="float" office:value="522.988" calcext:value-type="float">
            <text:p>522.99</text:p>
          </table:table-cell>
          <table:table-cell office:value-type="string" calcext:value-type="string">
            <text:p>?</text:p>
          </table:table-cell>
          <table:table-cell office:value-type="float" office:value="0.264876464346053" calcext:value-type="float">
            <text:p>0.26</text:p>
          </table:table-cell>
          <table:table-cell office:value-type="float" office:value="0.385069765956767" calcext:value-type="float">
            <text:p>0.39</text:p>
          </table:table-cell>
          <table:table-cell office:value-type="float" office:value="1.00726634928589" calcext:value-type="float">
            <text:p>1.01</text:p>
          </table:table-cell>
          <table:table-cell office:value-type="float" office:value="0.690766954938553" calcext:value-type="float">
            <text:p>0.69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MBE1C-PC</text:p>
          </table:table-cell>
          <table:table-cell office:value-type="string" calcext:value-type="string">
            <text:p>Elbrus 1C+ (MBE1C-PC)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63" calcext:value-type="float">
            <text:p>1,163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202983845069046" calcext:value-type="float">
            <text:p>0.20</text:p>
          </table:table-cell>
          <table:table-cell office:value-type="float" office:value="0.0371340081100929" calcext:value-type="float">
            <text:p>0.04</text:p>
          </table:table-cell>
          <table:table-cell office:value-type="float" office:value="0.128198768718619" calcext:value-type="float">
            <text:p>0.13</text:p>
          </table:table-cell>
          <table:table-cell office:value-type="float" office:value="0.698645360886673" calcext:value-type="float">
            <text:p>0.70</text:p>
          </table:table-cell>
          <table:table-cell table:number-columns-repeated="51"/>
        </table:table-row>
        <table:table-row table:style-name="ro1">
          <table:table-cell table:style-name="ce26"/>
          <table:table-cell office:value-type="string" calcext:value-type="string">
            <text:p>E2S-PC401</text:p>
          </table:table-cell>
          <table:table-cell office:value-type="string" calcext:value-type="string">
            <text:p>Elbrus 4C [E2S] (pc401)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938.116" calcext:value-type="float">
            <text:p>938.12</text:p>
          </table:table-cell>
          <table:table-cell office:value-type="float" office:value="2455" calcext:value-type="float">
            <text:p>2,455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163733785727251" calcext:value-type="float">
            <text:p>0.16</text:p>
          </table:table-cell>
          <table:table-cell office:value-type="float" office:value="0.0783869216769373" calcext:value-type="float">
            <text:p>0.08</text:p>
          </table:table-cell>
          <table:table-cell office:value-type="float" office:value="0.333197611292074" calcext:value-type="float">
            <text:p>0.33</text:p>
          </table:table-cell>
          <table:table-cell office:value-type="float" office:value="0.693872781065089" calcext:value-type="float">
            <text:p>0.69</text:p>
          </table:table-cell>
          <table:table-cell table:number-columns-repeated="51"/>
        </table:table-row>
        <table:table-row table:style-name="ro1">
          <table:table-cell table:style-name="ce24" office:value-type="string" calcext:value-type="string">
            <text:p>i386</text:p>
          </table:table-cell>
          <table:table-cell office:value-type="string" calcext:value-type="string">
            <text:p>Pentium 4 </text:p>
          </table:table-cell>
          <table:table-cell office:value-type="string" calcext:value-type="string">
            <text:p>Intel(R) Pentium(TM) 4 CPU</text:p>
          </table:table-cell>
          <table:table-cell office:value-type="float" office:value="3066" calcext:value-type="float">
            <text:p>30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19" calcext:value-type="float">
            <text:p>1,119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195304318686382" calcext:value-type="float">
            <text:p>0.20</text:p>
          </table:table-cell>
          <table:table-cell office:value-type="float" office:value="0.0357291101248443" calcext:value-type="float">
            <text:p>0.04</text:p>
          </table:table-cell>
          <table:table-cell office:value-type="float" office:value="0.0396276488374119" calcext:value-type="float">
            <text:p>0.04</text:p>
          </table:table-cell>
          <table:table-cell office:value-type="float" office:value="0.215958962007434" calcext:value-type="float">
            <text:p>0.22</text:p>
          </table:table-cell>
          <table:table-cell table:number-columns-repeated="51"/>
        </table:table-row>
        <table:table-row table:style-name="ro1">
          <table:table-cell table:style-name="ce26"/>
          <table:table-cell office:value-type="string" calcext:value-type="string">
            <text:p>Pentium III 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16" calcext:value-type="float">
            <text:p>816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142420307460311" calcext:value-type="float">
            <text:p>0.14</text:p>
          </table:table-cell>
          <table:table-cell office:value-type="float" office:value="0.026054471726428" calcext:value-type="float">
            <text:p>0.03</text:p>
          </table:table-cell>
          <table:table-cell office:value-type="float" office:value="0.0885993485342019" calcext:value-type="float">
            <text:p>0.09</text:p>
          </table:table-cell>
          <table:table-cell office:value-type="float" office:value="0.482840236686391" calcext:value-type="float">
            <text:p>0.48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Total Result</text:p>
          </table:table-cell>
          <table:table-cell table:style-name="ce30" table:number-columns-repeated="4"/>
          <table:table-cell table:style-name="ce32" table:number-columns-repeated="7"/>
          <table:table-cell table:style-name="ce33"/>
          <table:table-cell table:style-name="ce36"/>
          <table:table-cell table:number-columns-repeated="50"/>
        </table:table-row>
      </table:table>
      <table:table table:name="Memspeed" table:style-name="ta1">
        <office:forms form:automatic-focus="false" form:apply-design-mode="false"/>
        <table:shapes>
          <draw:frame draw:z-index="0" draw:style-name="gr1" draw:text-style-name="P1" svg:width="5.7811in" svg:height="4.1764in" svg:x="0.0555in" svg:y="2.8953in">
            <draw:object draw:notify-on-update-of-ranges="Memspeed.A4:Memspeed.A4 Memspeed.A5:Memspeed.A14 Memspeed.B4:Memspeed.B4 Memspeed.B5:Memspeed.B14 Memspeed.C4:Memspeed.C4 Memspeed.C5:Memspeed.C14 Memspeed.D4:Memspeed.D4 Memspeed.D5:Memspeed.D14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1" draw:text-style-name="P1" svg:width="5.8441in" svg:height="4.2689in" svg:x="6.1197in" svg:y="2.8799in">
            <draw:object draw:notify-on-update-of-ranges="Memspeed.A4:Memspeed.A4 Memspeed.A5:Memspeed.A14 Memspeed.E4:Memspeed.E4 Memspeed.E5:Memspeed.E14 Memspeed.F4:Memspeed.F4 Memspeed.F5:Memspeed.F14 Memspeed.G4:Memspeed.G4 Memspeed.G5:Memspeed.G14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2" draw:style-name="gr1" draw:text-style-name="P1" svg:width="5.7394in" svg:height="4.2378in" svg:x="12.115in" svg:y="2.878in">
            <draw:object draw:notify-on-update-of-ranges="Memspeed.A4:Memspeed.A4 Memspeed.A5:Memspeed.A14 Memspeed.H4:Memspeed.H4 Memspeed.H5:Memspeed.H14 Memspeed.I4:Memspeed.I4 Memspeed.I5:Memspeed.I14 Memspeed.J4:Memspeed.J4 Memspeed.J5:Memspeed.J14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27" table:default-cell-style-name="Default"/>
        <table:table-column table:style-name="co1" table:number-columns-repeated="9" table:default-cell-style-name="Default"/>
        <table:table-column table:style-name="co28" table:default-cell-style-name="Default"/>
        <table:table-column table:style-name="co1" table:number-columns-repeated="3" table:default-cell-style-name="Default"/>
        <table:table-row table:style-name="ro7">
          <table:table-cell table:style-name="ce69" office:value-type="string" calcext:value-type="string">
            <text:p>Memspeed</text:p>
          </table:table-cell>
          <table:table-cell table:style-name="ce17" office:value-type="string" calcext:value-type="string">
            <text:p>MB/S</text:p>
          </table:table-cell>
          <table:table-cell table:number-columns-repeated="12"/>
        </table:table-row>
        <table:table-row table:style-name="ro1">
          <table:table-cell table:style-name="ce5"/>
          <table:table-cell table:number-columns-repeated="13"/>
        </table:table-row>
        <table:table-row table:style-name="ro1">
          <table:table-cell table:style-name="ce1"/>
          <table:table-cell table:style-name="ce1" office:value-type="string" calcext:value-type="string" table:number-columns-spanned="3" table:number-rows-spanned="1">
            <text:p>x[m]=x[m]+s*y[m] Sngl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x[m]=x[m]+y[m] Sngl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x[m]=y[m] Sngl</text:p>
          </table:table-cell>
          <table:covered-table-cell table:number-columns-repeated="2" table:style-name="ce1"/>
          <table:table-cell table:style-name="ce1" table:number-columns-repeated="4"/>
        </table:table-row>
        <table:table-row table:style-name="ro8">
          <table:table-cell table:style-name="ce71" office:value-type="string" calcext:value-type="string">
            <text:p>Platform</text:p>
          </table:table-cell>
          <table:table-cell table:style-name="ce1" office:value-type="string" calcext:value-type="string">
            <text:p>16 KB</text:p>
          </table:table-cell>
          <table:table-cell table:style-name="ce1" office:value-type="string" calcext:value-type="string">
            <text:p>512 KB</text:p>
          </table:table-cell>
          <table:table-cell table:style-name="ce1" office:value-type="string" calcext:value-type="string">
            <text:p>8192 KB</text:p>
          </table:table-cell>
          <table:table-cell table:style-name="ce1" office:value-type="string" calcext:value-type="string">
            <text:p>16 KB</text:p>
          </table:table-cell>
          <table:table-cell table:style-name="ce1" office:value-type="string" calcext:value-type="string">
            <text:p>512 KB</text:p>
          </table:table-cell>
          <table:table-cell table:style-name="ce1" office:value-type="string" calcext:value-type="string">
            <text:p>8192 KB</text:p>
          </table:table-cell>
          <table:table-cell table:style-name="ce1" office:value-type="string" calcext:value-type="string">
            <text:p>16 KB</text:p>
          </table:table-cell>
          <table:table-cell table:style-name="ce1" office:value-type="string" calcext:value-type="string">
            <text:p>512 KB</text:p>
          </table:table-cell>
          <table:table-cell table:style-name="ce1" office:value-type="string" calcext:value-type="string">
            <text:p>8192 KB</text:p>
          </table:table-cell>
          <table:table-cell table:style-name="ce71" office:value-type="string" calcext:value-type="string">
            <text:p>CPU</text:p>
          </table:table-cell>
          <table:table-cell table:style-name="ce71" office:value-type="string" calcext:value-type="string">
            <text:p>Cores</text:p>
          </table:table-cell>
          <table:table-cell table:style-name="ce71" office:value-type="string" calcext:value-type="string">
            <text:p>Frequency (MHz)</text:p>
          </table:table-cell>
          <table:table-cell table:style-name="ce71" office:value-type="string" calcext:value-type="string">
            <text:p>Architecture</text:p>
          </table:table-cell>
        </table:table-row>
        <table:table-row table:style-name="ro1">
          <table:table-cell office:value-type="string" calcext:value-type="string">
            <text:p>Orange Pi Win</text:p>
          </table:table-cell>
          <table:table-cell office:value-type="float" office:value="2672" calcext:value-type="float">
            <text:p>2672</text:p>
          </table:table-cell>
          <table:table-cell office:value-type="float" office:value="1752" calcext:value-type="float">
            <text:p>1752</text:p>
          </table:table-cell>
          <table:table-cell office:value-type="float" office:value="1019" calcext:value-type="float">
            <text:p>1019</text:p>
          </table:table-cell>
          <table:table-cell office:value-type="float" office:value="2771" calcext:value-type="float">
            <text:p>2771</text:p>
          </table:table-cell>
          <table:table-cell office:value-type="float" office:value="1787" calcext:value-type="float">
            <text:p>1787</text:p>
          </table:table-cell>
          <table:table-cell office:value-type="float" office:value="1028" calcext:value-type="float">
            <text:p>1028</text:p>
          </table:table-cell>
          <table:table-cell office:value-type="float" office:value="3483" calcext:value-type="float">
            <text:p>3483</text:p>
          </table:table-cell>
          <table:table-cell office:value-type="float" office:value="3146" calcext:value-type="float">
            <text:p>3146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Orange Pi PC2</text:p>
          </table:table-cell>
          <table:table-cell office:value-type="float" office:value="3490" calcext:value-type="float">
            <text:p>3490</text:p>
          </table:table-cell>
          <table:table-cell office:value-type="float" office:value="1224" calcext:value-type="float">
            <text:p>1224</text:p>
          </table:table-cell>
          <table:table-cell office:value-type="float" office:value="1039" calcext:value-type="float">
            <text:p>1039</text:p>
          </table:table-cell>
          <table:table-cell office:value-type="float" office:value="2872" calcext:value-type="float">
            <text:p>2872</text:p>
          </table:table-cell>
          <table:table-cell office:value-type="float" office:value="1179" calcext:value-type="float">
            <text:p>1179</text:p>
          </table:table-cell>
          <table:table-cell office:value-type="float" office:value="1009" calcext:value-type="float">
            <text:p>1009</text:p>
          </table:table-cell>
          <table:table-cell office:value-type="float" office:value="4902" calcext:value-type="float">
            <text:p>4902</text:p>
          </table:table-cell>
          <table:table-cell office:value-type="float" office:value="2284" calcext:value-type="float">
            <text:p>2284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arm</text:p>
          </table:table-cell>
        </table:table-row>
        <table:table-row table:style-name="ro9">
          <table:table-cell office:value-type="string" calcext:value-type="string">
            <text:p>Odroid X2</text:p>
          </table:table-cell>
          <table:table-cell office:value-type="float" office:value="2403" calcext:value-type="float">
            <text:p>2403</text:p>
          </table:table-cell>
          <table:table-cell office:value-type="float" office:value="1464" calcext:value-type="float">
            <text:p>1464</text:p>
          </table:table-cell>
          <table:table-cell office:value-type="float" office:value="1261" calcext:value-type="float">
            <text:p>1261</text:p>
          </table:table-cell>
          <table:table-cell office:value-type="float" office:value="2543" calcext:value-type="float">
            <text:p>2543</text:p>
          </table:table-cell>
          <table:table-cell office:value-type="float" office:value="1472" calcext:value-type="float">
            <text:p>1472</text:p>
          </table:table-cell>
          <table:table-cell office:value-type="float" office:value="1271" calcext:value-type="float">
            <text:p>1271</text:p>
          </table:table-cell>
          <table:table-cell office:value-type="float" office:value="3856" calcext:value-type="float">
            <text:p>3856</text:p>
          </table:table-cell>
          <table:table-cell office:value-type="float" office:value="1324" calcext:value-type="float">
            <text:p>1324</text:p>
          </table:table-cell>
          <table:table-cell office:value-type="float" office:value="627" calcext:value-type="float">
            <text:p>627</text:p>
          </table:table-cell>
          <table:table-cell table:style-name="ce18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rm</text:p>
          </table:table-cell>
        </table:table-row>
        <table:table-row table:style-name="ro9">
          <table:table-cell office:value-type="string" calcext:value-type="string">
            <text:p>Odroid N2</text:p>
          </table:table-cell>
          <table:table-cell office:value-type="float" office:value="8452" calcext:value-type="float">
            <text:p>8452</text:p>
          </table:table-cell>
          <table:table-cell office:value-type="float" office:value="8214" calcext:value-type="float">
            <text:p>8214</text:p>
          </table:table-cell>
          <table:table-cell office:value-type="float" office:value="3888" calcext:value-type="float">
            <text:p>3888</text:p>
          </table:table-cell>
          <table:table-cell office:value-type="float" office:value="9876" calcext:value-type="float">
            <text:p>9876</text:p>
          </table:table-cell>
          <table:table-cell office:value-type="float" office:value="8463" calcext:value-type="float">
            <text:p>8463</text:p>
          </table:table-cell>
          <table:table-cell office:value-type="float" office:value="3966" calcext:value-type="float">
            <text:p>3966</text:p>
          </table:table-cell>
          <table:table-cell office:value-type="float" office:value="8261" calcext:value-type="float">
            <text:p>8261</text:p>
          </table:table-cell>
          <table:table-cell office:value-type="float" office:value="7260" calcext:value-type="float">
            <text:p>7260</text:p>
          </table:table-cell>
          <table:table-cell office:value-type="float" office:value="3582" calcext:value-type="float">
            <text:p>3582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table:style-name="ce52" office:value-type="string" calcext:value-type="string">
            <text:p>E2S-PC401</text:p>
          </table:table-cell>
          <table:table-cell office:value-type="float" office:value="20721" calcext:value-type="float">
            <text:p>20721</text:p>
          </table:table-cell>
          <table:table-cell office:value-type="float" office:value="22106" calcext:value-type="float">
            <text:p>22106</text:p>
          </table:table-cell>
          <table:table-cell office:value-type="float" office:value="8491" calcext:value-type="float">
            <text:p>8491</text:p>
          </table:table-cell>
          <table:table-cell office:value-type="float" office:value="10053" calcext:value-type="float">
            <text:p>10053</text:p>
          </table:table-cell>
          <table:table-cell office:value-type="float" office:value="6591" calcext:value-type="float">
            <text:p>6591</text:p>
          </table:table-cell>
          <table:table-cell office:value-type="float" office:value="2092" calcext:value-type="float">
            <text:p>2092</text:p>
          </table:table-cell>
          <table:table-cell office:value-type="float" office:value="8415" calcext:value-type="float">
            <text:p>8415</text:p>
          </table:table-cell>
          <table:table-cell office:value-type="float" office:value="6145" calcext:value-type="float">
            <text:p>6145</text:p>
          </table:table-cell>
          <table:table-cell office:value-type="float" office:value="1468" calcext:value-type="float">
            <text:p>1468</text:p>
          </table:table-cell>
          <table:table-cell table:style-name="ce14" office:value-type="string" calcext:value-type="string">
            <text:p>Elbrus 4C [E2S] (MONOCUB)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00" calcext:value-type="float">
            <text:p>800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table:style-name="ce14" office:value-type="string" calcext:value-type="string">
            <text:p>MBE1C-PC</text:p>
          </table:table-cell>
          <table:table-cell office:value-type="float" office:value="2651" calcext:value-type="float">
            <text:p>2651</text:p>
          </table:table-cell>
          <table:table-cell office:value-type="float" office:value="2537" calcext:value-type="float">
            <text:p>2537</text:p>
          </table:table-cell>
          <table:table-cell office:value-type="float" office:value="232" calcext:value-type="float">
            <text:p>232</text:p>
          </table:table-cell>
          <table:table-cell office:value-type="float" office:value="3519" calcext:value-type="float">
            <text:p>3519</text:p>
          </table:table-cell>
          <table:table-cell office:value-type="float" office:value="5798" calcext:value-type="float">
            <text:p>5798</text:p>
          </table:table-cell>
          <table:table-cell office:value-type="float" office:value="763" calcext:value-type="float">
            <text:p>763</text:p>
          </table:table-cell>
          <table:table-cell office:value-type="float" office:value="5073" calcext:value-type="float">
            <text:p>5073</text:p>
          </table:table-cell>
          <table:table-cell office:value-type="float" office:value="4860" calcext:value-type="float">
            <text:p>4860</text:p>
          </table:table-cell>
          <table:table-cell office:value-type="float" office:value="513" calcext:value-type="float">
            <text:p>513</text:p>
          </table:table-cell>
          <table:table-cell table:style-name="ce14" office:value-type="string" calcext:value-type="string">
            <text:p>Elbrus 1C+ (MBE1C-PC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5" calcext:value-type="float">
            <text:p>985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office:value-type="string" calcext:value-type="string">
            <text:p>E8C-SWTX</text:p>
          </table:table-cell>
          <table:table-cell office:value-type="float" office:value="37160" calcext:value-type="float">
            <text:p>37160</text:p>
          </table:table-cell>
          <table:table-cell office:value-type="float" office:value="29195" calcext:value-type="float">
            <text:p>29195</text:p>
          </table:table-cell>
          <table:table-cell office:value-type="float" office:value="24130" calcext:value-type="float">
            <text:p>24130</text:p>
          </table:table-cell>
          <table:table-cell office:value-type="float" office:value="37806" calcext:value-type="float">
            <text:p>37806</text:p>
          </table:table-cell>
          <table:table-cell office:value-type="float" office:value="29193" calcext:value-type="float">
            <text:p>29193</text:p>
          </table:table-cell>
          <table:table-cell office:value-type="float" office:value="24114" calcext:value-type="float">
            <text:p>24114</text:p>
          </table:table-cell>
          <table:table-cell office:value-type="float" office:value="19096" calcext:value-type="float">
            <text:p>19096</text:p>
          </table:table-cell>
          <table:table-cell office:value-type="float" office:value="17431" calcext:value-type="float">
            <text:p>17431</text:p>
          </table:table-cell>
          <table:table-cell office:value-type="float" office:value="14045" calcext:value-type="float">
            <text:p>14045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office:value-type="string" calcext:value-type="string">
            <text:p>Core i7-2600</text:p>
          </table:table-cell>
          <table:table-cell office:value-type="float" office:value="73499" calcext:value-type="float">
            <text:p>73499</text:p>
          </table:table-cell>
          <table:table-cell office:value-type="float" office:value="53366" calcext:value-type="float">
            <text:p>53366</text:p>
          </table:table-cell>
          <table:table-cell office:value-type="float" office:value="32794" calcext:value-type="float">
            <text:p>32794</text:p>
          </table:table-cell>
          <table:table-cell office:value-type="float" office:value="75334" calcext:value-type="float">
            <text:p>75334</text:p>
          </table:table-cell>
          <table:table-cell office:value-type="float" office:value="54605" calcext:value-type="float">
            <text:p>54605</text:p>
          </table:table-cell>
          <table:table-cell office:value-type="float" office:value="32432" calcext:value-type="float">
            <text:p>32432</text:p>
          </table:table-cell>
          <table:table-cell office:value-type="float" office:value="26348" calcext:value-type="float">
            <text:p>26348</text:p>
          </table:table-cell>
          <table:table-cell office:value-type="float" office:value="16541" calcext:value-type="float">
            <text:p>16541</text:p>
          </table:table-cell>
          <table:table-cell office:value-type="float" office:value="8317" calcext:value-type="float">
            <text:p>8317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amd64</text:p>
          </table:table-cell>
        </table:table-row>
        <table:table-row table:style-name="ro1">
          <table:table-cell office:value-type="string" calcext:value-type="string">
            <text:p>Core 2 Duo T9400</text:p>
          </table:table-cell>
          <table:table-cell office:value-type="float" office:value="9737" calcext:value-type="float">
            <text:p>9737</text:p>
          </table:table-cell>
          <table:table-cell office:value-type="float" office:value="14189" calcext:value-type="float">
            <text:p>14189</text:p>
          </table:table-cell>
          <table:table-cell office:value-type="float" office:value="8249" calcext:value-type="float">
            <text:p>8249</text:p>
          </table:table-cell>
          <table:table-cell office:value-type="float" office:value="18113" calcext:value-type="float">
            <text:p>18113</text:p>
          </table:table-cell>
          <table:table-cell office:value-type="float" office:value="9344" calcext:value-type="float">
            <text:p>9344</text:p>
          </table:table-cell>
          <table:table-cell office:value-type="float" office:value="8153" calcext:value-type="float">
            <text:p>8153</text:p>
          </table:table-cell>
          <table:table-cell office:value-type="float" office:value="3232" calcext:value-type="float">
            <text:p>3232</text:p>
          </table:table-cell>
          <table:table-cell office:value-type="float" office:value="5196" calcext:value-type="float">
            <text:p>5196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amd64</text:p>
          </table:table-cell>
        </table:table-row>
        <table:table-row table:style-name="ro1">
          <table:table-cell office:value-type="string" calcext:value-type="string">
            <text:p>AMD A6-3650</text:p>
          </table:table-cell>
          <table:table-cell office:value-type="float" office:value="40930" calcext:value-type="float">
            <text:p>40930</text:p>
          </table:table-cell>
          <table:table-cell office:value-type="float" office:value="37749" calcext:value-type="float">
            <text:p>37749</text:p>
          </table:table-cell>
          <table:table-cell office:value-type="float" office:value="8578" calcext:value-type="float">
            <text:p>8578</text:p>
          </table:table-cell>
          <table:table-cell office:value-type="float" office:value="40988" calcext:value-type="float">
            <text:p>40988</text:p>
          </table:table-cell>
          <table:table-cell office:value-type="float" office:value="36529" calcext:value-type="float">
            <text:p>36529</text:p>
          </table:table-cell>
          <table:table-cell office:value-type="float" office:value="8523" calcext:value-type="float">
            <text:p>8523</text:p>
          </table:table-cell>
          <table:table-cell office:value-type="float" office:value="13655" calcext:value-type="float">
            <text:p>13655</text:p>
          </table:table-cell>
          <table:table-cell office:value-type="float" office:value="9154" calcext:value-type="float">
            <text:p>9154</text:p>
          </table:table-cell>
          <table:table-cell office:value-type="float" office:value="2154" calcext:value-type="float">
            <text:p>2154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amd64</text:p>
          </table:table-cell>
        </table:table-row>
      </table:table>
      <table:table table:name="MPMFLOPS" table:style-name="ta1">
        <office:forms form:automatic-focus="false" form:apply-design-mode="false"/>
        <table:shapes>
          <draw:frame draw:z-index="0" draw:style-name="gr1" draw:text-style-name="P1" svg:width="13.0917in" svg:height="7.3638in" svg:x="0in" svg:y="2.815in">
            <draw:object draw:notify-on-update-of-ranges="MPMFLOPS.A3:MPMFLOPS.A3 MPMFLOPS.A4:MPMFLOPS.A13 MPMFLOPS.B3:MPMFLOPS.B3 MPMFLOPS.B4:MPMFLOPS.B13 MPMFLOPS.C3:MPMFLOPS.C3 MPMFLOPS.C4:MPMFLOPS.C13 MPMFLOPS.D3:MPMFLOPS.D3 MPMFLOPS.D4:MPMFLOPS.D13 MPMFLOPS.E3:MPMFLOPS.E3 MPMFLOPS.E4:MPMFLOPS.E13 MPMFLOPS.F3:MPMFLOPS.F3 MPMFLOPS.F4:MPMFLOPS.F13 MPMFLOPS.G3:MPMFLOPS.G3 MPMFLOPS.G4:MPMFLOPS.G13 MPMFLOPS.H3:MPMFLOPS.H3 MPMFLOPS.H4:MPMFLOPS.H13 MPMFLOPS.I3:MPMFLOPS.I3 MPMFLOPS.I4:MPMFLOPS.I13 MPMFLOPS.J3:MPMFLOPS.J3 MPMFLOPS.J4:MPMFLOPS.J13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2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4"/>
        </table:table-row>
        <table:table-row table:style-name="ro10">
          <table:table-cell table:style-name="ce71" office:value-type="string" calcext:value-type="string">
            <text:p>Platform</text:p>
          </table:table-cell>
          <table:table-cell table:style-name="ce71" office:value-type="string" calcext:value-type="string">
            <text:p>2 ops/w – 102400 4B words</text:p>
          </table:table-cell>
          <table:table-cell table:style-name="ce71" office:value-type="string" calcext:value-type="string">
            <text:p>2 ops/w – 1024000 4B words</text:p>
          </table:table-cell>
          <table:table-cell table:style-name="ce71" office:value-type="string" calcext:value-type="string">
            <text:p>2 ops/w – 10240000 4B words</text:p>
          </table:table-cell>
          <table:table-cell table:style-name="ce71" office:value-type="string" calcext:value-type="string">
            <text:p>8 ops/w – 102400 4B words</text:p>
          </table:table-cell>
          <table:table-cell table:style-name="ce71" office:value-type="string" calcext:value-type="string">
            <text:p>8 ops/w – 1024000 4B words</text:p>
          </table:table-cell>
          <table:table-cell table:style-name="ce71" office:value-type="string" calcext:value-type="string">
            <text:p>8 ops/w – 10240000 4B words</text:p>
          </table:table-cell>
          <table:table-cell table:style-name="ce71" office:value-type="string" calcext:value-type="string">
            <text:p>32 ops/w – 102400 4B words</text:p>
          </table:table-cell>
          <table:table-cell table:style-name="ce71" office:value-type="string" calcext:value-type="string">
            <text:p>32 ops/w – 1024000 4B words</text:p>
          </table:table-cell>
          <table:table-cell table:style-name="ce71" office:value-type="string" calcext:value-type="string">
            <text:p>32 ops/w – 10240000 4B words</text:p>
          </table:table-cell>
          <table:table-cell table:style-name="ce71" office:value-type="string" calcext:value-type="string">
            <text:p>CPU</text:p>
          </table:table-cell>
          <table:table-cell table:style-name="ce71" office:value-type="string" calcext:value-type="string">
            <text:p>Cores</text:p>
          </table:table-cell>
          <table:table-cell table:style-name="ce71" office:value-type="string" calcext:value-type="string">
            <text:p>Frequency (MHz)</text:p>
          </table:table-cell>
          <table:table-cell table:style-name="ce71" office:value-type="string" calcext:value-type="string">
            <text:p>Architecture</text:p>
          </table:table-cell>
        </table:table-row>
        <table:table-row table:style-name="ro1">
          <table:table-cell office:value-type="string" calcext:value-type="string">
            <text:p>Orange Pi Win</text:p>
          </table:table-cell>
          <table:table-cell office:value-type="float" office:value="517" calcext:value-type="float">
            <text:p>517</text:p>
          </table:table-cell>
          <table:table-cell office:value-type="float" office:value="472" calcext:value-type="float">
            <text:p>472</text:p>
          </table:table-cell>
          <table:table-cell office:value-type="float" office:value="464" calcext:value-type="float">
            <text:p>464</text:p>
          </table:table-cell>
          <table:table-cell office:value-type="float" office:value="1657" calcext:value-type="float">
            <text:p>1657</text:p>
          </table:table-cell>
          <table:table-cell office:value-type="float" office:value="1571" calcext:value-type="float">
            <text:p>1571</text:p>
          </table:table-cell>
          <table:table-cell office:value-type="float" office:value="1541" calcext:value-type="float">
            <text:p>1541</text:p>
          </table:table-cell>
          <table:table-cell office:value-type="float" office:value="2601" calcext:value-type="float">
            <text:p>2601</text:p>
          </table:table-cell>
          <table:table-cell office:value-type="float" office:value="2561" calcext:value-type="float">
            <text:p>2561</text:p>
          </table:table-cell>
          <table:table-cell office:value-type="float" office:value="2558" calcext:value-type="float">
            <text:p>2558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Orange Pi PC2</text:p>
          </table:table-cell>
          <table:table-cell office:value-type="float" office:value="2737" calcext:value-type="float">
            <text:p>2737</text:p>
          </table:table-cell>
          <table:table-cell office:value-type="float" office:value="482" calcext:value-type="float">
            <text:p>482</text:p>
          </table:table-cell>
          <table:table-cell office:value-type="float" office:value="475" calcext:value-type="float">
            <text:p>475</text:p>
          </table:table-cell>
          <table:table-cell office:value-type="float" office:value="6597" calcext:value-type="float">
            <text:p>6597</text:p>
          </table:table-cell>
          <table:table-cell office:value-type="float" office:value="1909" calcext:value-type="float">
            <text:p>1909</text:p>
          </table:table-cell>
          <table:table-cell office:value-type="float" office:value="1896" calcext:value-type="float">
            <text:p>1896</text:p>
          </table:table-cell>
          <table:table-cell office:value-type="float" office:value="6033" calcext:value-type="float">
            <text:p>6033</text:p>
          </table:table-cell>
          <table:table-cell office:value-type="float" office:value="5797" calcext:value-type="float">
            <text:p>5797</text:p>
          </table:table-cell>
          <table:table-cell office:value-type="float" office:value="5826" calcext:value-type="float">
            <text:p>5826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Odroid X2</text:p>
          </table:table-cell>
          <table:table-cell office:value-type="float" office:value="893" calcext:value-type="float">
            <text:p>893</text:p>
          </table:table-cell>
          <table:table-cell office:value-type="float" office:value="598" calcext:value-type="float">
            <text:p>598</text:p>
          </table:table-cell>
          <table:table-cell office:value-type="float" office:value="620" calcext:value-type="float">
            <text:p>620</text:p>
          </table:table-cell>
          <table:table-cell office:value-type="float" office:value="2077" calcext:value-type="float">
            <text:p>2077</text:p>
          </table:table-cell>
          <table:table-cell office:value-type="float" office:value="1987" calcext:value-type="float">
            <text:p>1987</text:p>
          </table:table-cell>
          <table:table-cell office:value-type="float" office:value="2015" calcext:value-type="float">
            <text:p>2015</text:p>
          </table:table-cell>
          <table:table-cell office:value-type="float" office:value="3276" calcext:value-type="float">
            <text:p>3276</text:p>
          </table:table-cell>
          <table:table-cell office:value-type="float" office:value="3230" calcext:value-type="float">
            <text:p>3230</text:p>
          </table:table-cell>
          <table:table-cell office:value-type="float" office:value="3224" calcext:value-type="float">
            <text:p>3224</text:p>
          </table:table-cell>
          <table:table-cell table:style-name="ce18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Odroid N2</text:p>
          </table:table-cell>
          <table:table-cell office:value-type="float" office:value="9859" calcext:value-type="float">
            <text:p>9859</text:p>
          </table:table-cell>
          <table:table-cell office:value-type="float" office:value="1360" calcext:value-type="float">
            <text:p>1360</text:p>
          </table:table-cell>
          <table:table-cell office:value-type="float" office:value="1328" calcext:value-type="float">
            <text:p>1328</text:p>
          </table:table-cell>
          <table:table-cell office:value-type="float" office:value="23657" calcext:value-type="float">
            <text:p>23657</text:p>
          </table:table-cell>
          <table:table-cell office:value-type="float" office:value="5398" calcext:value-type="float">
            <text:p>5398</text:p>
          </table:table-cell>
          <table:table-cell office:value-type="float" office:value="5318" calcext:value-type="float">
            <text:p>5318</text:p>
          </table:table-cell>
          <table:table-cell office:value-type="float" office:value="21407" calcext:value-type="float">
            <text:p>21407</text:p>
          </table:table-cell>
          <table:table-cell office:value-type="float" office:value="18311" calcext:value-type="float">
            <text:p>18311</text:p>
          </table:table-cell>
          <table:table-cell office:value-type="float" office:value="18102" calcext:value-type="float">
            <text:p>18102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table:style-name="ce29" office:value-type="string" calcext:value-type="string">
            <text:p>E2S-PC401</text:p>
          </table:table-cell>
          <table:table-cell office:value-type="float" office:value="16319" calcext:value-type="float">
            <text:p>16319</text:p>
          </table:table-cell>
          <table:table-cell office:value-type="float" office:value="17495" calcext:value-type="float">
            <text:p>17495</text:p>
          </table:table-cell>
          <table:table-cell office:value-type="float" office:value="2998" calcext:value-type="float">
            <text:p>2998</text:p>
          </table:table-cell>
          <table:table-cell office:value-type="float" office:value="22592" calcext:value-type="float">
            <text:p>22592</text:p>
          </table:table-cell>
          <table:table-cell office:value-type="float" office:value="17738" calcext:value-type="float">
            <text:p>17738</text:p>
          </table:table-cell>
          <table:table-cell office:value-type="float" office:value="12125" calcext:value-type="float">
            <text:p>12125</text:p>
          </table:table-cell>
          <table:table-cell office:value-type="float" office:value="35782" calcext:value-type="float">
            <text:p>35782</text:p>
          </table:table-cell>
          <table:table-cell office:value-type="float" office:value="35757" calcext:value-type="float">
            <text:p>35757</text:p>
          </table:table-cell>
          <table:table-cell office:value-type="float" office:value="24169" calcext:value-type="float">
            <text:p>24169</text:p>
          </table:table-cell>
          <table:table-cell table:style-name="ce14" office:value-type="string" calcext:value-type="string">
            <text:p>Elbrus 4C [E2S] (MONOCUB)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00" calcext:value-type="float">
            <text:p>800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table:style-name="ce14" office:value-type="string" calcext:value-type="string">
            <text:p>MBE1C-PC</text:p>
          </table:table-cell>
          <table:table-cell office:value-type="float" office:value="7770" calcext:value-type="float">
            <text:p>7770</text:p>
          </table:table-cell>
          <table:table-cell office:value-type="float" office:value="2068" calcext:value-type="float">
            <text:p>2068</text:p>
          </table:table-cell>
          <table:table-cell office:value-type="float" office:value="2029" calcext:value-type="float">
            <text:p>2029</text:p>
          </table:table-cell>
          <table:table-cell office:value-type="float" office:value="10425" calcext:value-type="float">
            <text:p>10425</text:p>
          </table:table-cell>
          <table:table-cell office:value-type="float" office:value="7049" calcext:value-type="float">
            <text:p>7049</text:p>
          </table:table-cell>
          <table:table-cell office:value-type="float" office:value="6816" calcext:value-type="float">
            <text:p>6816</text:p>
          </table:table-cell>
          <table:table-cell office:value-type="float" office:value="15655" calcext:value-type="float">
            <text:p>15655</text:p>
          </table:table-cell>
          <table:table-cell office:value-type="float" office:value="15455" calcext:value-type="float">
            <text:p>15455</text:p>
          </table:table-cell>
          <table:table-cell office:value-type="float" office:value="15550" calcext:value-type="float">
            <text:p>15550</text:p>
          </table:table-cell>
          <table:table-cell table:style-name="ce14" office:value-type="string" calcext:value-type="string">
            <text:p>Elbrus 1C+ (MBE1C-PC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5" calcext:value-type="float">
            <text:p>985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office:value-type="string" calcext:value-type="string">
            <text:p>E8C-SWTX</text:p>
          </table:table-cell>
          <table:table-cell office:value-type="float" office:value="46965" calcext:value-type="float">
            <text:p>46965</text:p>
          </table:table-cell>
          <table:table-cell office:value-type="float" office:value="65423" calcext:value-type="float">
            <text:p>65423</text:p>
          </table:table-cell>
          <table:table-cell office:value-type="float" office:value="4505" calcext:value-type="float">
            <text:p>4505</text:p>
          </table:table-cell>
          <table:table-cell office:value-type="float" office:value="98423" calcext:value-type="float">
            <text:p>98423</text:p>
          </table:table-cell>
          <table:table-cell office:value-type="float" office:value="93145" calcext:value-type="float">
            <text:p>93145</text:p>
          </table:table-cell>
          <table:table-cell office:value-type="float" office:value="17994" calcext:value-type="float">
            <text:p>17994</text:p>
          </table:table-cell>
          <table:table-cell office:value-type="float" office:value="146865" calcext:value-type="float">
            <text:p>146865</text:p>
          </table:table-cell>
          <table:table-cell office:value-type="float" office:value="160334" calcext:value-type="float">
            <text:p>160334</text:p>
          </table:table-cell>
          <table:table-cell office:value-type="float" office:value="68001" calcext:value-type="float">
            <text:p>68001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office:value-type="string" calcext:value-type="string">
            <text:p>Core i7-2600</text:p>
          </table:table-cell>
          <table:table-cell office:value-type="float" office:value="43309" calcext:value-type="float">
            <text:p>43309</text:p>
          </table:table-cell>
          <table:table-cell office:value-type="float" office:value="35180" calcext:value-type="float">
            <text:p>35180</text:p>
          </table:table-cell>
          <table:table-cell office:value-type="float" office:value="4454" calcext:value-type="float">
            <text:p>4454</text:p>
          </table:table-cell>
          <table:table-cell office:value-type="float" office:value="83624" calcext:value-type="float">
            <text:p>83624</text:p>
          </table:table-cell>
          <table:table-cell office:value-type="float" office:value="84536" calcext:value-type="float">
            <text:p>84536</text:p>
          </table:table-cell>
          <table:table-cell office:value-type="float" office:value="17643" calcext:value-type="float">
            <text:p>17643</text:p>
          </table:table-cell>
          <table:table-cell office:value-type="float" office:value="81936" calcext:value-type="float">
            <text:p>81936</text:p>
          </table:table-cell>
          <table:table-cell office:value-type="float" office:value="82606" calcext:value-type="float">
            <text:p>82606</text:p>
          </table:table-cell>
          <table:table-cell table:style-name="ce73" office:value-type="float" office:value="68539" calcext:value-type="float">
            <text:p>68539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amd64</text:p>
          </table:table-cell>
        </table:table-row>
        <table:table-row table:style-name="ro1">
          <table:table-cell office:value-type="string" calcext:value-type="string">
            <text:p>Core 2 Duo T9400</text:p>
          </table:table-cell>
          <table:table-cell office:value-type="float" office:value="6614" calcext:value-type="float">
            <text:p>6614</text:p>
          </table:table-cell>
          <table:table-cell office:value-type="float" office:value="6501" calcext:value-type="float">
            <text:p>6501</text:p>
          </table:table-cell>
          <table:table-cell office:value-type="float" office:value="949" calcext:value-type="float">
            <text:p>949</text:p>
          </table:table-cell>
          <table:table-cell office:value-type="float" office:value="16025" calcext:value-type="float">
            <text:p>16025</text:p>
          </table:table-cell>
          <table:table-cell office:value-type="float" office:value="16043" calcext:value-type="float">
            <text:p>16043</text:p>
          </table:table-cell>
          <table:table-cell office:value-type="float" office:value="3813" calcext:value-type="float">
            <text:p>3813</text:p>
          </table:table-cell>
          <table:table-cell office:value-type="float" office:value="24236" calcext:value-type="float">
            <text:p>24236</text:p>
          </table:table-cell>
          <table:table-cell office:value-type="float" office:value="24129" calcext:value-type="float">
            <text:p>24129</text:p>
          </table:table-cell>
          <table:table-cell office:value-type="float" office:value="13724" calcext:value-type="float">
            <text:p>13724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amd64</text:p>
          </table:table-cell>
        </table:table-row>
        <table:table-row table:style-name="ro1">
          <table:table-cell office:value-type="string" calcext:value-type="string">
            <text:p>AMD A6-3650</text:p>
          </table:table-cell>
          <table:table-cell table:number-columns-repeated="9"/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amd64</text:p>
          </table:table-cell>
        </table:table-row>
      </table:table>
      <table:table table:name="LLoops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mspeed.B4:Memspeed.J14" table:display-filter-buttons="true"/>
        <table:database-range table:name="__Anonymous_Sheet_DB__2" table:target-range-address="'Pivot Table_Dhrystone_1'.A3:'Pivot Table_Dhrystone_1'.I19">
          <table:sort>
            <table:sort-by table:field-number="6" table:order="descending" table:data-type="automatic"/>
          </table:sort>
        </table:database-range>
        <table:database-range table:name="__Anonymous_Sheet_DB__3" table:target-range-address="Whetstone.A5:Whetstone.Q19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5" table:target-range-address="Memspeed.A4:Memspeed.N14" table:display-filter-buttons="true"/>
        <table:database-range table:name="__Anonymous_Sheet_DB__6" table:target-range-address="MPMFLOPS.A3:MPMFLOPS.N13" table:display-filter-buttons="true"/>
      </table:database-ranges>
      <table:data-pilot-tables>
        <table:data-pilot-table table:name="DataPilot1" table:application-data="" table:target-range-address="'Pivot Table_Dhrystone_1'.A1:'Pivot Table_Dhrystone_1'.I19" table:buttons="'Pivot Table_Dhrystone_1'.A1 'Pivot Table_Dhrystone_1'.A3 'Pivot Table_Dhrystone_1'.B3 'Pivot Table_Dhrystone_1'.C3 'Pivot Table_Dhrystone_1'.D3 'Pivot Table_Dhrystone_1'.E3 'Pivot Table_Dhrystone_1'.F3 'Pivot Table_Dhrystone_1'.G3 'Pivot Table_Dhrystone_1'.H3" table:drill-down-on-double-click="false">
          <table:source-cell-range table:cell-range-address="Dhrystone.A5:Dhrystone.K2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rchitecture" table:orientation="row" table:used-hierarchy="0" table:function="auto">
            <table:data-pilot-level table:show-empty="false" calcext:repeat-item-labels="false">
              <table:data-pilot-members>
                <table:data-pilot-member table:name="amd64" table:display="false" table:show-details="true"/>
                <table:data-pilot-member table:name="arm" table:display="false" table:show-details="true"/>
                <table:data-pilot-member table:name="e2k" table:display="true" table:show-details="true"/>
                <table:data-pilot-member table:name="i386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PU" table:orientation="row" table:used-hierarchy="0" table:function="auto">
            <table:data-pilot-level table:show-empty="false" calcext:repeat-item-labels="false">
              <table:data-pilot-members>
                <table:data-pilot-member table:name="Allwinner A64 (aarch64)" table:display="true" table:show-details="true"/>
                <table:data-pilot-member table:name="Allwinner H5 (aarch64)" table:display="true" table:show-details="true"/>
                <table:data-pilot-member table:name="AMD A6-3650 APU with Radeon(tm) HD Graphics" table:display="true" table:show-details="true"/>
                <table:data-pilot-member table:name="Amlogic S922X" table:display="true" table:show-details="true"/>
                <table:data-pilot-member table:name="Broadcom BCM2835" table:display="true" table:show-details="true"/>
                <table:data-pilot-member table:name="Broadcom BCM2837B0 (armv8)" table:display="true" table:show-details="true"/>
                <table:data-pilot-member table:name="Elbrus 1C+ (MBE1C-PC)" table:display="true" table:show-details="true"/>
                <table:data-pilot-member table:name="Elbrus 4C [E2S] (MONOCUB)" table:display="true" table:show-details="true"/>
                <table:data-pilot-member table:name="Elbrus 8C (E8C-SWTX)" table:display="true" table:show-details="true"/>
                <table:data-pilot-member table:name="Intel(R) Atom(TM) x5-Z8350 CPU @ 1.44GHz" table:display="true" table:show-details="true"/>
                <table:data-pilot-member table:name="Intel(R) Core(TM) 2 Duo CPU     T9400  @ 2.53GHz" table:display="true" table:show-details="true"/>
                <table:data-pilot-member table:name="Intel(R) Core(TM) i7-2600 CPU @ 3.40GHz" table:display="true" table:show-details="true"/>
                <table:data-pilot-member table:name="Intel(R) Pentium(TM) 4 CPU" table:display="true" table:show-details="true"/>
                <table:data-pilot-member table:name="Intel(R) Pentium(TM) III CPU" table:display="true" table:show-details="true"/>
                <table:data-pilot-member table:name="Samsung Exynos 4412 (armv7l)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latform" table:orientation="row" table:used-hierarchy="0" table:function="auto">
            <table:data-pilot-level table:show-empty="false" calcext:repeat-item-labels="false">
              <table:data-pilot-members>
                <table:data-pilot-member table:name="AMD A6-3650" table:display="true" table:show-details="true"/>
                <table:data-pilot-member table:name="Atom Z8350" table:display="true" table:show-details="true"/>
                <table:data-pilot-member table:name="Core 2 Duo T9400" table:display="true" table:show-details="true"/>
                <table:data-pilot-member table:name="Core i7-2600" table:display="true" table:show-details="true"/>
                <table:data-pilot-member table:name="E8C-SWTX" table:display="true" table:show-details="true"/>
                <table:data-pilot-member table:name="MBE1C-PC" table:display="true" table:show-details="true"/>
                <table:data-pilot-member table:name="MONOCUB" table:display="true" table:show-details="true"/>
                <table:data-pilot-member table:name="Odroid N2" table:display="true" table:show-details="true"/>
                <table:data-pilot-member table:name="Orange Pi PC2" table:display="true" table:show-details="true"/>
                <table:data-pilot-member table:name="Orange Pi Win" table:display="true" table:show-details="true"/>
                <table:data-pilot-member table:name="Pentium 4 " table:display="true" table:show-details="true"/>
                <table:data-pilot-member table:name="Pentium III " table:display="true" table:show-details="true"/>
                <table:data-pilot-member table:name="Raspberry PI" table:display="true" table:show-details="true"/>
                <table:data-pilot-member table:name="Raspberry PI 3" table:display="true" table:show-details="true"/>
                <table:data-pilot-member table:name="Samsung Exynos 44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equency (MHz)" table:orientation="row" table:used-hierarchy="0" table:function="auto">
            <table:data-pilot-level table:show-empty="false" calcext:repeat-item-labels="false">
              <table:data-pilot-members>
                <table:data-pilot-member table:name="700" table:display="true" table:show-details="true"/>
                <table:data-pilot-member table:name="800" table:display="true" table:show-details="true"/>
                <table:data-pilot-member table:name="985" table:display="true" table:show-details="true"/>
                <table:data-pilot-member table:name="1000" table:display="true" table:show-details="true"/>
                <table:data-pilot-member table:name="1152" table:display="true" table:show-details="true"/>
                <table:data-pilot-member table:name="1200" table:display="true" table:show-details="true"/>
                <table:data-pilot-member table:name="1300" table:display="true" table:show-details="true"/>
                <table:data-pilot-member table:name="1344" table:display="true" table:show-details="true"/>
                <table:data-pilot-member table:name="1400" table:display="true" table:show-details="true"/>
                <table:data-pilot-member table:name="1700" table:display="true" table:show-details="true"/>
                <table:data-pilot-member table:name="1800" table:display="true" table:show-details="true"/>
                <table:data-pilot-member table:name="2530" table:display="true" table:show-details="true"/>
                <table:data-pilot-member table:name="2600" table:display="true" table:show-details="true"/>
                <table:data-pilot-member table:name="3066" table:display="true" table:show-details="true"/>
                <table:data-pilot-member table:name="34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re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ult (VAX MIPS rating)" table:orientation="row" table:used-hierarchy="0" table:function="auto">
            <table:data-pilot-level table:show-empty="false" calcext:repeat-item-labels="false">
              <table:data-pilot-members>
                <table:data-pilot-member table:name="22,076.97" table:display="true" table:show-details="true"/>
                <table:data-pilot-member table:name="13,212.00" table:display="true" table:show-details="true"/>
                <table:data-pilot-member table:name="11,455.81" table:display="true" table:show-details="true"/>
                <table:data-pilot-member table:name="8,230.00" table:display="true" table:show-details="true"/>
                <table:data-pilot-member table:name="4,495.03" table:display="true" table:show-details="true"/>
                <table:data-pilot-member table:name="4,012.00" table:display="true" table:show-details="true"/>
                <table:data-pilot-member table:name="3,202.71" table:display="true" table:show-details="true"/>
                <table:data-pilot-member table:name="2,949.12" table:display="true" table:show-details="true"/>
                <table:data-pilot-member table:name="2,592.88" table:display="true" table:show-details="true"/>
                <table:data-pilot-member table:name="2,469.00" table:display="true" table:show-details="true"/>
                <table:data-pilot-member table:name="2,370.00" table:display="true" table:show-details="true"/>
                <table:data-pilot-member table:name="1,595.00" table:display="true" table:show-details="true"/>
                <table:data-pilot-member table:name="1,562.66" table:display="true" table:show-details="true"/>
                <table:data-pilot-member table:name="962.87" table:display="true" table:show-details="true"/>
                <table:data-pilot-member table:name="847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" table:orientation="row" table:used-hierarchy="0" table:function="auto">
            <table:data-pilot-level table:show-empty="false" calcext:repeat-item-labels="false">
              <table:data-pilot-members>
                <table:data-pilot-member table:name="0.04" table:display="true" table:show-details="true"/>
                <table:data-pilot-member table:name="0.07" table:display="true" table:show-details="true"/>
                <table:data-pilot-member table:name="0.11" table:display="true" table:show-details="true"/>
                <table:data-pilot-member table:name="0.12" table:display="true" table:show-details="true"/>
                <table:data-pilot-member table:name="0.13" table:display="true" table:show-details="true"/>
                <table:data-pilot-member table:name="0.15" table:display="true" table:show-details="true"/>
                <table:data-pilot-member table:name="0.18" table:display="true" table:show-details="true"/>
                <table:data-pilot-member table:name="0.20" table:display="true" table:show-details="true"/>
                <table:data-pilot-member table:name="0.37" table:display="true" table:show-details="true"/>
                <table:data-pilot-member table:name="0.52" table:display="true" table:show-details="true"/>
                <table:data-pilot-member table:name="0.60" table:display="true" table:show-details="true"/>
                <table:data-pilot-member table:name="1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Hz) " table:orientation="row" table:used-hierarchy="0" table:function="auto">
            <table:data-pilot-level table:show-empty="false" calcext:repeat-item-labels="false">
              <table:data-pilot-members>
                <table:data-pilot-member table:name="0.15" table:display="true" table:show-details="true"/>
                <table:data-pilot-member table:name="0.19" table:display="true" table:show-details="true"/>
                <table:data-pilot-member table:name="0.20" table:display="true" table:show-details="true"/>
                <table:data-pilot-member table:name="0.25" table:display="true" table:show-details="true"/>
                <table:data-pilot-member table:name="0.27" table:display="true" table:show-details="true"/>
                <table:data-pilot-member table:name="0.30" table:display="true" table:show-details="true"/>
                <table:data-pilot-member table:name="0.31" table:display="true" table:show-details="true"/>
                <table:data-pilot-member table:name="0.32" table:display="true" table:show-details="true"/>
                <table:data-pilot-member table:name="0.35" table:display="true" table:show-details="true"/>
                <table:data-pilot-member table:name="0.39" table:display="true" table:show-details="true"/>
                <table:data-pilot-member table:name="0.41" table:display="true" table:show-details="true"/>
                <table:data-pilot-member table:name="0.68" table:display="true" table:show-details="true"/>
                <table:data-pilot-member table:name="0.70" table:display="true" table:show-details="true"/>
                <table:data-pilot-member table:name="0.80" table:display="true" table:show-details="true"/>
                <table:data-pilot-member table:name="1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Whetstone_1'.A1:'Pivot Table_Whetstone_1'.N16" table:buttons="'Pivot Table_Whetstone_1'.A1 'Pivot Table_Whetstone_1'.B1 'Pivot Table_Whetstone_1'.C1 'Pivot Table_Whetstone_1'.D1 'Pivot Table_Whetstone_1'.E1 'Pivot Table_Whetstone_1'.F1 'Pivot Table_Whetstone_1'.G1 'Pivot Table_Whetstone_1'.H1 'Pivot Table_Whetstone_1'.I1 'Pivot Table_Whetstone_1'.J1 'Pivot Table_Whetstone_1'.K1 'Pivot Table_Whetstone_1'.L1 'Pivot Table_Whetstone_1'.M1" table:show-filter-button="false" table:drill-down-on-double-click="false">
          <table:source-cell-range table:cell-range-address="Whetstone.A5:Whetstone.Q19"/>
          <table:data-pilot-field table:source-field-name="Architecture" table:orientation="row" table:used-hierarchy="0" table:function="auto">
            <table:data-pilot-level table:show-empty="false" calcext:repeat-item-labels="false">
              <table:data-pilot-members>
                <table:data-pilot-member table:name="amd64" table:display="true" table:show-details="true"/>
                <table:data-pilot-member table:name="arm" table:display="true" table:show-details="true"/>
                <table:data-pilot-member table:name="e2k" table:display="true" table:show-details="true"/>
                <table:data-pilot-member table:name="i38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latform" table:orientation="row" table:used-hierarchy="0" table:function="auto">
            <table:data-pilot-level table:show-empty="false" calcext:repeat-item-labels="false">
              <table:data-pilot-members>
                <table:data-pilot-member table:name="AMD A6-3650" table:display="true" table:show-details="true"/>
                <table:data-pilot-member table:name="Core 2 Duo T9400" table:display="true" table:show-details="true"/>
                <table:data-pilot-member table:name="Core i7-2600" table:display="true" table:show-details="true"/>
                <table:data-pilot-member table:name="E8C-SWTX" table:display="true" table:show-details="true"/>
                <table:data-pilot-member table:name="MBE1C-PC" table:display="true" table:show-details="true"/>
                <table:data-pilot-member table:name="Odroid N2" table:display="true" table:show-details="true"/>
                <table:data-pilot-member table:name="Orange Pi PC2" table:display="true" table:show-details="true"/>
                <table:data-pilot-member table:name="Orange Pi Win" table:display="true" table:show-details="true"/>
                <table:data-pilot-member table:name="Pentium 4 " table:display="true" table:show-details="true"/>
                <table:data-pilot-member table:name="Pentium III " table:display="true" table:show-details="true"/>
                <table:data-pilot-member table:name="Raspberry PI" table:display="true" table:show-details="true"/>
                <table:data-pilot-member table:name="Raspberry PI 3" table:display="true" table:show-details="true"/>
                <table:data-pilot-member table:name="Samsung Exynos 4412" table:display="true" table:show-details="true"/>
                <table:data-pilot-member table:name="pc401" tableooo:display-name="E2S-PC4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PU" table:orientation="row" table:used-hierarchy="0" table:function="auto">
            <table:data-pilot-level table:show-empty="false" calcext:repeat-item-labels="false">
              <table:data-pilot-members>
                <table:data-pilot-member table:name="Allwinner A64 (aarch64)" table:display="true" table:show-details="true"/>
                <table:data-pilot-member table:name="Allwinner H5 (aarch64)" table:display="true" table:show-details="true"/>
                <table:data-pilot-member table:name="AMD A6-3650 APU with Radeon(tm) HD Graphics" table:display="true" table:show-details="true"/>
                <table:data-pilot-member table:name="Amlogic S922X" table:display="true" table:show-details="true"/>
                <table:data-pilot-member table:name="Broadcom BCM2835 (armv6)" table:display="true" table:show-details="true"/>
                <table:data-pilot-member table:name="Broadcom BCM2837B0 (armv8)" table:display="true" table:show-details="true"/>
                <table:data-pilot-member table:name="Elbrus 1C+ (MBE1C-PC)" table:display="true" table:show-details="true"/>
                <table:data-pilot-member table:name="Elbrus 4C [E2S] (MONOCUB)" tableooo:display-name="Elbrus 4C [E2S] (pc401)" table:display="true" table:show-details="true"/>
                <table:data-pilot-member table:name="Elbrus 8C (E8C-SWTX)" table:display="true" table:show-details="true"/>
                <table:data-pilot-member table:name="Intel(R) Core(TM) i7-2600 CPU @ 3.40GHz" table:display="true" table:show-details="true"/>
                <table:data-pilot-member table:name="Intel(R) Core(TM)2 Duo CPU     T9400  @ 2.53GHz" table:display="true" table:show-details="true"/>
                <table:data-pilot-member table:name="Intel(R) Pentium(TM) 4 CPU" table:display="true" table:show-details="true"/>
                <table:data-pilot-member table:name="Intel(R) Pentium(TM) III CPU" table:display="true" table:show-details="true"/>
                <table:data-pilot-member table:name="Samsung Exynos 4412 (armv7l)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equency (MHz)" table:orientation="row" table:used-hierarchy="0" table:function="auto">
            <table:data-pilot-level table:show-empty="false" calcext:repeat-item-labels="false">
              <table:data-pilot-members>
                <table:data-pilot-member table:name="700" table:display="true" table:show-details="true"/>
                <table:data-pilot-member table:name="800" table:display="true" table:show-details="true"/>
                <table:data-pilot-member table:name="985" table:display="true" table:show-details="true"/>
                <table:data-pilot-member table:name="1000" table:display="true" table:show-details="true"/>
                <table:data-pilot-member table:name="1152" table:display="true" table:show-details="true"/>
                <table:data-pilot-member table:name="1200" table:display="true" table:show-details="true"/>
                <table:data-pilot-member table:name="1300" table:display="true" table:show-details="true"/>
                <table:data-pilot-member table:name="1344" table:display="true" table:show-details="true"/>
                <table:data-pilot-member table:name="1700" table:display="true" table:show-details="true"/>
                <table:data-pilot-member table:name="1800" table:display="true" table:show-details="true"/>
                <table:data-pilot-member table:name="2530" table:display="true" table:show-details="true"/>
                <table:data-pilot-member table:name="2600" table:display="true" table:show-details="true"/>
                <table:data-pilot-member table:name="3066" table:display="true" table:show-details="true"/>
                <table:data-pilot-member table:name="34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re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" table:orientation="row" table:used-hierarchy="0" table:function="auto">
            <table:data-pilot-level table:show-empty="false" calcext:repeat-item-labels="false">
              <table:data-pilot-members>
                <table:data-pilot-member table:name="270.50" table:display="true" table:show-details="true"/>
                <table:data-pilot-member table:name="700.60" table:display="true" table:show-details="true"/>
                <table:data-pilot-member table:name="816.00" table:display="true" table:show-details="true"/>
                <table:data-pilot-member table:name="938.12" table:display="true" table:show-details="true"/>
                <table:data-pilot-member table:name="980.26" table:display="true" table:show-details="true"/>
                <table:data-pilot-member table:name="997.20" table:display="true" table:show-details="true"/>
                <table:data-pilot-member table:name="1,119.00" table:display="true" table:show-details="true"/>
                <table:data-pilot-member table:name="1,305.16" table:display="true" table:show-details="true"/>
                <table:data-pilot-member table:name="1,517.62" table:display="true" table:show-details="true"/>
                <table:data-pilot-member table:name="2,136.98" table:display="true" table:show-details="true"/>
                <table:data-pilot-member table:name="2,910.33" table:display="true" table:show-details="true"/>
                <table:data-pilot-member table:name="3,718.16" table:display="true" table:show-details="true"/>
                <table:data-pilot-member table:name="5,729.52" table:display="true" table:show-details="true"/>
                <table:data-pilot-member table:name="1,163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multicore)" table:orientation="row" table:used-hierarchy="0" table:function="auto">
            <table:data-pilot-level table:show-empty="false" calcext:repeat-item-labels="false">
              <table:data-pilot-members>
                <table:data-pilot-member table:name="270.50" table:display="true" table:show-details="true"/>
                <table:data-pilot-member table:name="816.00" table:display="true" table:show-details="true"/>
                <table:data-pilot-member table:name="1,119.00" table:display="true" table:show-details="true"/>
                <table:data-pilot-member table:name="1,854.00" table:display="true" table:show-details="true"/>
                <table:data-pilot-member table:name="2,779.80" table:display="true" table:show-details="true"/>
                <table:data-pilot-member table:name="3,798.00" table:display="true" table:show-details="true"/>
                <table:data-pilot-member table:name="4,291.00" table:display="true" table:show-details="true"/>
                <table:data-pilot-member table:name="5,195.00" table:display="true" table:show-details="true"/>
                <table:data-pilot-member table:name="9,931.00" table:display="true" table:show-details="true"/>
                <table:data-pilot-member table:name="12,060.00" table:display="true" table:show-details="true"/>
                <table:data-pilot-member table:name="12,113.00" table:display="true" table:show-details="true"/>
                <table:data-pilot-member table:name="31,319.00" table:display="true" table:show-details="true"/>
                <table:data-pilot-member table:name="1,163.00" table:display="true" table:show-details="true"/>
                <table:data-pilot-member table:name="2,455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C# mono)" table:orientation="row" table:used-hierarchy="0" table:function="auto">
            <table:data-pilot-level table:show-empty="false" calcext:repeat-item-labels="false">
              <table:data-pilot-members>
                <table:data-pilot-member table:name="256.84" table:display="true" table:show-details="true"/>
                <table:data-pilot-member table:name="349.36" table:display="true" table:show-details="true"/>
                <table:data-pilot-member table:name="522.99" table:display="true" table:show-details="true"/>
                <table:data-pilot-member table:name="1,565.27" table:display="true" table:show-details="true"/>
                <table:data-pilot-member table:name="1,607.52" table:display="true" table:show-details="true"/>
                <table:data-pilot-member table:name="2,751.55" table:display="true" table:show-details="true"/>
                <table:data-pilot-member table:name="?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C# netcore)" table:orientation="row" table:used-hierarchy="0" table:function="auto">
            <table:data-pilot-level table:show-empty="false" calcext:repeat-item-labels="false">
              <table:data-pilot-members>
                <table:data-pilot-member table:name="359.00" table:display="true" table:show-details="true"/>
                <table:data-pilot-member table:name="400.24" table:display="true" table:show-details="true"/>
                <table:data-pilot-member table:name="650.11" table:display="true" table:show-details="true"/>
                <table:data-pilot-member table:name="1,823.62" table:display="true" table:show-details="true"/>
                <table:data-pilot-member table:name="1,992.41" table:display="true" table:show-details="true"/>
                <table:data-pilot-member table:name="3,262.26" table:display="true" table:show-details="true"/>
                <table:data-pilot-member table:name="?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single-core)" table:orientation="row" table:used-hierarchy="0" table:function="auto">
            <table:data-pilot-level table:show-empty="false" calcext:repeat-item-labels="false">
              <table:data-pilot-members>
                <table:data-pilot-member table:name="0.05" table:display="true" table:show-details="true"/>
                <table:data-pilot-member table:name="0.12" table:display="true" table:show-details="true"/>
                <table:data-pilot-member table:name="0.14" table:display="true" table:show-details="true"/>
                <table:data-pilot-member table:name="0.16" table:display="true" table:show-details="true"/>
                <table:data-pilot-member table:name="0.17" table:display="true" table:show-details="true"/>
                <table:data-pilot-member table:name="0.20" table:display="true" table:show-details="true"/>
                <table:data-pilot-member table:name="0.23" table:display="true" table:show-details="true"/>
                <table:data-pilot-member table:name="0.26" table:display="true" table:show-details="true"/>
                <table:data-pilot-member table:name="0.37" table:display="true" table:show-details="true"/>
                <table:data-pilot-member table:name="0.51" table:display="true" table:show-details="true"/>
                <table:data-pilot-member table:name="0.65" table:display="true" table:show-details="true"/>
                <table:data-pilot-member table:name="1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ulticore)" table:orientation="row" table:used-hierarchy="0" table:function="auto">
            <table:data-pilot-level table:show-empty="false" calcext:repeat-item-labels="false">
              <table:data-pilot-members>
                <table:data-pilot-member table:name="0.01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6" table:display="true" table:show-details="true"/>
                <table:data-pilot-member table:name="0.09" table:display="true" table:show-details="true"/>
                <table:data-pilot-member table:name="0.12" table:display="true" table:show-details="true"/>
                <table:data-pilot-member table:name="0.14" table:display="true" table:show-details="true"/>
                <table:data-pilot-member table:name="0.17" table:display="true" table:show-details="true"/>
                <table:data-pilot-member table:name="0.32" table:display="true" table:show-details="true"/>
                <table:data-pilot-member table:name="0.39" table:display="true" table:show-details="true"/>
                <table:data-pilot-member table:name="1.00" table:display="true" table:show-details="true"/>
                <table:data-pilot-member table:name="0.0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ulticore) (MHz)" table:orientation="row" table:used-hierarchy="0" table:function="auto">
            <table:data-pilot-level table:show-empty="false" calcext:repeat-item-labels="false">
              <table:data-pilot-members>
                <table:data-pilot-member table:name="0.04" table:display="true" table:show-details="true"/>
                <table:data-pilot-member table:name="0.09" table:display="true" table:show-details="true"/>
                <table:data-pilot-member table:name="0.15" table:display="true" table:show-details="true"/>
                <table:data-pilot-member table:name="0.22" table:display="true" table:show-details="true"/>
                <table:data-pilot-member table:name="0.25" table:display="true" table:show-details="true"/>
                <table:data-pilot-member table:name="0.27" table:display="true" table:show-details="true"/>
                <table:data-pilot-member table:name="0.36" table:display="true" table:show-details="true"/>
                <table:data-pilot-member table:name="0.51" table:display="true" table:show-details="true"/>
                <table:data-pilot-member table:name="0.60" table:display="true" table:show-details="true"/>
                <table:data-pilot-member table:name="1.00" table:display="true" table:show-details="true"/>
                <table:data-pilot-member table:name="1.01" table:display="true" table:show-details="true"/>
                <table:data-pilot-member table:name="0.13" table:display="true" table:show-details="true"/>
                <table:data-pilot-member table:name="0.3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Hz)" table:orientation="row" table:used-hierarchy="0" table:function="auto">
            <table:data-pilot-level table:show-empty="false" calcext:repeat-item-labels="false">
              <table:data-pilot-members>
                <table:data-pilot-member table:name="0.22" table:display="true" table:show-details="true"/>
                <table:data-pilot-member table:name="0.23" table:display="true" table:show-details="true"/>
                <table:data-pilot-member table:name="0.31" table:display="true" table:show-details="true"/>
                <table:data-pilot-member table:name="0.45" table:display="true" table:show-details="true"/>
                <table:data-pilot-member table:name="0.48" table:display="true" table:show-details="true"/>
                <table:data-pilot-member table:name="0.49" table:display="true" table:show-details="true"/>
                <table:data-pilot-member table:name="0.50" table:display="true" table:show-details="true"/>
                <table:data-pilot-member table:name="0.68" table:display="true" table:show-details="true"/>
                <table:data-pilot-member table:name="0.69" table:display="true" table:show-details="true"/>
                <table:data-pilot-member table:name="0.70" table:display="true" table:show-details="true"/>
                <table:data-pilot-member table:name="0.85" table:display="true" table:show-details="true"/>
                <table:data-pilot-member table:name="1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scale-to="62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/00/0000</text:date>, <text:time style:data-style-name="N2" text:time-value="13:56:01.4186619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6T15:12:15.746525506</meta:creation-date>
    <dc:date>2020-01-29T15:21:47.927440832</dc:date>
    <meta:editing-duration>P2DT17H54M3S</meta:editing-duration>
    <meta:editing-cycles>82</meta:editing-cycles>
    <meta:generator>LibreOffice/6.3.4.2$Linux_X86_64 LibreOffice_project/30$Build-2</meta:generator>
    <meta:document-statistic meta:table-count="8" meta:cell-count="1027" meta:object-count="17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951cm" svg:height="13.72cm" xlink:href=".." xlink:type="simple" chart:class="chart:bar" chart:style-name="ch1">
        <chart:title svg:x="9.317cm" svg:y="0.41cm" chart:style-name="ch2">
          <text:p>Dhrystone v 2.1</text:p>
        </chart:title>
        <chart:legend chart:legend-position="end" svg:x="18.815cm" svg:y="6.312cm" style:legend-expansion="high" chart:style-name="ch3"/>
        <chart:plot-area chart:style-name="ch4" table:cell-range-address="Dhrystone.A6:Dhrystone.A20 Dhrystone.G5:Dhrystone.H20" chart:data-source-has-labels="both" svg:x="0.439cm" svg:y="1.463cm" svg:width="17.937cm" svg:height="11.983cm">
          <chartooo:coordinate-region svg:x="1.56cm" svg:y="1.463cm" svg:width="15.903cm" svg:height="9.289cm"/>
          <chart:axis chart:dimension="x" chart:name="primary-x" chart:style-name="ch5" chartooo:axis-type="auto">
            <chartooo:date-scale/>
            <chart:categories table:cell-range-address="Dhrystone.A6:Dhrystone.A20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Dhrystone.G6:Dhrystone.G20" chart:label-cell-address="Dhrystone.G5:Dhrystone.G5" chart:class="chart:bar">
            <chart:data-point chart:repeated="15"/>
          </chart:series>
          <chart:series chart:attached-axis="primary-y" chart:style-name="ch10" chart:values-cell-range-address="Dhrystone.H6:Dhrystone.H20" chart:label-cell-address="Dhrystone.H5:Dhrystone.H5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</text:p>
                <draw:g>
                  <svg:desc>Dhrystone.G5:Dhrystone.G5</svg:desc>
                </draw:g>
              </table:table-cell>
              <table:table-cell office:value-type="string">
                <text:p>Relative (MHz) </text:p>
                <draw:g>
                  <svg:desc>Dhrystone.H5:Dhrystone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Dhrystone.A6:Dhrystone.A20</svg:desc>
                </draw:g>
              </table:table-cell>
              <table:table-cell office:value-type="float" office:value="0.518903182819019">
                <text:p>0.518903182819019</text:p>
                <draw:g>
                  <svg:desc>Dhrystone.G6:Dhrystone.G20</svg:desc>
                </draw:g>
              </table:table-cell>
              <table:table-cell office:value-type="float" office:value="0.678565700609486">
                <text:p>0.678565700609486</text:p>
                <draw:g>
                  <svg:desc>Dhrystone.H6:Dhrystone.H20</svg:desc>
                </draw:g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145070179467563">
                <text:p>0.145070179467563</text:p>
              </table:table-cell>
              <table:table-cell office:value-type="float" office:value="0.352313292992652">
                <text:p>0.352313292992652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98451689701983">
                <text:p>0.598451689701983</text:p>
              </table:table-cell>
              <table:table-cell office:value-type="float" office:value="0.804243377465116">
                <text:p>0.804243377465116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117447276505789">
                <text:p>0.117447276505789</text:p>
              </table:table-cell>
              <table:table-cell office:value-type="float" office:value="0.307169800092062">
                <text:p>0.307169800092062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0436142278582613">
                <text:p>0.0436142278582613</text:p>
              </table:table-cell>
              <table:table-cell office:value-type="float" office:value="0.150546573317856">
                <text:p>0.150546573317856</text:p>
              </table:table-cell>
            </table:table-row>
            <table:table-row>
              <table:table-cell office:value-type="string">
                <text:p>pc401</text:p>
              </table:table-cell>
              <table:table-cell office:value-type="float" office:value="0.0707823582674615">
                <text:p>0.0707823582674615</text:p>
              </table:table-cell>
              <table:table-cell office:value-type="float" office:value="0.300825022636711">
                <text:p>0.30082502263671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786664111968">
                <text:p>0.372786664111968</text:p>
              </table:table-cell>
              <table:table-cell office:value-type="float" office:value="0.704152587767051">
                <text:p>0.70415258776705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03607197908046">
                <text:p>0.203607197908046</text:p>
              </table:table-cell>
              <table:table-cell office:value-type="float" office:value="0.407214395816092">
                <text:p>0.407214395816092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33583548829391">
                <text:p>0.133583548829391</text:p>
              </table:table-cell>
              <table:table-cell office:value-type="float" office:value="0.394257001753411">
                <text:p>0.394257001753411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07351688207213">
                <text:p>0.107351688207213</text:p>
              </table:table-cell>
              <table:table-cell office:value-type="float" office:value="0.271574211238486">
                <text:p>0.271574211238486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81727836745713">
                <text:p>0.181727836745713</text:p>
              </table:table-cell>
              <table:table-cell office:value-type="float" office:value="0.201524672190288">
                <text:p>0.201524672190288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0722472332027448">
                <text:p>0.0722472332027448</text:p>
              </table:table-cell>
              <table:table-cell office:value-type="float" office:value="0.245640592889332">
                <text:p>0.245640592889332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38365772114561">
                <text:p>0.038365772114561</text:p>
              </table:table-cell>
              <table:table-cell office:value-type="float" office:value="0.18634803598501">
                <text:p>0.18634803598501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1183599923359">
                <text:p>0.11183599923359</text:p>
              </table:table-cell>
              <table:table-cell office:value-type="float" office:value="0.316868664495173">
                <text:p>0.3168686644951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523cm" svg:y="0.374cm" chart:style-name="ch2">
          <text:p>Whetstone (relative)</text:p>
        </chart:title>
        <chart:legend chart:legend-position="end" svg:x="16.484cm" svg:y="4.926cm" style:legend-expansion="high" chart:style-name="ch3"/>
        <chart:plot-area chart:style-name="ch4" table:cell-range-address="'Pivot Table_Whetstone_1'.B2:'Pivot Table_Whetstone_1'.B15 'Pivot Table_Whetstone_1'.J1:'Pivot Table_Whetstone_1'.M15" chart:data-source-has-labels="both" svg:x="0.424cm" svg:y="1.391cm" svg:width="15.636cm" svg:height="10.315cm">
          <chartooo:coordinate-region svg:x="1.557cm" svg:y="1.391cm" svg:width="14.503cm" svg:height="7.059cm"/>
          <chart:axis chart:dimension="x" chart:name="primary-x" chart:style-name="ch5" chartooo:axis-type="auto">
            <chartooo:date-scale/>
            <chart:categories table:cell-range-address="'Pivot Table_Whetstone_1'.B2:'Pivot Table_Whetstone_1'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2:'Pivot Table_Whetstone_1'.J15" chart:label-cell-address="'Pivot Table_Whetstone_1'.J1:'Pivot Table_Whetstone_1'.J1" chart:class="chart:bar">
            <chart:data-point chart:repeated="14"/>
          </chart:series>
          <chart:series chart:style-name="ch9" chart:values-cell-range-address="'Pivot Table_Whetstone_1'.K2:'Pivot Table_Whetstone_1'.K15" chart:label-cell-address="'Pivot Table_Whetstone_1'.K1:'Pivot Table_Whetstone_1'.K1" chart:class="chart:bar">
            <chart:data-point chart:repeated="14"/>
          </chart:series>
          <chart:series chart:style-name="ch10" chart:values-cell-range-address="'Pivot Table_Whetstone_1'.L2:'Pivot Table_Whetstone_1'.L15" chart:label-cell-address="'Pivot Table_Whetstone_1'.L1:'Pivot Table_Whetstone_1'.L1" chart:class="chart:bar">
            <chart:data-point chart:repeated="14"/>
          </chart:series>
          <chart:series chart:style-name="ch11" chart:values-cell-range-address="'Pivot Table_Whetstone_1'.M2:'Pivot Table_Whetstone_1'.M15" chart:label-cell-address="'Pivot Table_Whetstone_1'.M1:'Pivot Table_Whetstone_1'.M1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Relative (multicore)</text:p>
                <draw:g>
                  <svg:desc>'Pivot Table_Whetstone_1'.K1:'Pivot Table_Whetstone_1'.K1</svg:desc>
                </draw:g>
              </table:table-cell>
              <table:table-cell office:value-type="string">
                <text:p>Relative (multicore) (MHz)</text:p>
                <draw:g>
                  <svg:desc>'Pivot Table_Whetstone_1'.L1:'Pivot Table_Whetstone_1'.L1</svg:desc>
                </draw:g>
              </table:table-cell>
              <table:table-cell office:value-type="string">
                <text:p>Relative (MHz)</text:p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'Pivot Table_Whetstone_1'.B2:'Pivot Table_Whetstone_1'.B15</svg:desc>
                </draw:g>
              </table:table-cell>
              <table:table-cell office:value-type="float" office:value="0.648948079420266">
                <text:p>0.648948079420266</text:p>
                <draw:g>
                  <svg:desc>'Pivot Table_Whetstone_1'.J2:'Pivot Table_Whetstone_1'.J15</svg:desc>
                </draw:g>
              </table:table-cell>
              <table:table-cell office:value-type="float" office:value="0.386762029438999">
                <text:p>0.386762029438999</text:p>
                <draw:g>
                  <svg:desc>'Pivot Table_Whetstone_1'.K2:'Pivot Table_Whetstone_1'.K15</svg:desc>
                </draw:g>
              </table:table-cell>
              <table:table-cell office:value-type="float" office:value="0.505846487931178">
                <text:p>0.505846487931178</text:p>
                <draw:g>
                  <svg:desc>'Pivot Table_Whetstone_1'.L2:'Pivot Table_Whetstone_1'.L15</svg:desc>
                </draw:g>
              </table:table-cell>
              <table:table-cell office:value-type="float" office:value="0.846190487027765">
                <text:p>0.846190487027765</text:p>
                <draw:g>
                  <svg:desc>'Pivot Table_Whetstone_1'.M2:'Pivot Table_Whetstone_1'.M15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07953196777391">
                <text:p>0.507953196777391</text:p>
              </table:table-cell>
              <table:table-cell office:value-type="float" office:value="0.165873750758326">
                <text:p>0.165873750758326</text:p>
              </table:table-cell>
              <table:table-cell office:value-type="float" office:value="0.222948934179638">
                <text:p>0.222948934179638</text:p>
              </table:table-cell>
              <table:table-cell office:value-type="float" office:value="0.68066702528241">
                <text:p>0.68066702528241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0015967298972">
                <text:p>1.00015967298972</text:p>
              </table:table-cell>
              <table:table-cell office:value-type="float" office:value="0.9971319178559">
                <text:p>0.9971319178559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976793867549">
                <text:p>0.372976793867549</text:p>
              </table:table-cell>
              <table:table-cell office:value-type="float" office:value="0.317091861170535">
                <text:p>0.317091861170535</text:p>
              </table:table-cell>
              <table:table-cell office:value-type="float" office:value="0.599046929665822">
                <text:p>0.599046929665822</text:p>
              </table:table-cell>
              <table:table-cell office:value-type="float" office:value="0.702491124260355">
                <text:p>0.702491124260355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1088852120247">
                <text:p>0.171088852120247</text:p>
              </table:table-cell>
              <table:table-cell office:value-type="float" office:value="0.121268239726683">
                <text:p>0.121268239726683</text:p>
              </table:table-cell>
              <table:table-cell office:value-type="float" office:value="0.357966883821933">
                <text:p>0.357966883821933</text:p>
              </table:table-cell>
              <table:table-cell office:value-type="float" office:value="0.503501499835634">
                <text:p>0.503501499835634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2278480570798">
                <text:p>0.122278480570798</text:p>
              </table:table-cell>
              <table:table-cell office:value-type="float" office:value="0.0591972923784284">
                <text:p>0.0591972923784284</text:p>
              </table:table-cell>
              <table:table-cell office:value-type="float" office:value="0.149778966961377">
                <text:p>0.149778966961377</text:p>
              </table:table-cell>
              <table:table-cell office:value-type="float" office:value="0.308448242462666">
                <text:p>0.308448242462666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47211633784331">
                <text:p>0.047211633784331</text:p>
              </table:table-cell>
              <table:table-cell office:value-type="float" office:value="0.00863692965931224">
                <text:p>0.00863692965931224</text:p>
              </table:table-cell>
              <table:table-cell office:value-type="float" office:value="0.0419574996122227">
                <text:p>0.0419574996122227</text:p>
              </table:table-cell>
              <table:table-cell office:value-type="float" office:value="0.22865595942519">
                <text:p>0.22865595942519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0.088757623168045">
                <text:p>0.088757623168045</text:p>
              </table:table-cell>
              <table:table-cell office:value-type="float" office:value="0.251520086862106">
                <text:p>0.251520086862106</text:p>
              </table:table-cell>
              <table:table-cell office:value-type="float" office:value="0.491715976331361">
                <text:p>0.491715976331361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0.227795173068599">
                <text:p>0.227795173068599</text:p>
              </table:table-cell>
              <table:table-cell office:value-type="float" office:value="0.1370094830614">
                <text:p>0.1370094830614</text:p>
              </table:table-cell>
              <table:table-cell office:value-type="float" office:value="0.274062719550361">
                <text:p>0.274062719550361</text:p>
              </table:table-cell>
              <table:table-cell office:value-type="float" office:value="0.454283675600418">
                <text:p>0.45428367560041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4876464346053">
                <text:p>0.264876464346053</text:p>
              </table:table-cell>
              <table:table-cell office:value-type="float" office:value="0.385069765956767">
                <text:p>0.385069765956767</text:p>
              </table:table-cell>
              <table:table-cell office:value-type="float" office:value="1.00726634928589">
                <text:p>1.00726634928589</text:p>
              </table:table-cell>
              <table:table-cell office:value-type="float" office:value="0.690766954938553">
                <text:p>0.690766954938553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202983845069046">
                <text:p>0.202983845069046</text:p>
              </table:table-cell>
              <table:table-cell office:value-type="float" office:value="0.0371340081100929">
                <text:p>0.0371340081100929</text:p>
              </table:table-cell>
              <table:table-cell office:value-type="float" office:value="0.128198768718619">
                <text:p>0.128198768718619</text:p>
              </table:table-cell>
              <table:table-cell office:value-type="float" office:value="0.698645360886673">
                <text:p>0.69864536088667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0.0783869216769373">
                <text:p>0.0783869216769373</text:p>
              </table:table-cell>
              <table:table-cell office:value-type="float" office:value="0.333197611292074">
                <text:p>0.333197611292074</text:p>
              </table:table-cell>
              <table:table-cell office:value-type="float" office:value="0.693872781065089">
                <text:p>0.693872781065089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95304318686382">
                <text:p>0.195304318686382</text:p>
              </table:table-cell>
              <table:table-cell office:value-type="float" office:value="0.0357291101248443">
                <text:p>0.0357291101248443</text:p>
              </table:table-cell>
              <table:table-cell office:value-type="float" office:value="0.0396276488374119">
                <text:p>0.0396276488374119</text:p>
              </table:table-cell>
              <table:table-cell office:value-type="float" office:value="0.215958962007434">
                <text:p>0.215958962007434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142420307460311">
                <text:p>0.142420307460311</text:p>
              </table:table-cell>
              <table:table-cell office:value-type="float" office:value="0.026054471726428">
                <text:p>0.026054471726428</text:p>
              </table:table-cell>
              <table:table-cell office:value-type="float" office:value="0.0885993485342019">
                <text:p>0.0885993485342019</text:p>
              </table:table-cell>
              <table:table-cell office:value-type="float" office:value="0.482840236686391">
                <text:p>0.48284023668639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523cm" svg:y="0.374cm" chart:style-name="ch2">
          <text:p>Whetstone (relative)</text:p>
        </chart:title>
        <chart:legend chart:legend-position="end" svg:x="16.484cm" svg:y="4.926cm" style:legend-expansion="high" chart:style-name="ch3"/>
        <chart:plot-area chart:style-name="ch4" table:cell-range-address="'Pivot Table_Whetstone_1'.B11:'Pivot Table_Whetstone_1'.B13 'Pivot Table_Whetstone_1'.J1:'Pivot Table_Whetstone_1'.M1 'Pivot Table_Whetstone_1'.J11:'Pivot Table_Whetstone_1'.M13" chart:data-source-has-labels="both" svg:x="0.424cm" svg:y="1.391cm" svg:width="15.636cm" svg:height="10.315cm">
          <chartooo:coordinate-region svg:x="1.336cm" svg:y="1.591cm" svg:width="14.724cm" svg:height="9.468cm"/>
          <chart:axis chart:dimension="x" chart:name="primary-x" chart:style-name="ch5" chartooo:axis-type="auto">
            <chartooo:date-scale/>
            <chart:categories table:cell-range-address="'Pivot Table_Whetstone_1'.B11:'Pivot Table_Whetstone_1'.B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11:'Pivot Table_Whetstone_1'.J13" chart:label-cell-address="'Pivot Table_Whetstone_1'.J1:'Pivot Table_Whetstone_1'.J1" chart:class="chart:bar">
            <chart:data-point chart:repeated="3"/>
          </chart:series>
          <chart:series chart:style-name="ch9" chart:values-cell-range-address="'Pivot Table_Whetstone_1'.K11:'Pivot Table_Whetstone_1'.K13" chart:label-cell-address="'Pivot Table_Whetstone_1'.K1:'Pivot Table_Whetstone_1'.K1" chart:class="chart:bar">
            <chart:data-point chart:repeated="3"/>
          </chart:series>
          <chart:series chart:style-name="ch10" chart:values-cell-range-address="'Pivot Table_Whetstone_1'.L11:'Pivot Table_Whetstone_1'.L13" chart:label-cell-address="'Pivot Table_Whetstone_1'.L1:'Pivot Table_Whetstone_1'.L1" chart:class="chart:bar">
            <chart:data-point chart:repeated="3"/>
          </chart:series>
          <chart:series chart:style-name="ch11" chart:values-cell-range-address="'Pivot Table_Whetstone_1'.M11:'Pivot Table_Whetstone_1'.M13" chart:label-cell-address="'Pivot Table_Whetstone_1'.M1:'Pivot Table_Whetstone_1'.M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Relative (multicore)</text:p>
                <draw:g>
                  <svg:desc>'Pivot Table_Whetstone_1'.K1:'Pivot Table_Whetstone_1'.K1</svg:desc>
                </draw:g>
              </table:table-cell>
              <table:table-cell office:value-type="string">
                <text:p>Relative (multicore) (MHz)</text:p>
                <draw:g>
                  <svg:desc>'Pivot Table_Whetstone_1'.L1:'Pivot Table_Whetstone_1'.L1</svg:desc>
                </draw:g>
              </table:table-cell>
              <table:table-cell office:value-type="string">
                <text:p>Relative (MHz)</text:p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8C-SWTX</text:p>
                <draw:g>
                  <svg:desc>'Pivot Table_Whetstone_1'.B11:'Pivot Table_Whetstone_1'.B13</svg:desc>
                </draw:g>
              </table:table-cell>
              <table:table-cell office:value-type="float" office:value="0.264876464346053">
                <text:p>0.264876464346053</text:p>
                <draw:g>
                  <svg:desc>'Pivot Table_Whetstone_1'.J11:'Pivot Table_Whetstone_1'.J13</svg:desc>
                </draw:g>
              </table:table-cell>
              <table:table-cell office:value-type="float" office:value="0.385069765956767">
                <text:p>0.385069765956767</text:p>
                <draw:g>
                  <svg:desc>'Pivot Table_Whetstone_1'.K11:'Pivot Table_Whetstone_1'.K13</svg:desc>
                </draw:g>
              </table:table-cell>
              <table:table-cell office:value-type="float" office:value="1.00726634928589">
                <text:p>1.00726634928589</text:p>
                <draw:g>
                  <svg:desc>'Pivot Table_Whetstone_1'.L11:'Pivot Table_Whetstone_1'.L13</svg:desc>
                </draw:g>
              </table:table-cell>
              <table:table-cell office:value-type="float" office:value="0.690766954938553">
                <text:p>0.690766954938553</text:p>
                <draw:g>
                  <svg:desc>'Pivot Table_Whetstone_1'.M11:'Pivot Table_Whetstone_1'.M13</svg:desc>
                </draw:g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202983845069046">
                <text:p>0.202983845069046</text:p>
              </table:table-cell>
              <table:table-cell office:value-type="float" office:value="0.0371340081100929">
                <text:p>0.0371340081100929</text:p>
              </table:table-cell>
              <table:table-cell office:value-type="float" office:value="0.128198768718619">
                <text:p>0.128198768718619</text:p>
              </table:table-cell>
              <table:table-cell office:value-type="float" office:value="0.698645360886673">
                <text:p>0.69864536088667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0.0783869216769373">
                <text:p>0.0783869216769373</text:p>
              </table:table-cell>
              <table:table-cell office:value-type="float" office:value="0.333197611292074">
                <text:p>0.333197611292074</text:p>
              </table:table-cell>
              <table:table-cell office:value-type="float" office:value="0.693872781065089">
                <text:p>0.69387278106508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81cm" svg:height="13.827cm" xlink:href=".." xlink:type="simple" chart:class="chart:bar" chart:style-name="ch1">
        <chart:title svg:x="10.196cm" svg:y="0.412cm" chart:style-name="ch2">
          <text:p>Whetstone (relative)</text:p>
        </chart:title>
        <chart:legend chart:legend-position="end" svg:x="19.831cm" svg:y="5.867cm" style:legend-expansion="high" chart:style-name="ch3"/>
        <chart:plot-area chart:style-name="ch4" table:cell-range-address="'Pivot Table_Whetstone_1'.B11:'Pivot Table_Whetstone_1'.B13 'Pivot Table_Whetstone_1'.J1:'Pivot Table_Whetstone_1'.M1 'Pivot Table_Whetstone_1'.J11:'Pivot Table_Whetstone_1'.M13" chart:data-source-has-labels="both" svg:x="0.491cm" svg:y="1.467cm" svg:width="18.849cm" svg:height="12.084cm">
          <chartooo:coordinate-region svg:x="1.403cm" svg:y="1.667cm" svg:width="17.937cm" svg:height="11.237cm"/>
          <chart:axis chart:dimension="x" chart:name="primary-x" chart:style-name="ch5" chartooo:axis-type="auto">
            <chartooo:date-scale/>
            <chart:categories table:cell-range-address="'Pivot Table_Whetstone_1'.B11:'Pivot Table_Whetstone_1'.B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11:'Pivot Table_Whetstone_1'.J13" chart:label-cell-address="'Pivot Table_Whetstone_1'.J1:'Pivot Table_Whetstone_1'.J1" chart:class="chart:bar">
            <chart:data-point chart:repeated="3"/>
          </chart:series>
          <chart:series chart:style-name="ch9" chart:values-cell-range-address="'Pivot Table_Whetstone_1'.K11:'Pivot Table_Whetstone_1'.K13" chart:label-cell-address="'Pivot Table_Whetstone_1'.K1:'Pivot Table_Whetstone_1'.K1" chart:class="chart:bar">
            <chart:data-point chart:repeated="3"/>
          </chart:series>
          <chart:series chart:style-name="ch10" chart:values-cell-range-address="'Pivot Table_Whetstone_1'.L11:'Pivot Table_Whetstone_1'.L13" chart:label-cell-address="'Pivot Table_Whetstone_1'.L1:'Pivot Table_Whetstone_1'.L1" chart:class="chart:bar">
            <chart:data-point chart:repeated="3"/>
          </chart:series>
          <chart:series chart:style-name="ch11" chart:values-cell-range-address="'Pivot Table_Whetstone_1'.M11:'Pivot Table_Whetstone_1'.M13" chart:label-cell-address="'Pivot Table_Whetstone_1'.M1:'Pivot Table_Whetstone_1'.M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Relative (multicore)</text:p>
                <draw:g>
                  <svg:desc>'Pivot Table_Whetstone_1'.K1:'Pivot Table_Whetstone_1'.K1</svg:desc>
                </draw:g>
              </table:table-cell>
              <table:table-cell office:value-type="string">
                <text:p>Relative (multicore) (MHz)</text:p>
                <draw:g>
                  <svg:desc>'Pivot Table_Whetstone_1'.L1:'Pivot Table_Whetstone_1'.L1</svg:desc>
                </draw:g>
              </table:table-cell>
              <table:table-cell office:value-type="string">
                <text:p>Relative (MHz)</text:p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8C-SWTX</text:p>
                <draw:g>
                  <svg:desc>'Pivot Table_Whetstone_1'.B11:'Pivot Table_Whetstone_1'.B13</svg:desc>
                </draw:g>
              </table:table-cell>
              <table:table-cell office:value-type="float" office:value="0.264876464346053">
                <text:p>0.264876464346053</text:p>
                <draw:g>
                  <svg:desc>'Pivot Table_Whetstone_1'.J11:'Pivot Table_Whetstone_1'.J13</svg:desc>
                </draw:g>
              </table:table-cell>
              <table:table-cell office:value-type="float" office:value="0.385069765956767">
                <text:p>0.385069765956767</text:p>
                <draw:g>
                  <svg:desc>'Pivot Table_Whetstone_1'.K11:'Pivot Table_Whetstone_1'.K13</svg:desc>
                </draw:g>
              </table:table-cell>
              <table:table-cell office:value-type="float" office:value="1.00726634928589">
                <text:p>1.00726634928589</text:p>
                <draw:g>
                  <svg:desc>'Pivot Table_Whetstone_1'.L11:'Pivot Table_Whetstone_1'.L13</svg:desc>
                </draw:g>
              </table:table-cell>
              <table:table-cell office:value-type="float" office:value="0.690766954938553">
                <text:p>0.690766954938553</text:p>
                <draw:g>
                  <svg:desc>'Pivot Table_Whetstone_1'.M11:'Pivot Table_Whetstone_1'.M13</svg:desc>
                </draw:g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202983845069046">
                <text:p>0.202983845069046</text:p>
              </table:table-cell>
              <table:table-cell office:value-type="float" office:value="0.0371340081100929">
                <text:p>0.0371340081100929</text:p>
              </table:table-cell>
              <table:table-cell office:value-type="float" office:value="0.128198768718619">
                <text:p>0.128198768718619</text:p>
              </table:table-cell>
              <table:table-cell office:value-type="float" office:value="0.698645360886673">
                <text:p>0.69864536088667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0.0783869216769373">
                <text:p>0.0783869216769373</text:p>
              </table:table-cell>
              <table:table-cell office:value-type="float" office:value="0.333197611292074">
                <text:p>0.333197611292074</text:p>
              </table:table-cell>
              <table:table-cell office:value-type="float" office:value="0.693872781065089">
                <text:p>0.69387278106508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082cm" svg:height="10.849cm" xlink:href=".." xlink:type="simple" chart:class="chart:bar" chart:style-name="ch1">
        <chart:title svg:x="7.352cm" svg:y="0.352cm" chart:style-name="ch2">
          <text:p>Dhrystone v 2.1 (1 thread)</text:p>
        </chart:title>
        <chart:subtitle svg:x="9.653cm" svg:y="1.347cm" chart:style-name="ch3">
          <text:p>e2k</text:p>
        </chart:subtitle>
        <chart:legend chart:legend-position="end" svg:x="15.385cm" svg:y="5.125cm" style:legend-expansion="high" chart:style-name="ch4"/>
        <chart:plot-area chart:style-name="ch5" table:cell-range-address="'Pivot Table_Dhrystone_1'.C14:'Pivot Table_Dhrystone_1'.C16 'Pivot Table_Dhrystone_1'.F3:'Pivot Table_Dhrystone_1'.F3 'Pivot Table_Dhrystone_1'.F14:'Pivot Table_Dhrystone_1'.F16" chart:data-source-has-labels="both" svg:x="-0.319cm" svg:y="1.112cm" svg:width="16.278cm" svg:height="7.966cm">
          <chartooo:coordinate-region svg:x="1.255cm" svg:y="1.312cm" svg:width="13.129cm" svg:height="7.119cm"/>
          <chart:axis chart:dimension="x" chart:name="primary-x" chart:style-name="ch6" chartooo:axis-type="auto">
            <chartooo:date-scale/>
            <chart:categories table:cell-range-address="'Pivot Table_Dhrystone_1'.C14:'Pivot Table_Dhrystone_1'.C16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'Pivot Table_Dhrystone_1'.F14:'Pivot Table_Dhrystone_1'.F16" chart:label-cell-address="'Pivot Table_Dhrystone_1'.F3:'Pivot Table_Dhrystone_1'.F3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'Pivot Table_Dhrystone_1'.F3:'Pivot Table_Dhrystone_1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BE1C-PC</text:p>
                <draw:g>
                  <svg:desc>'Pivot Table_Dhrystone_1'.C14:'Pivot Table_Dhrystone_1'.C16</svg:desc>
                </draw:g>
              </table:table-cell>
              <table:table-cell office:value-type="float" office:value="962.87">
                <text:p>962.87</text:p>
                <draw:g>
                  <svg:desc>'Pivot Table_Dhrystone_1'.F14:'Pivot Table_Dhrystone_1'.F16</svg:desc>
                </draw:g>
              </table:table-cell>
            </table:table-row>
            <table:table-row>
              <table:table-cell office:value-type="string">
                <text:p>MONOCUB</text:p>
              </table:table-cell>
              <table:table-cell office:value-type="float" office:value="1562.66">
                <text:p>1562.66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2592.88">
                <text:p>2592.8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685cm" svg:height="10.609cm" xlink:href=".." xlink:type="simple" chart:class="chart:bar" chart:style-name="ch1">
        <chart:title svg:x="5.433cm" svg:y="0.348cm" chart:style-name="ch2">
          <text:p>Memspeed (MB/s)</text:p>
        </chart:title>
        <chart:subtitle svg:x="5.301cm" svg:y="1.339cm" chart:style-name="ch3">
          <text:p>x[m]=x[m]+s*y[m] Sngl</text:p>
        </chart:subtitle>
        <chart:legend chart:legend-position="end" svg:x="12.607cm" svg:y="4.507cm" style:legend-expansion="high" chart:style-name="ch4"/>
        <chart:plot-area chart:style-name="ch5" table:cell-range-address="Memspeed.A4:Memspeed.D14" chart:data-source-has-labels="both" svg:x="0.293cm" svg:y="2.234cm" svg:width="12.021cm" svg:height="8.163cm">
          <chartooo:coordinate-region svg:x="1.47cm" svg:y="2.234cm" svg:width="10.844cm" svg:height="5.47cm"/>
          <chart:axis chart:dimension="x" chart:name="primary-x" chart:style-name="ch6" chartooo:axis-type="auto">
            <chartooo:date-scale/>
            <chart:categories table:cell-range-address="Memspeed.A5:Memspeed.A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B5:Memspeed.B14" chart:label-cell-address="Memspeed.B4:Memspeed.B4" chart:class="chart:bar">
            <chart:data-point chart:repeated="10"/>
          </chart:series>
          <chart:series chart:style-name="ch10" chart:values-cell-range-address="Memspeed.C5:Memspeed.C14" chart:label-cell-address="Memspeed.C4:Memspeed.C4" chart:class="chart:bar">
            <chart:data-point chart:repeated="10"/>
          </chart:series>
          <chart:series chart:style-name="ch11" chart:values-cell-range-address="Memspeed.D5:Memspeed.D14" chart:label-cell-address="Memspeed.D4:Memspeed.D4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B4:Memspeed.B4</svg:desc>
                </draw:g>
              </table:table-cell>
              <table:table-cell office:value-type="string">
                <text:p>512 KB</text:p>
                <draw:g>
                  <svg:desc>Memspeed.C4:Memspeed.C4</svg:desc>
                </draw:g>
              </table:table-cell>
              <table:table-cell office:value-type="string">
                <text:p>8192 KB</text:p>
                <draw:g>
                  <svg:desc>Memspeed.D4:Memspeed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ange Pi Win</text:p>
                <draw:g>
                  <svg:desc>Memspeed.A5:Memspeed.A14</svg:desc>
                </draw:g>
              </table:table-cell>
              <table:table-cell office:value-type="float" office:value="2672">
                <text:p>2672</text:p>
                <draw:g>
                  <svg:desc>Memspeed.B5:Memspeed.B14</svg:desc>
                </draw:g>
              </table:table-cell>
              <table:table-cell office:value-type="float" office:value="1752">
                <text:p>1752</text:p>
                <draw:g>
                  <svg:desc>Memspeed.C5:Memspeed.C14</svg:desc>
                </draw:g>
              </table:table-cell>
              <table:table-cell office:value-type="float" office:value="1019">
                <text:p>1019</text:p>
                <draw:g>
                  <svg:desc>Memspeed.D5:Memspeed.D14</svg:desc>
                </draw:g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3490">
                <text:p>3490</text:p>
              </table:table-cell>
              <table:table-cell office:value-type="float" office:value="1224">
                <text:p>1224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403">
                <text:p>2403</text:p>
              </table:table-cell>
              <table:table-cell office:value-type="float" office:value="1464">
                <text:p>146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452">
                <text:p>8452</text:p>
              </table:table-cell>
              <table:table-cell office:value-type="float" office:value="8214">
                <text:p>8214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0721">
                <text:p>20721</text:p>
              </table:table-cell>
              <table:table-cell office:value-type="float" office:value="22106">
                <text:p>22106</text:p>
              </table:table-cell>
              <table:table-cell office:value-type="float" office:value="8491">
                <text:p>8491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651">
                <text:p>2651</text:p>
              </table:table-cell>
              <table:table-cell office:value-type="float" office:value="2537">
                <text:p>2537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160">
                <text:p>37160</text:p>
              </table:table-cell>
              <table:table-cell office:value-type="float" office:value="29195">
                <text:p>29195</text:p>
              </table:table-cell>
              <table:table-cell office:value-type="float" office:value="24130">
                <text:p>24130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73499">
                <text:p>73499</text:p>
              </table:table-cell>
              <table:table-cell office:value-type="float" office:value="53366">
                <text:p>53366</text:p>
              </table:table-cell>
              <table:table-cell office:value-type="float" office:value="32794">
                <text:p>32794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9737">
                <text:p>9737</text:p>
              </table:table-cell>
              <table:table-cell office:value-type="float" office:value="14189">
                <text:p>14189</text:p>
              </table:table-cell>
              <table:table-cell office:value-type="float" office:value="8249">
                <text:p>8249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0930">
                <text:p>40930</text:p>
              </table:table-cell>
              <table:table-cell office:value-type="float" office:value="37749">
                <text:p>37749</text:p>
              </table:table-cell>
              <table:table-cell office:value-type="float" office:value="8578">
                <text:p>857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845cm" svg:height="10.844cm" xlink:href=".." xlink:type="simple" chart:class="chart:bar" chart:style-name="ch1">
        <chart:title svg:x="5.513cm" svg:y="0.352cm" chart:style-name="ch2">
          <text:p>Memspeed (MB/s)</text:p>
        </chart:title>
        <chart:subtitle svg:x="5.566cm" svg:y="1.347cm" chart:style-name="ch3">
          <text:p>x[m]=x[m]+y[m] Sngl</text:p>
        </chart:subtitle>
        <chart:legend chart:legend-position="end" svg:x="12.767cm" svg:y="4.625cm" style:legend-expansion="high" chart:style-name="ch4"/>
        <chart:plot-area chart:style-name="ch5" table:cell-range-address="Memspeed.A4:Memspeed.A14 Memspeed.E4:Memspeed.G14" chart:data-source-has-labels="both" svg:x="0.296cm" svg:y="2.246cm" svg:width="12.175cm" svg:height="8.382cm">
          <chartooo:coordinate-region svg:x="1.473cm" svg:y="2.246cm" svg:width="10.998cm" svg:height="5.689cm"/>
          <chart:axis chart:dimension="x" chart:name="primary-x" chart:style-name="ch6" chartooo:axis-type="auto">
            <chartooo:date-scale/>
            <chart:categories table:cell-range-address="Memspeed.A5:Memspeed.A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E5:Memspeed.E14" chart:label-cell-address="Memspeed.E4:Memspeed.E4" chart:class="chart:bar">
            <chart:data-point chart:repeated="10"/>
          </chart:series>
          <chart:series chart:style-name="ch10" chart:values-cell-range-address="Memspeed.F5:Memspeed.F14" chart:label-cell-address="Memspeed.F4:Memspeed.F4" chart:class="chart:bar">
            <chart:data-point chart:repeated="10"/>
          </chart:series>
          <chart:series chart:style-name="ch11" chart:values-cell-range-address="Memspeed.G5:Memspeed.G14" chart:label-cell-address="Memspeed.G4:Memspeed.G4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E4:Memspeed.E4</svg:desc>
                </draw:g>
              </table:table-cell>
              <table:table-cell office:value-type="string">
                <text:p>512 KB</text:p>
                <draw:g>
                  <svg:desc>Memspeed.F4:Memspeed.F4</svg:desc>
                </draw:g>
              </table:table-cell>
              <table:table-cell office:value-type="string">
                <text:p>8192 KB</text:p>
                <draw:g>
                  <svg:desc>Memspeed.G4:Memspeed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ange Pi Win</text:p>
                <draw:g>
                  <svg:desc>Memspeed.A5:Memspeed.A14</svg:desc>
                </draw:g>
              </table:table-cell>
              <table:table-cell office:value-type="float" office:value="2771">
                <text:p>2771</text:p>
                <draw:g>
                  <svg:desc>Memspeed.E5:Memspeed.E14</svg:desc>
                </draw:g>
              </table:table-cell>
              <table:table-cell office:value-type="float" office:value="1787">
                <text:p>1787</text:p>
                <draw:g>
                  <svg:desc>Memspeed.F5:Memspeed.F14</svg:desc>
                </draw:g>
              </table:table-cell>
              <table:table-cell office:value-type="float" office:value="1028">
                <text:p>1028</text:p>
                <draw:g>
                  <svg:desc>Memspeed.G5:Memspeed.G14</svg:desc>
                </draw:g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872">
                <text:p>2872</text:p>
              </table:table-cell>
              <table:table-cell office:value-type="float" office:value="1179">
                <text:p>1179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543">
                <text:p>2543</text:p>
              </table:table-cell>
              <table:table-cell office:value-type="float" office:value="1472">
                <text:p>1472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76">
                <text:p>9876</text:p>
              </table:table-cell>
              <table:table-cell office:value-type="float" office:value="8463">
                <text:p>8463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0053">
                <text:p>10053</text:p>
              </table:table-cell>
              <table:table-cell office:value-type="float" office:value="6591">
                <text:p>6591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3519">
                <text:p>3519</text:p>
              </table:table-cell>
              <table:table-cell office:value-type="float" office:value="5798">
                <text:p>5798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806">
                <text:p>37806</text:p>
              </table:table-cell>
              <table:table-cell office:value-type="float" office:value="29193">
                <text:p>29193</text:p>
              </table:table-cell>
              <table:table-cell office:value-type="float" office:value="24114">
                <text:p>24114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75334">
                <text:p>75334</text:p>
              </table:table-cell>
              <table:table-cell office:value-type="float" office:value="54605">
                <text:p>54605</text:p>
              </table:table-cell>
              <table:table-cell office:value-type="float" office:value="32432">
                <text:p>32432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8113">
                <text:p>18113</text:p>
              </table:table-cell>
              <table:table-cell office:value-type="float" office:value="9344">
                <text:p>9344</text:p>
              </table:table-cell>
              <table:table-cell office:value-type="float" office:value="8153">
                <text:p>8153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0988">
                <text:p>40988</text:p>
              </table:table-cell>
              <table:table-cell office:value-type="float" office:value="36529">
                <text:p>36529</text:p>
              </table:table-cell>
              <table:table-cell office:value-type="float" office:value="8523">
                <text:p>852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579cm" svg:height="10.765cm" xlink:href=".." xlink:type="simple" chart:class="chart:bar" chart:style-name="ch1">
        <chart:title svg:x="5.38cm" svg:y="0.351cm" chart:style-name="ch2">
          <text:p>Memspeed (MB/s)</text:p>
        </chart:title>
        <chart:subtitle svg:x="5.922cm" svg:y="1.345cm" chart:style-name="ch3">
          <text:p>x[m]=y[m] Sngl</text:p>
        </chart:subtitle>
        <chart:legend chart:legend-position="end" svg:x="12.501cm" svg:y="4.585cm" style:legend-expansion="high" chart:style-name="ch4"/>
        <chart:plot-area chart:style-name="ch5" table:cell-range-address="Memspeed.A4:Memspeed.A14 Memspeed.H4:Memspeed.J14" chart:data-source-has-labels="both" svg:x="0.291cm" svg:y="2.243cm" svg:width="11.919cm" svg:height="8.307cm">
          <chartooo:coordinate-region svg:x="1.468cm" svg:y="2.243cm" svg:width="10.742cm" svg:height="5.614cm"/>
          <chart:axis chart:dimension="x" chart:name="primary-x" chart:style-name="ch6" chartooo:axis-type="auto">
            <chartooo:date-scale/>
            <chart:categories table:cell-range-address="Memspeed.A5:Memspeed.A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H5:Memspeed.H14" chart:label-cell-address="Memspeed.H4:Memspeed.H4" chart:class="chart:bar">
            <chart:data-point chart:repeated="10"/>
          </chart:series>
          <chart:series chart:style-name="ch10" chart:values-cell-range-address="Memspeed.I5:Memspeed.I14" chart:label-cell-address="Memspeed.I4:Memspeed.I4" chart:class="chart:bar">
            <chart:data-point chart:repeated="10"/>
          </chart:series>
          <chart:series chart:style-name="ch11" chart:values-cell-range-address="Memspeed.J5:Memspeed.J14" chart:label-cell-address="Memspeed.J4:Memspeed.J4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H4:Memspeed.H4</svg:desc>
                </draw:g>
              </table:table-cell>
              <table:table-cell office:value-type="string">
                <text:p>512 KB</text:p>
                <draw:g>
                  <svg:desc>Memspeed.I4:Memspeed.I4</svg:desc>
                </draw:g>
              </table:table-cell>
              <table:table-cell office:value-type="string">
                <text:p>8192 KB</text:p>
                <draw:g>
                  <svg:desc>Memspeed.J4:Memspeed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ange Pi Win</text:p>
                <draw:g>
                  <svg:desc>Memspeed.A5:Memspeed.A14</svg:desc>
                </draw:g>
              </table:table-cell>
              <table:table-cell office:value-type="float" office:value="3483">
                <text:p>3483</text:p>
                <draw:g>
                  <svg:desc>Memspeed.H5:Memspeed.H14</svg:desc>
                </draw:g>
              </table:table-cell>
              <table:table-cell office:value-type="float" office:value="3146">
                <text:p>3146</text:p>
                <draw:g>
                  <svg:desc>Memspeed.I5:Memspeed.I14</svg:desc>
                </draw:g>
              </table:table-cell>
              <table:table-cell office:value-type="float" office:value="1374">
                <text:p>1374</text:p>
                <draw:g>
                  <svg:desc>Memspeed.J5:Memspeed.J14</svg:desc>
                </draw:g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4902">
                <text:p>4902</text:p>
              </table:table-cell>
              <table:table-cell office:value-type="float" office:value="2284">
                <text:p>228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3856">
                <text:p>3856</text:p>
              </table:table-cell>
              <table:table-cell office:value-type="float" office:value="1324">
                <text:p>1324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261">
                <text:p>8261</text:p>
              </table:table-cell>
              <table:table-cell office:value-type="float" office:value="7260">
                <text:p>7260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8415">
                <text:p>8415</text:p>
              </table:table-cell>
              <table:table-cell office:value-type="float" office:value="6145">
                <text:p>6145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5073">
                <text:p>5073</text:p>
              </table:table-cell>
              <table:table-cell office:value-type="float" office:value="4860">
                <text:p>486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9096">
                <text:p>19096</text:p>
              </table:table-cell>
              <table:table-cell office:value-type="float" office:value="17431">
                <text:p>17431</text:p>
              </table:table-cell>
              <table:table-cell office:value-type="float" office:value="14045">
                <text:p>14045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26348">
                <text:p>26348</text:p>
              </table:table-cell>
              <table:table-cell office:value-type="float" office:value="16541">
                <text:p>16541</text:p>
              </table:table-cell>
              <table:table-cell office:value-type="float" office:value="8317">
                <text:p>8317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3232">
                <text:p>3232</text:p>
              </table:table-cell>
              <table:table-cell office:value-type="float" office:value="5196">
                <text:p>5196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3655">
                <text:p>13655</text:p>
              </table:table-cell>
              <table:table-cell office:value-type="float" office:value="9154">
                <text:p>9154</text:p>
              </table:table-cell>
              <table:table-cell office:value-type="float" office:value="2154">
                <text:p>215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3.254cm" svg:height="18.705cm" xlink:href=".." xlink:type="simple" chart:class="chart:bar" chart:style-name="ch1">
        <chart:legend chart:legend-position="end" svg:x="27.71cm" svg:y="7.061cm" style:legend-expansion="high" chart:style-name="ch2"/>
        <chart:plot-area chart:style-name="ch3" table:cell-range-address="MPMFLOPS.A3:MPMFLOPS.J13" chart:data-source-has-labels="both" svg:x="0.665cm" svg:y="0.374cm" svg:width="26.38cm" svg:height="17.957cm">
          <chartooo:coordinate-region svg:x="2.027cm" svg:y="0.573cm" svg:width="25.018cm" svg:height="17.111cm"/>
          <chart:axis chart:dimension="x" chart:name="primary-x" chart:style-name="ch4" chartooo:axis-type="auto">
            <chartooo:date-scale/>
            <chart:categories table:cell-range-address="MPMFLOPS.A4:MPMFLOPS.A13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MPMFLOPS.B4:MPMFLOPS.B13" chart:label-cell-address="MPMFLOPS.B3:MPMFLOPS.B3" chart:class="chart:bar">
            <chart:data-point chart:repeated="10"/>
          </chart:series>
          <chart:series chart:style-name="ch8" chart:values-cell-range-address="MPMFLOPS.C4:MPMFLOPS.C13" chart:label-cell-address="MPMFLOPS.C3:MPMFLOPS.C3" chart:class="chart:bar">
            <chart:data-point chart:repeated="10"/>
          </chart:series>
          <chart:series chart:style-name="ch9" chart:values-cell-range-address="MPMFLOPS.D4:MPMFLOPS.D13" chart:label-cell-address="MPMFLOPS.D3:MPMFLOPS.D3" chart:class="chart:bar">
            <chart:data-point chart:repeated="10"/>
          </chart:series>
          <chart:series chart:style-name="ch10" chart:values-cell-range-address="MPMFLOPS.E4:MPMFLOPS.E13" chart:label-cell-address="MPMFLOPS.E3:MPMFLOPS.E3" chart:class="chart:bar">
            <chart:data-point chart:repeated="10"/>
          </chart:series>
          <chart:series chart:style-name="ch11" chart:values-cell-range-address="MPMFLOPS.F4:MPMFLOPS.F13" chart:label-cell-address="MPMFLOPS.F3:MPMFLOPS.F3" chart:class="chart:bar">
            <chart:data-point chart:repeated="10"/>
          </chart:series>
          <chart:series chart:style-name="ch12" chart:values-cell-range-address="MPMFLOPS.G4:MPMFLOPS.G13" chart:label-cell-address="MPMFLOPS.G3:MPMFLOPS.G3" chart:class="chart:bar">
            <chart:data-point chart:repeated="10"/>
          </chart:series>
          <chart:series chart:style-name="ch13" chart:values-cell-range-address="MPMFLOPS.H4:MPMFLOPS.H13" chart:label-cell-address="MPMFLOPS.H3:MPMFLOPS.H3" chart:class="chart:bar">
            <chart:data-point chart:repeated="10"/>
          </chart:series>
          <chart:series chart:style-name="ch14" chart:values-cell-range-address="MPMFLOPS.I4:MPMFLOPS.I13" chart:label-cell-address="MPMFLOPS.I3:MPMFLOPS.I3" chart:class="chart:bar">
            <chart:data-point chart:repeated="10"/>
          </chart:series>
          <chart:series chart:style-name="ch15" chart:values-cell-range-address="MPMFLOPS.J4:MPMFLOPS.J13" chart:label-cell-address="MPMFLOPS.J3:MPMFLOPS.J3" chart:class="chart:bar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ops/w – 102400 4B words</text:p>
                <draw:g>
                  <svg:desc>MPMFLOPS.B3:MPMFLOPS.B3</svg:desc>
                </draw:g>
              </table:table-cell>
              <table:table-cell office:value-type="string">
                <text:p>2 ops/w – 1024000 4B words</text:p>
                <draw:g>
                  <svg:desc>MPMFLOPS.C3:MPMFLOPS.C3</svg:desc>
                </draw:g>
              </table:table-cell>
              <table:table-cell office:value-type="string">
                <text:p>2 ops/w – 10240000 4B words</text:p>
                <draw:g>
                  <svg:desc>MPMFLOPS.D3:MPMFLOPS.D3</svg:desc>
                </draw:g>
              </table:table-cell>
              <table:table-cell office:value-type="string">
                <text:p>8 ops/w – 102400 4B words</text:p>
                <draw:g>
                  <svg:desc>MPMFLOPS.E3:MPMFLOPS.E3</svg:desc>
                </draw:g>
              </table:table-cell>
              <table:table-cell office:value-type="string">
                <text:p>8 ops/w – 1024000 4B words</text:p>
                <draw:g>
                  <svg:desc>MPMFLOPS.F3:MPMFLOPS.F3</svg:desc>
                </draw:g>
              </table:table-cell>
              <table:table-cell office:value-type="string">
                <text:p>8 ops/w – 10240000 4B words</text:p>
                <draw:g>
                  <svg:desc>MPMFLOPS.G3:MPMFLOPS.G3</svg:desc>
                </draw:g>
              </table:table-cell>
              <table:table-cell office:value-type="string">
                <text:p>32 ops/w – 102400 4B words</text:p>
                <draw:g>
                  <svg:desc>MPMFLOPS.H3:MPMFLOPS.H3</svg:desc>
                </draw:g>
              </table:table-cell>
              <table:table-cell office:value-type="string">
                <text:p>32 ops/w – 1024000 4B words</text:p>
                <draw:g>
                  <svg:desc>MPMFLOPS.I3:MPMFLOPS.I3</svg:desc>
                </draw:g>
              </table:table-cell>
              <table:table-cell office:value-type="string">
                <text:p>32 ops/w – 10240000 4B words</text:p>
                <draw:g>
                  <svg:desc>MPMFLOPS.J3:MPMFLOPS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ange Pi Win</text:p>
                <draw:g>
                  <svg:desc>MPMFLOPS.A4:MPMFLOPS.A13</svg:desc>
                </draw:g>
              </table:table-cell>
              <table:table-cell office:value-type="float" office:value="517">
                <text:p>517</text:p>
                <draw:g>
                  <svg:desc>MPMFLOPS.B4:MPMFLOPS.B13</svg:desc>
                </draw:g>
              </table:table-cell>
              <table:table-cell office:value-type="float" office:value="472">
                <text:p>472</text:p>
                <draw:g>
                  <svg:desc>MPMFLOPS.C4:MPMFLOPS.C13</svg:desc>
                </draw:g>
              </table:table-cell>
              <table:table-cell office:value-type="float" office:value="464">
                <text:p>464</text:p>
                <draw:g>
                  <svg:desc>MPMFLOPS.D4:MPMFLOPS.D13</svg:desc>
                </draw:g>
              </table:table-cell>
              <table:table-cell office:value-type="float" office:value="1657">
                <text:p>1657</text:p>
                <draw:g>
                  <svg:desc>MPMFLOPS.E4:MPMFLOPS.E13</svg:desc>
                </draw:g>
              </table:table-cell>
              <table:table-cell office:value-type="float" office:value="1571">
                <text:p>1571</text:p>
                <draw:g>
                  <svg:desc>MPMFLOPS.F4:MPMFLOPS.F13</svg:desc>
                </draw:g>
              </table:table-cell>
              <table:table-cell office:value-type="float" office:value="1541">
                <text:p>1541</text:p>
                <draw:g>
                  <svg:desc>MPMFLOPS.G4:MPMFLOPS.G13</svg:desc>
                </draw:g>
              </table:table-cell>
              <table:table-cell office:value-type="float" office:value="2601">
                <text:p>2601</text:p>
                <draw:g>
                  <svg:desc>MPMFLOPS.H4:MPMFLOPS.H13</svg:desc>
                </draw:g>
              </table:table-cell>
              <table:table-cell office:value-type="float" office:value="2561">
                <text:p>2561</text:p>
                <draw:g>
                  <svg:desc>MPMFLOPS.I4:MPMFLOPS.I13</svg:desc>
                </draw:g>
              </table:table-cell>
              <table:table-cell office:value-type="float" office:value="2558">
                <text:p>2558</text:p>
                <draw:g>
                  <svg:desc>MPMFLOPS.J4:MPMFLOPS.J13</svg:desc>
                </draw:g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737">
                <text:p>2737</text:p>
              </table:table-cell>
              <table:table-cell office:value-type="float" office:value="482">
                <text:p>482</text:p>
              </table:table-cell>
              <table:table-cell office:value-type="float" office:value="475">
                <text:p>475</text:p>
              </table:table-cell>
              <table:table-cell office:value-type="float" office:value="6597">
                <text:p>6597</text:p>
              </table:table-cell>
              <table:table-cell office:value-type="float" office:value="1909">
                <text:p>1909</text:p>
              </table:table-cell>
              <table:table-cell office:value-type="float" office:value="1896">
                <text:p>1896</text:p>
              </table:table-cell>
              <table:table-cell office:value-type="float" office:value="6033">
                <text:p>6033</text:p>
              </table:table-cell>
              <table:table-cell office:value-type="float" office:value="5797">
                <text:p>5797</text:p>
              </table:table-cell>
              <table:table-cell office:value-type="float" office:value="5826">
                <text:p>5826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893">
                <text:p>893</text:p>
              </table:table-cell>
              <table:table-cell office:value-type="float" office:value="598">
                <text:p>598</text:p>
              </table:table-cell>
              <table:table-cell office:value-type="float" office:value="620">
                <text:p>620</text:p>
              </table:table-cell>
              <table:table-cell office:value-type="float" office:value="2077">
                <text:p>2077</text:p>
              </table:table-cell>
              <table:table-cell office:value-type="float" office:value="1987">
                <text:p>1987</text:p>
              </table:table-cell>
              <table:table-cell office:value-type="float" office:value="2015">
                <text:p>2015</text:p>
              </table:table-cell>
              <table:table-cell office:value-type="float" office:value="3276">
                <text:p>3276</text:p>
              </table:table-cell>
              <table:table-cell office:value-type="float" office:value="3230">
                <text:p>3230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59">
                <text:p>9859</text:p>
              </table:table-cell>
              <table:table-cell office:value-type="float" office:value="1360">
                <text:p>1360</text:p>
              </table:table-cell>
              <table:table-cell office:value-type="float" office:value="1328">
                <text:p>1328</text:p>
              </table:table-cell>
              <table:table-cell office:value-type="float" office:value="23657">
                <text:p>23657</text:p>
              </table:table-cell>
              <table:table-cell office:value-type="float" office:value="5398">
                <text:p>5398</text:p>
              </table:table-cell>
              <table:table-cell office:value-type="float" office:value="5318">
                <text:p>5318</text:p>
              </table:table-cell>
              <table:table-cell office:value-type="float" office:value="21407">
                <text:p>21407</text:p>
              </table:table-cell>
              <table:table-cell office:value-type="float" office:value="18311">
                <text:p>18311</text:p>
              </table:table-cell>
              <table:table-cell office:value-type="float" office:value="18102">
                <text:p>18102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6319">
                <text:p>16319</text:p>
              </table:table-cell>
              <table:table-cell office:value-type="float" office:value="17495">
                <text:p>17495</text:p>
              </table:table-cell>
              <table:table-cell office:value-type="float" office:value="2998">
                <text:p>2998</text:p>
              </table:table-cell>
              <table:table-cell office:value-type="float" office:value="22592">
                <text:p>22592</text:p>
              </table:table-cell>
              <table:table-cell office:value-type="float" office:value="17738">
                <text:p>17738</text:p>
              </table:table-cell>
              <table:table-cell office:value-type="float" office:value="12125">
                <text:p>12125</text:p>
              </table:table-cell>
              <table:table-cell office:value-type="float" office:value="35782">
                <text:p>35782</text:p>
              </table:table-cell>
              <table:table-cell office:value-type="float" office:value="35757">
                <text:p>35757</text:p>
              </table:table-cell>
              <table:table-cell office:value-type="float" office:value="24169">
                <text:p>2416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7770">
                <text:p>7770</text:p>
              </table:table-cell>
              <table:table-cell office:value-type="float" office:value="2068">
                <text:p>2068</text:p>
              </table:table-cell>
              <table:table-cell office:value-type="float" office:value="2029">
                <text:p>2029</text:p>
              </table:table-cell>
              <table:table-cell office:value-type="float" office:value="10425">
                <text:p>10425</text:p>
              </table:table-cell>
              <table:table-cell office:value-type="float" office:value="7049">
                <text:p>7049</text:p>
              </table:table-cell>
              <table:table-cell office:value-type="float" office:value="6816">
                <text:p>6816</text:p>
              </table:table-cell>
              <table:table-cell office:value-type="float" office:value="15655">
                <text:p>15655</text:p>
              </table:table-cell>
              <table:table-cell office:value-type="float" office:value="15455">
                <text:p>15455</text:p>
              </table:table-cell>
              <table:table-cell office:value-type="float" office:value="15550">
                <text:p>15550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46965">
                <text:p>46965</text:p>
              </table:table-cell>
              <table:table-cell office:value-type="float" office:value="65423">
                <text:p>65423</text:p>
              </table:table-cell>
              <table:table-cell office:value-type="float" office:value="4505">
                <text:p>4505</text:p>
              </table:table-cell>
              <table:table-cell office:value-type="float" office:value="98423">
                <text:p>98423</text:p>
              </table:table-cell>
              <table:table-cell office:value-type="float" office:value="93145">
                <text:p>93145</text:p>
              </table:table-cell>
              <table:table-cell office:value-type="float" office:value="17994">
                <text:p>17994</text:p>
              </table:table-cell>
              <table:table-cell office:value-type="float" office:value="146865">
                <text:p>146865</text:p>
              </table:table-cell>
              <table:table-cell office:value-type="float" office:value="160334">
                <text:p>160334</text:p>
              </table:table-cell>
              <table:table-cell office:value-type="float" office:value="68001">
                <text:p>68001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43309">
                <text:p>43309</text:p>
              </table:table-cell>
              <table:table-cell office:value-type="float" office:value="35180">
                <text:p>35180</text:p>
              </table:table-cell>
              <table:table-cell office:value-type="float" office:value="4454">
                <text:p>4454</text:p>
              </table:table-cell>
              <table:table-cell office:value-type="float" office:value="83624">
                <text:p>83624</text:p>
              </table:table-cell>
              <table:table-cell office:value-type="float" office:value="84536">
                <text:p>84536</text:p>
              </table:table-cell>
              <table:table-cell office:value-type="float" office:value="17643">
                <text:p>17643</text:p>
              </table:table-cell>
              <table:table-cell office:value-type="float" office:value="81936">
                <text:p>81936</text:p>
              </table:table-cell>
              <table:table-cell office:value-type="float" office:value="82606">
                <text:p>82606</text:p>
              </table:table-cell>
              <table:table-cell office:value-type="float" office:value="68539">
                <text:p>68539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6614">
                <text:p>6614</text:p>
              </table:table-cell>
              <table:table-cell office:value-type="float" office:value="6501">
                <text:p>6501</text:p>
              </table:table-cell>
              <table:table-cell office:value-type="float" office:value="949">
                <text:p>949</text:p>
              </table:table-cell>
              <table:table-cell office:value-type="float" office:value="16025">
                <text:p>16025</text:p>
              </table:table-cell>
              <table:table-cell office:value-type="float" office:value="16043">
                <text:p>16043</text:p>
              </table:table-cell>
              <table:table-cell office:value-type="float" office:value="3813">
                <text:p>3813</text:p>
              </table:table-cell>
              <table:table-cell office:value-type="float" office:value="24236">
                <text:p>24236</text:p>
              </table:table-cell>
              <table:table-cell office:value-type="float" office:value="24129">
                <text:p>24129</text:p>
              </table:table-cell>
              <table:table-cell office:value-type="float" office:value="13724">
                <text:p>13724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092cm" svg:height="13.772cm" xlink:href=".." xlink:type="simple" chart:class="chart:bar" chart:style-name="ch1">
        <chart:title svg:x="9.388cm" svg:y="0.411cm" chart:style-name="ch2">
          <text:p>Dhrystone v 2.1</text:p>
        </chart:title>
        <chart:legend chart:legend-position="end" svg:x="17.395cm" svg:y="6.587cm" style:legend-expansion="high" chart:style-name="ch3"/>
        <chart:plot-area chart:style-name="ch4" table:cell-range-address="Dhrystone.A5:Dhrystone.B20" chart:data-source-has-labels="both" svg:x="0.441cm" svg:y="1.465cm" svg:width="16.513cm" svg:height="12.032cm">
          <chartooo:coordinate-region svg:x="2.2cm" svg:y="1.465cm" svg:width="12.994cm" svg:height="9.338cm"/>
          <chart:axis chart:dimension="x" chart:name="primary-x" chart:style-name="ch5" chartooo:axis-type="auto">
            <chartooo:date-scale/>
            <chart:categories table:cell-range-address="Dhrystone.A6:Dhrystone.A20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Dhrystone.B6:Dhrystone.B20" chart:label-cell-address="Dhrystone.B5:Dhrystone.B5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Dhrystone.B5:Dhrystone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Dhrystone.A6:Dhrystone.A20</svg:desc>
                </draw:g>
              </table:table-cell>
              <table:table-cell office:value-type="float" office:value="11455.81">
                <text:p>11455.81</text:p>
                <draw:g>
                  <svg:desc>Dhrystone.B6:Dhrystone.B20</svg:desc>
                </draw:g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3202.71">
                <text:p>3202.71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3212">
                <text:p>13212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22076.97">
                <text:p>22076.97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2592.88">
                <text:p>2592.88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962.87">
                <text:p>962.87</text:p>
              </table:table-cell>
            </table:table-row>
            <table:table-row>
              <table:table-cell office:value-type="string">
                <text:p>pc401</text:p>
              </table:table-cell>
              <table:table-cell office:value-type="float" office:value="1562.66">
                <text:p>1562.66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230">
                <text:p>8230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4495.03">
                <text:p>4495.03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949.12">
                <text:p>2949.12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469">
                <text:p>24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453cm" svg:height="13.565cm" xlink:href=".." xlink:type="simple" chart:class="chart:bar" chart:style-name="ch1">
        <chart:title svg:x="14.084cm" svg:y="0.407cm" chart:style-name="ch2">
          <text:p>Whetstone</text:p>
        </chart:title>
        <chart:legend chart:legend-position="end" svg:x="25.703cm" svg:y="5.736cm" style:legend-expansion="high" chart:style-name="ch3"/>
        <chart:plot-area chart:style-name="ch4" table:cell-range-address="Whetstone.A6:Whetstone.A19 Whetstone.K5:Whetstone.N19" chart:data-source-has-labels="both" svg:x="0.609cm" svg:y="1.457cm" svg:width="24.485cm" svg:height="11.837cm">
          <chartooo:coordinate-region svg:x="1.521cm" svg:y="1.457cm" svg:width="22.66cm" svg:height="8.581cm"/>
          <chart:axis chart:dimension="x" chart:name="primary-x" chart:style-name="ch5" chartooo:axis-type="auto">
            <chartooo:date-scale/>
            <chart:categories table:cell-range-address="Whetstone.A6:Whetstone.A19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Whetstone.K6:Whetstone.K19" chart:label-cell-address="Whetstone.K5:Whetstone.K5" chart:class="chart:bar">
            <chart:data-point chart:repeated="14"/>
          </chart:series>
          <chart:series chart:attached-axis="primary-y" chart:style-name="ch10" chart:values-cell-range-address="Whetstone.L6:Whetstone.L19" chart:label-cell-address="Whetstone.L5:Whetstone.L5" chart:class="chart:bar">
            <chart:data-point chart:repeated="14"/>
          </chart:series>
          <chart:series chart:attached-axis="primary-y" chart:style-name="ch11" chart:values-cell-range-address="Whetstone.M6:Whetstone.M19" chart:label-cell-address="Whetstone.M5:Whetstone.M5" chart:class="chart:bar">
            <chart:data-point chart:repeated="14"/>
          </chart:series>
          <chart:series chart:attached-axis="primary-y" chart:style-name="ch12" chart:values-cell-range-address="Whetstone.N6:Whetstone.N19" chart:label-cell-address="Whetstone.N5:Whetstone.N5" chart:class="chart:bar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Whetstone.K5:Whetstone.K5</svg:desc>
                </draw:g>
              </table:table-cell>
              <table:table-cell office:value-type="string">
                <text:p>Relative (multicore)</text:p>
                <draw:g>
                  <svg:desc>Whetstone.L5:Whetstone.L5</svg:desc>
                </draw:g>
              </table:table-cell>
              <table:table-cell office:value-type="string">
                <text:p>Relative (MHz)</text:p>
                <draw:g>
                  <svg:desc>Whetstone.M5:Whetstone.M5</svg:desc>
                </draw:g>
              </table:table-cell>
              <table:table-cell office:value-type="string">
                <text:p>Relative (multicore) (MHz)</text:p>
                <draw:g>
                  <svg:desc>Whetstone.N5:Whetstone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Whetstone.A6:Whetstone.A19</svg:desc>
                </draw:g>
              </table:table-cell>
              <table:table-cell office:value-type="float" office:value="1">
                <text:p>1</text:p>
                <draw:g>
                  <svg:desc>Whetstone.K6:Whetstone.K19</svg:desc>
                </draw:g>
              </table:table-cell>
              <table:table-cell office:value-type="float" office:value="1">
                <text:p>1</text:p>
                <draw:g>
                  <svg:desc>Whetstone.L6:Whetstone.L19</svg:desc>
                </draw:g>
              </table:table-cell>
              <table:table-cell office:value-type="float" office:value="0.9971319178559">
                <text:p>0.9971319178559</text:p>
                <draw:g>
                  <svg:desc>Whetstone.M6:Whetstone.M19</svg:desc>
                </draw:g>
              </table:table-cell>
              <table:table-cell office:value-type="float" office:value="1.00015967298972">
                <text:p>1.00015967298972</text:p>
                <draw:g>
                  <svg:desc>Whetstone.N6:Whetstone.N19</svg:desc>
                </draw:g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648948079420266">
                <text:p>0.648948079420266</text:p>
              </table:table-cell>
              <table:table-cell office:value-type="float" office:value="0.386762029438999">
                <text:p>0.386762029438999</text:p>
              </table:table-cell>
              <table:table-cell office:value-type="float" office:value="0.846190487027765">
                <text:p>0.846190487027765</text:p>
              </table:table-cell>
              <table:table-cell office:value-type="float" office:value="0.505846487931178">
                <text:p>0.505846487931178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07953196777391">
                <text:p>0.507953196777391</text:p>
              </table:table-cell>
              <table:table-cell office:value-type="float" office:value="0.165873750758326">
                <text:p>0.165873750758326</text:p>
              </table:table-cell>
              <table:table-cell office:value-type="float" office:value="0.68066702528241">
                <text:p>0.68066702528241</text:p>
              </table:table-cell>
              <table:table-cell office:value-type="float" office:value="0.222948934179638">
                <text:p>0.222948934179638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976793867549">
                <text:p>0.372976793867549</text:p>
              </table:table-cell>
              <table:table-cell office:value-type="float" office:value="0.317091861170535">
                <text:p>0.317091861170535</text:p>
              </table:table-cell>
              <table:table-cell office:value-type="float" office:value="0.702491124260355">
                <text:p>0.702491124260355</text:p>
              </table:table-cell>
              <table:table-cell office:value-type="float" office:value="0.599046929665822">
                <text:p>0.59904692966582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4876464346053">
                <text:p>0.264876464346053</text:p>
              </table:table-cell>
              <table:table-cell office:value-type="float" office:value="0.385069765956767">
                <text:p>0.385069765956767</text:p>
              </table:table-cell>
              <table:table-cell office:value-type="float" office:value="0.690766954938553">
                <text:p>0.690766954938553</text:p>
              </table:table-cell>
              <table:table-cell office:value-type="float" office:value="1.00726634928589">
                <text:p>1.00726634928589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0.227795173068599">
                <text:p>0.227795173068599</text:p>
              </table:table-cell>
              <table:table-cell office:value-type="float" office:value="0.1370094830614">
                <text:p>0.1370094830614</text:p>
              </table:table-cell>
              <table:table-cell office:value-type="float" office:value="0.454283675600418">
                <text:p>0.454283675600418</text:p>
              </table:table-cell>
              <table:table-cell office:value-type="float" office:value="0.274062719550361">
                <text:p>0.274062719550361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95304318686382">
                <text:p>0.195304318686382</text:p>
              </table:table-cell>
              <table:table-cell office:value-type="float" office:value="0.0357291101248443">
                <text:p>0.0357291101248443</text:p>
              </table:table-cell>
              <table:table-cell office:value-type="float" office:value="0.215958962007434">
                <text:p>0.215958962007434</text:p>
              </table:table-cell>
              <table:table-cell office:value-type="float" office:value="0.0396276488374119">
                <text:p>0.0396276488374119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0.088757623168045">
                <text:p>0.088757623168045</text:p>
              </table:table-cell>
              <table:table-cell office:value-type="float" office:value="0.491715976331361">
                <text:p>0.491715976331361</text:p>
              </table:table-cell>
              <table:table-cell office:value-type="float" office:value="0.251520086862106">
                <text:p>0.251520086862106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1088852120247">
                <text:p>0.171088852120247</text:p>
              </table:table-cell>
              <table:table-cell office:value-type="float" office:value="0.121268239726683">
                <text:p>0.121268239726683</text:p>
              </table:table-cell>
              <table:table-cell office:value-type="float" office:value="0.503501499835634">
                <text:p>0.503501499835634</text:p>
              </table:table-cell>
              <table:table-cell office:value-type="float" office:value="0.357966883821933">
                <text:p>0.357966883821933</text:p>
              </table:table-cell>
            </table:table-row>
            <table:table-row>
              <table:table-cell office:value-type="string">
                <text:p>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0.0783869216769373">
                <text:p>0.0783869216769373</text:p>
              </table:table-cell>
              <table:table-cell office:value-type="float" office:value="0.693872781065089">
                <text:p>0.693872781065089</text:p>
              </table:table-cell>
              <table:table-cell office:value-type="float" office:value="0.333197611292074">
                <text:p>0.333197611292074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142420307460311">
                <text:p>0.142420307460311</text:p>
              </table:table-cell>
              <table:table-cell office:value-type="float" office:value="0.026054471726428">
                <text:p>0.026054471726428</text:p>
              </table:table-cell>
              <table:table-cell office:value-type="float" office:value="0.482840236686391">
                <text:p>0.482840236686391</text:p>
              </table:table-cell>
              <table:table-cell office:value-type="float" office:value="0.0885993485342019">
                <text:p>0.0885993485342019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2278480570798">
                <text:p>0.122278480570798</text:p>
              </table:table-cell>
              <table:table-cell office:value-type="float" office:value="0.0591972923784284">
                <text:p>0.0591972923784284</text:p>
              </table:table-cell>
              <table:table-cell office:value-type="float" office:value="0.308448242462666">
                <text:p>0.308448242462666</text:p>
              </table:table-cell>
              <table:table-cell office:value-type="float" office:value="0.149778966961377">
                <text:p>0.149778966961377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202983845069046">
                <text:p>0.202983845069046</text:p>
              </table:table-cell>
              <table:table-cell office:value-type="float" office:value="0.0371340081100929">
                <text:p>0.0371340081100929</text:p>
              </table:table-cell>
              <table:table-cell office:value-type="float" office:value="0.698645360886673">
                <text:p>0.698645360886673</text:p>
              </table:table-cell>
              <table:table-cell office:value-type="float" office:value="0.128198768718619">
                <text:p>0.128198768718619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47211633784331">
                <text:p>0.047211633784331</text:p>
              </table:table-cell>
              <table:table-cell office:value-type="float" office:value="0.00863692965931224">
                <text:p>0.00863692965931224</text:p>
              </table:table-cell>
              <table:table-cell office:value-type="float" office:value="0.22865595942519">
                <text:p>0.22865595942519</text:p>
              </table:table-cell>
              <table:table-cell office:value-type="float" office:value="0.0419574996122227">
                <text:p>0.04195749961222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383cm" svg:height="13.675cm" xlink:href=".." xlink:type="simple" chart:class="chart:bar" chart:style-name="ch1">
        <chart:title svg:x="14.049cm" svg:y="0.409cm" chart:style-name="ch2">
          <text:p>Whetstone</text:p>
        </chart:title>
        <chart:legend chart:legend-position="end" svg:x="26.453cm" svg:y="6.04cm" style:legend-expansion="high" chart:style-name="ch3"/>
        <chart:plot-area chart:style-name="ch4" table:cell-range-address="Whetstone.A6:Whetstone.B19 Whetstone.A5:Whetstone.B5 Whetstone.D5:Whetstone.E19" chart:data-source-has-labels="both" svg:x="0.607cm" svg:y="1.461cm" svg:width="25.239cm" svg:height="11.941cm">
          <chartooo:coordinate-region svg:x="2.181cm" svg:y="1.461cm" svg:width="22.09cm" svg:height="8.686cm"/>
          <chart:axis chart:dimension="x" chart:name="primary-x" chart:style-name="ch5" chartooo:axis-type="auto">
            <chartooo:date-scale/>
            <chart:categories table:cell-range-address="Whetstone.A6:Whetstone.A19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Whetstone.B6:Whetstone.B19" chart:label-cell-address="Whetstone.B5:Whetstone.B5" chart:class="chart:bar">
            <chart:data-point chart:repeated="14"/>
          </chart:series>
          <chart:series chart:attached-axis="primary-y" chart:style-name="ch10" chart:values-cell-range-address="Whetstone.D6:Whetstone.D19" chart:label-cell-address="Whetstone.D5:Whetstone.D5" chart:class="chart:bar">
            <chart:data-point chart:repeated="14"/>
          </chart:series>
          <chart:series chart:attached-axis="primary-y" chart:style-name="ch11" chart:values-cell-range-address="Whetstone.E6:Whetstone.E19" chart:label-cell-address="Whetstone.E5:Whetstone.E5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Whetstone.B5:Whetstone.B5</svg:desc>
                </draw:g>
              </table:table-cell>
              <table:table-cell office:value-type="string">
                <text:p>MWIPS (C# mono)</text:p>
                <draw:g>
                  <svg:desc>Whetstone.D5:Whetstone.D5</svg:desc>
                </draw:g>
              </table:table-cell>
              <table:table-cell office:value-type="string">
                <text:p>MWIPS (C# netcore)</text:p>
                <draw:g>
                  <svg:desc>Whetstone.E5:Whetstone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Whetstone.A6:Whetstone.A19</svg:desc>
                </draw:g>
              </table:table-cell>
              <table:table-cell office:value-type="float" office:value="5729.52">
                <text:p>5729.52</text:p>
                <draw:g>
                  <svg:desc>Whetstone.B6:Whetstone.B19</svg:desc>
                </draw:g>
              </table:table-cell>
              <table:table-cell office:value-type="float" office:value="2751.545">
                <text:p>2751.545</text:p>
                <draw:g>
                  <svg:desc>Whetstone.D6:Whetstone.D19</svg:desc>
                </draw:g>
              </table:table-cell>
              <table:table-cell office:value-type="float" office:value="3262.258">
                <text:p>3262.258</text:p>
                <draw:g>
                  <svg:desc>Whetstone.E6:Whetstone.E19</svg:desc>
                </draw:g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3718.161">
                <text:p>3718.161</text:p>
              </table:table-cell>
              <table:table-cell office:value-type="float" office:value="1607.52">
                <text:p>1607.52</text:p>
              </table:table-cell>
              <table:table-cell office:value-type="float" office:value="1823.615">
                <text:p>1823.615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910.328">
                <text:p>2910.328</text:p>
              </table:table-cell>
              <table:table-cell office:value-type="float" office:value="1565.27">
                <text:p>1565.27</text:p>
              </table:table-cell>
              <table:table-cell office:value-type="float" office:value="1992.405">
                <text:p>1992.405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136.978">
                <text:p>2136.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15">
                <text:p>1517.615</text:p>
              </table:table-cell>
              <table:table-cell office:value-type="float" office:value="522.988">
                <text:p>522.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1305.157">
                <text:p>1305.157</text:p>
              </table:table-cell>
              <table:table-cell office:value-type="float" office:value="256.837">
                <text:p>256.837</text:p>
              </table:table-cell>
              <table:table-cell office:value-type="float" office:value="650.114">
                <text:p>650.114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1119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980.257">
                <text:p>980.257</text:p>
              </table:table-cell>
              <table:table-cell office:value-type="float" office:value="349.357">
                <text:p>349.357</text:p>
              </table:table-cell>
              <table:table-cell office:value-type="float" office:value="400.242">
                <text:p>400.242</text:p>
              </table:table-cell>
            </table:table-row>
            <table:table-row>
              <table:table-cell office:value-type="string">
                <text:p>pc401</text:p>
              </table:table-cell>
              <table:table-cell office:value-type="float" office:value="938.116">
                <text:p>938.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700.597">
                <text:p>700.597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163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270.5">
                <text:p>27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872cm" svg:height="15.965cm" xlink:href=".." xlink:type="simple" chart:class="chart:bar" chart:style-name="ch1">
        <chart:title svg:x="14.778cm" svg:y="0.455cm" chart:style-name="ch2">
          <text:p>Dhrystone v 2.1</text:p>
        </chart:title>
        <chart:legend chart:legend-position="end" svg:x="29.736cm" svg:y="7.434cm" style:legend-expansion="high" chart:style-name="ch3"/>
        <chart:plot-area chart:style-name="ch4" table:cell-range-address="'Pivot Table_Dhrystone_1'.C4:'Pivot Table_Dhrystone_1'.C18 Dhrystone.G5:Dhrystone.H5 'Pivot Table_Dhrystone_1'.G4:'Pivot Table_Dhrystone_1'.H18" chart:data-source-has-labels="both" svg:x="1.144cm" svg:y="1.732cm" svg:width="25.273cm" svg:height="13.734cm">
          <chartooo:coordinate-region svg:x="2.056cm" svg:y="1.932cm" svg:width="23.448cm" svg:height="10.478cm"/>
          <chart:axis chart:dimension="x" chart:name="primary-x" chart:style-name="ch5" chartooo:axis-type="auto">
            <chartooo:date-scale/>
            <chart:categories table:cell-range-address="'Pivot Table_Dhrystone_1'.C4:'Pivot Table_Dhrystone_1'.C18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'Pivot Table_Dhrystone_1'.G4:'Pivot Table_Dhrystone_1'.G18" chart:label-cell-address="Dhrystone.G5:Dhrystone.G5" chart:class="chart:bar">
            <chart:data-point chart:repeated="15"/>
          </chart:series>
          <chart:series chart:attached-axis="primary-y" chart:style-name="ch10" chart:values-cell-range-address="'Pivot Table_Dhrystone_1'.H4:'Pivot Table_Dhrystone_1'.H18" chart:label-cell-address="Dhrystone.H5:Dhrystone.H5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</text:p>
                <draw:g>
                  <svg:desc>Dhrystone.G5:Dhrystone.G5</svg:desc>
                </draw:g>
              </table:table-cell>
              <table:table-cell office:value-type="string">
                <text:p>Relative (MHz) </text:p>
                <draw:g>
                  <svg:desc>Dhrystone.H5:Dhrystone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'Pivot Table_Dhrystone_1'.C4:'Pivot Table_Dhrystone_1'.C18</svg:desc>
                </draw:g>
              </table:table-cell>
              <table:table-cell office:value-type="float" office:value="0.518903182819019">
                <text:p>0.518903182819019</text:p>
                <draw:g>
                  <svg:desc>'Pivot Table_Dhrystone_1'.G4:'Pivot Table_Dhrystone_1'.G18</svg:desc>
                </draw:g>
              </table:table-cell>
              <table:table-cell office:value-type="float" office:value="0.678565700609486">
                <text:p>0.678565700609486</text:p>
                <draw:g>
                  <svg:desc>'Pivot Table_Dhrystone_1'.H4:'Pivot Table_Dhrystone_1'.H18</svg:desc>
                </draw:g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38365772114561">
                <text:p>0.038365772114561</text:p>
              </table:table-cell>
              <table:table-cell office:value-type="float" office:value="0.18634803598501">
                <text:p>0.18634803598501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145070179467563">
                <text:p>0.145070179467563</text:p>
              </table:table-cell>
              <table:table-cell office:value-type="float" office:value="0.352313292992652">
                <text:p>0.352313292992652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98451689701983">
                <text:p>0.598451689701983</text:p>
              </table:table-cell>
              <table:table-cell office:value-type="float" office:value="0.804243377465116">
                <text:p>0.804243377465116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07351688207213">
                <text:p>0.107351688207213</text:p>
              </table:table-cell>
              <table:table-cell office:value-type="float" office:value="0.271574211238486">
                <text:p>0.271574211238486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33583548829391">
                <text:p>0.133583548829391</text:p>
              </table:table-cell>
              <table:table-cell office:value-type="float" office:value="0.394257001753411">
                <text:p>0.39425700175341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786664111968">
                <text:p>0.372786664111968</text:p>
              </table:table-cell>
              <table:table-cell office:value-type="float" office:value="0.704152587767051">
                <text:p>0.704152587767051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1183599923359">
                <text:p>0.11183599923359</text:p>
              </table:table-cell>
              <table:table-cell office:value-type="float" office:value="0.316868664495173">
                <text:p>0.316868664495173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0.203607197908046">
                <text:p>0.203607197908046</text:p>
              </table:table-cell>
              <table:table-cell office:value-type="float" office:value="0.407214395816092">
                <text:p>0.407214395816092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0436142278582613">
                <text:p>0.0436142278582613</text:p>
              </table:table-cell>
              <table:table-cell office:value-type="float" office:value="0.150546573317856">
                <text:p>0.150546573317856</text:p>
              </table:table-cell>
            </table:table-row>
            <table:table-row>
              <table:table-cell office:value-type="string">
                <text:p>MONOCUB</text:p>
              </table:table-cell>
              <table:table-cell office:value-type="float" office:value="0.0707823582674615">
                <text:p>0.0707823582674615</text:p>
              </table:table-cell>
              <table:table-cell office:value-type="float" office:value="0.300825022636711">
                <text:p>0.300825022636711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117447276505789">
                <text:p>0.117447276505789</text:p>
              </table:table-cell>
              <table:table-cell office:value-type="float" office:value="0.307169800092062">
                <text:p>0.307169800092062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81727836745713">
                <text:p>0.181727836745713</text:p>
              </table:table-cell>
              <table:table-cell office:value-type="float" office:value="0.201524672190288">
                <text:p>0.201524672190288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0722472332027448">
                <text:p>0.0722472332027448</text:p>
              </table:table-cell>
              <table:table-cell office:value-type="float" office:value="0.245640592889332">
                <text:p>0.24564059288933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145cm" svg:height="11.423cm" xlink:href=".." xlink:type="simple" chart:class="chart:bar" chart:style-name="ch1">
        <chart:title svg:x="7.883cm" svg:y="0.364cm" chart:style-name="ch2">
          <text:p>Dhrystone v 2.1 (1 thread)</text:p>
        </chart:title>
        <chart:subtitle svg:x="10.184cm" svg:y="1.371cm" chart:style-name="ch3">
          <text:p>e2k</text:p>
        </chart:subtitle>
        <chart:legend chart:legend-position="end" svg:x="16.448cm" svg:y="5.412cm" style:legend-expansion="high" chart:style-name="ch4"/>
        <chart:plot-area chart:style-name="ch5" table:cell-range-address="'Pivot Table_Dhrystone_1'.C14:'Pivot Table_Dhrystone_1'.C16 'Pivot Table_Dhrystone_1'.F3:'Pivot Table_Dhrystone_1'.F3 'Pivot Table_Dhrystone_1'.F14:'Pivot Table_Dhrystone_1'.F16" chart:data-source-has-labels="both" svg:x="-0.252cm" svg:y="1.183cm" svg:width="16.973cm" svg:height="8.342cm">
          <chartooo:coordinate-region svg:x="1.322cm" svg:y="1.382cm" svg:width="13.824cm" svg:height="7.496cm"/>
          <chart:axis chart:dimension="x" chart:name="primary-x" chart:style-name="ch6" chartooo:axis-type="auto">
            <chartooo:date-scale/>
            <chart:categories table:cell-range-address="'Pivot Table_Dhrystone_1'.C14:'Pivot Table_Dhrystone_1'.C16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'Pivot Table_Dhrystone_1'.F14:'Pivot Table_Dhrystone_1'.F16" chart:label-cell-address="'Pivot Table_Dhrystone_1'.F3:'Pivot Table_Dhrystone_1'.F3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'Pivot Table_Dhrystone_1'.F3:'Pivot Table_Dhrystone_1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BE1C-PC</text:p>
                <draw:g>
                  <svg:desc>'Pivot Table_Dhrystone_1'.C14:'Pivot Table_Dhrystone_1'.C16</svg:desc>
                </draw:g>
              </table:table-cell>
              <table:table-cell office:value-type="float" office:value="962.87">
                <text:p>962.87</text:p>
                <draw:g>
                  <svg:desc>'Pivot Table_Dhrystone_1'.F14:'Pivot Table_Dhrystone_1'.F16</svg:desc>
                </draw:g>
              </table:table-cell>
            </table:table-row>
            <table:table-row>
              <table:table-cell office:value-type="string">
                <text:p>MONOCUB</text:p>
              </table:table-cell>
              <table:table-cell office:value-type="float" office:value="1562.66">
                <text:p>1562.66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2592.88">
                <text:p>2592.8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417cm" svg:y="0.374cm" chart:style-name="ch2">
          <text:p>Whetstone (absolute)</text:p>
        </chart:title>
        <chart:legend chart:legend-position="end" svg:x="17.569cm" svg:y="5.424cm" style:legend-expansion="high" chart:style-name="ch3"/>
        <chart:plot-area chart:style-name="ch4" table:cell-range-address="'Pivot Table_Whetstone_1'.B2:'Pivot Table_Whetstone_1'.B15 'Pivot Table_Whetstone_1'.F1:'Pivot Table_Whetstone_1'.G15" chart:data-source-has-labels="both" svg:x="0.424cm" svg:y="1.391cm" svg:width="16.721cm" svg:height="10.315cm">
          <chartooo:coordinate-region svg:x="2.183cm" svg:y="1.391cm" svg:width="14.962cm" svg:height="7.06cm"/>
          <chart:axis chart:dimension="x" chart:name="primary-x" chart:style-name="ch5" chartooo:axis-type="auto">
            <chartooo:date-scale/>
            <chart:categories table:cell-range-address="'Pivot Table_Whetstone_1'.B2:'Pivot Table_Whetstone_1'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F2:'Pivot Table_Whetstone_1'.F15" chart:label-cell-address="'Pivot Table_Whetstone_1'.F1:'Pivot Table_Whetstone_1'.F1" chart:class="chart:bar">
            <chart:data-point chart:repeated="14"/>
          </chart:series>
          <chart:series chart:style-name="ch9" chart:values-cell-range-address="'Pivot Table_Whetstone_1'.G2:'Pivot Table_Whetstone_1'.G15" chart:label-cell-address="'Pivot Table_Whetstone_1'.G1:'Pivot Table_Whetstone_1'.G1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'Pivot Table_Whetstone_1'.B2:'Pivot Table_Whetstone_1'.B15</svg:desc>
                </draw:g>
              </table:table-cell>
              <table:table-cell office:value-type="float" office:value="3718.161">
                <text:p>3718.161</text:p>
                <draw:g>
                  <svg:desc>'Pivot Table_Whetstone_1'.F2:'Pivot Table_Whetstone_1'.F15</svg:desc>
                </draw:g>
              </table:table-cell>
              <table:table-cell office:value-type="float" office:value="12113">
                <text:p>12113</text:p>
                <draw:g>
                  <svg:desc>'Pivot Table_Whetstone_1'.G2:'Pivot Table_Whetstone_1'.G15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910.328">
                <text:p>2910.328</text:p>
              </table:table-cell>
              <table:table-cell office:value-type="float" office:value="5195">
                <text:p>5195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5729.52">
                <text:p>5729.52</text:p>
              </table:table-cell>
              <table:table-cell office:value-type="float" office:value="31319">
                <text:p>31319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136.978">
                <text:p>2136.978</text:p>
              </table:table-cell>
              <table:table-cell office:value-type="float" office:value="9931">
                <text:p>993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980.257">
                <text:p>980.257</text:p>
              </table:table-cell>
              <table:table-cell office:value-type="float" office:value="3798">
                <text:p>3798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700.597">
                <text:p>700.597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270.5">
                <text:p>270.5</text:p>
              </table:table-cell>
              <table:table-cell office:value-type="float" office:value="270.5">
                <text:p>270.5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  <table:table-cell office:value-type="float" office:value="2779.8">
                <text:p>2779.8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1305.157">
                <text:p>1305.157</text:p>
              </table:table-cell>
              <table:table-cell office:value-type="float" office:value="4291">
                <text:p>4291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15">
                <text:p>1517.615</text:p>
              </table:table-cell>
              <table:table-cell office:value-type="float" office:value="12060">
                <text:p>12060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163">
                <text:p>1163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1119">
                <text:p>1119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816">
                <text:p>816</text:p>
              </table:table-cell>
              <table:table-cell office:value-type="float" office:value="816">
                <text:p>81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417cm" svg:y="0.374cm" chart:style-name="ch2">
          <text:p>Whetstone (absolute)</text:p>
        </chart:title>
        <chart:subtitle svg:x="10.229cm" svg:y="1.391cm" chart:style-name="ch3">
          <text:p>e2k</text:p>
        </chart:subtitle>
        <chart:legend chart:legend-position="end" svg:x="17.569cm" svg:y="5.424cm" style:legend-expansion="high" chart:style-name="ch4"/>
        <chart:plot-area chart:style-name="ch5" table:cell-range-address="'Pivot Table_Whetstone_1'.B11:'Pivot Table_Whetstone_1'.B13 'Pivot Table_Whetstone_1'.F1:'Pivot Table_Whetstone_1'.G1 'Pivot Table_Whetstone_1'.F11:'Pivot Table_Whetstone_1'.G13" chart:data-source-has-labels="both" svg:x="0.424cm" svg:y="2.312cm" svg:width="16.721cm" svg:height="9.394cm">
          <chartooo:coordinate-region svg:x="2.183cm" svg:y="2.511cm" svg:width="14.962cm" svg:height="8.548cm"/>
          <chart:axis chart:dimension="x" chart:name="primary-x" chart:style-name="ch6" chartooo:axis-type="auto">
            <chartooo:date-scale/>
            <chart:categories table:cell-range-address="'Pivot Table_Whetstone_1'.B11:'Pivot Table_Whetstone_1'.B1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ivot Table_Whetstone_1'.F11:'Pivot Table_Whetstone_1'.F13" chart:label-cell-address="'Pivot Table_Whetstone_1'.F1:'Pivot Table_Whetstone_1'.F1" chart:class="chart:bar">
            <chart:data-point chart:repeated="3"/>
          </chart:series>
          <chart:series chart:style-name="ch10" chart:values-cell-range-address="'Pivot Table_Whetstone_1'.G11:'Pivot Table_Whetstone_1'.G13" chart:label-cell-address="'Pivot Table_Whetstone_1'.G1:'Pivot Table_Whetstone_1'.G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8C-SWTX</text:p>
                <draw:g>
                  <svg:desc>'Pivot Table_Whetstone_1'.B11:'Pivot Table_Whetstone_1'.B13</svg:desc>
                </draw:g>
              </table:table-cell>
              <table:table-cell office:value-type="float" office:value="1517.615">
                <text:p>1517.615</text:p>
                <draw:g>
                  <svg:desc>'Pivot Table_Whetstone_1'.F11:'Pivot Table_Whetstone_1'.F13</svg:desc>
                </draw:g>
              </table:table-cell>
              <table:table-cell office:value-type="float" office:value="12060">
                <text:p>12060</text:p>
                <draw:g>
                  <svg:desc>'Pivot Table_Whetstone_1'.G11:'Pivot Table_Whetstone_1'.G13</svg:desc>
                </draw:g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163">
                <text:p>1163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207cm" svg:height="13.616cm" xlink:href=".." xlink:type="simple" chart:class="chart:bar" chart:style-name="ch1">
        <chart:legend chart:legend-position="end" svg:x="20.542cm" svg:y="6.26cm" style:legend-expansion="high" chart:style-name="ch2"/>
        <chart:plot-area chart:style-name="ch3" table:cell-range-address="'Pivot Table_Whetstone_1'.B11:'Pivot Table_Whetstone_1'.B13 'Pivot Table_Whetstone_1'.F1:'Pivot Table_Whetstone_1'.G1 'Pivot Table_Whetstone_1'.F11:'Pivot Table_Whetstone_1'.G13" chart:data-source-has-labels="both" svg:x="0.484cm" svg:y="0.272cm" svg:width="19.574cm" svg:height="13.072cm">
          <chartooo:coordinate-region svg:x="2.243cm" svg:y="0.472cm" svg:width="17.815cm" svg:height="12.225cm"/>
          <chart:axis chart:dimension="x" chart:name="primary-x" chart:style-name="ch4" chartooo:axis-type="auto">
            <chartooo:date-scale/>
            <chart:categories table:cell-range-address="'Pivot Table_Whetstone_1'.B11:'Pivot Table_Whetstone_1'.B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ivot Table_Whetstone_1'.F11:'Pivot Table_Whetstone_1'.F13" chart:label-cell-address="'Pivot Table_Whetstone_1'.F1:'Pivot Table_Whetstone_1'.F1" chart:class="chart:bar">
            <chart:data-point chart:repeated="3"/>
          </chart:series>
          <chart:series chart:style-name="ch8" chart:values-cell-range-address="'Pivot Table_Whetstone_1'.G11:'Pivot Table_Whetstone_1'.G13" chart:label-cell-address="'Pivot Table_Whetstone_1'.G1:'Pivot Table_Whetstone_1'.G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8C-SWTX</text:p>
                <draw:g>
                  <svg:desc>'Pivot Table_Whetstone_1'.B11:'Pivot Table_Whetstone_1'.B13</svg:desc>
                </draw:g>
              </table:table-cell>
              <table:table-cell office:value-type="float" office:value="1517.615">
                <text:p>1517.615</text:p>
                <draw:g>
                  <svg:desc>'Pivot Table_Whetstone_1'.F11:'Pivot Table_Whetstone_1'.F13</svg:desc>
                </draw:g>
              </table:table-cell>
              <table:table-cell office:value-type="float" office:value="12060">
                <text:p>12060</text:p>
                <draw:g>
                  <svg:desc>'Pivot Table_Whetstone_1'.G11:'Pivot Table_Whetstone_1'.G13</svg:desc>
                </draw:g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163">
                <text:p>1163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